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9200000304271D0BE8F21E5D0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CJK KR Regular" svg:font-family="'Noto Sans CJK KR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5.6208in" fo:margin-left="0.5042in" table:align="left"/>
    </style:style>
    <style:style style:name="表格1.A" style:family="table-column">
      <style:table-column-properties style:column-width="1.5625in"/>
    </style:style>
    <style:style style:name="表格1.B" style:family="table-column">
      <style:table-column-properties style:column-width="1in"/>
    </style:style>
    <style:style style:name="表格1.C" style:family="table-column">
      <style:table-column-properties style:column-width="0.9479in"/>
    </style:style>
    <style:style style:name="表格1.D" style:family="table-column">
      <style:table-column-properties style:column-width="1.0521in"/>
    </style:style>
    <style:style style:name="表格1.E" style:family="table-column">
      <style:table-column-properties style:column-width="1.0583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E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4f01" officeooo:paragraph-rsid="00064f01"/>
    </style:style>
    <style:style style:name="P2" style:family="paragraph" style:parent-style-name="Standard">
      <style:text-properties officeooo:rsid="00076d59" officeooo:paragraph-rsid="00076d59"/>
    </style:style>
    <style:style style:name="P3" style:family="paragraph" style:parent-style-name="Standard">
      <style:text-properties officeooo:rsid="00076d59" officeooo:paragraph-rsid="0010b21d"/>
    </style:style>
    <style:style style:name="P4" style:family="paragraph" style:parent-style-name="Standard">
      <style:text-properties officeooo:rsid="00130c38" officeooo:paragraph-rsid="00130c38"/>
    </style:style>
    <style:style style:name="P5" style:family="paragraph" style:parent-style-name="Standard">
      <style:text-properties officeooo:rsid="00130c38" officeooo:paragraph-rsid="0014422c"/>
    </style:style>
    <style:style style:name="P6" style:family="paragraph" style:parent-style-name="Standard">
      <style:text-properties fo:font-weight="bold" officeooo:rsid="00076d59" officeooo:paragraph-rsid="0010b21d" style:font-weight-asian="bold" style:font-weight-complex="bold"/>
    </style:style>
    <style:style style:name="P7" style:family="paragraph" style:parent-style-name="Standard">
      <style:text-properties fo:font-weight="bold" officeooo:rsid="00174be8" officeooo:paragraph-rsid="00174be8" style:font-weight-asian="bold" style:font-weight-complex="bold"/>
    </style:style>
    <style:style style:name="P8" style:family="paragraph" style:parent-style-name="Standard">
      <style:text-properties officeooo:rsid="000e3320" officeooo:paragraph-rsid="0010b21d"/>
    </style:style>
    <style:style style:name="P9" style:family="paragraph" style:parent-style-name="Standard">
      <style:text-properties officeooo:rsid="00174be8" officeooo:paragraph-rsid="00174be8"/>
    </style:style>
    <style:style style:name="P10" style:family="paragraph" style:parent-style-name="Standard">
      <style:text-properties officeooo:rsid="00174be8" officeooo:paragraph-rsid="00176aec"/>
    </style:style>
    <style:style style:name="P11" style:family="paragraph" style:parent-style-name="Standard">
      <style:text-properties officeooo:rsid="00174be8" officeooo:paragraph-rsid="001a0017"/>
    </style:style>
    <style:style style:name="P12" style:family="paragraph" style:parent-style-name="Standard">
      <style:text-properties officeooo:rsid="00174be8" officeooo:paragraph-rsid="001db0b3"/>
    </style:style>
    <style:style style:name="P13" style:family="paragraph" style:parent-style-name="Standard">
      <style:text-properties style:font-name="Liberation Serif1" officeooo:rsid="001a0017" officeooo:paragraph-rsid="001a0017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1a0017" officeooo:paragraph-rsid="001db0b3" style:font-name-asian="Liberation Serif1" style:font-name-complex="Liberation Serif1"/>
    </style:style>
    <style:style style:name="P15" style:family="paragraph" style:parent-style-name="Standard">
      <style:text-properties style:font-name="Liberation Serif1" officeooo:rsid="001fa97f" officeooo:paragraph-rsid="001fa97f" style:font-name-asian="Liberation Serif1" style:font-name-complex="Liberation Serif1"/>
    </style:style>
    <style:style style:name="P16" style:family="paragraph" style:parent-style-name="Standard">
      <style:text-properties style:font-name="Liberation Serif1" officeooo:rsid="00209e84" officeooo:paragraph-rsid="00209e84" style:font-name-asian="Liberation Serif1" style:font-name-complex="Liberation Serif1"/>
    </style:style>
    <style:style style:name="P17" style:family="paragraph" style:parent-style-name="Standard">
      <style:text-properties style:font-name="Liberation Serif1" officeooo:rsid="001db0b3" officeooo:paragraph-rsid="001db0b3" style:font-name-asian="Noto Sans CJK KR Regular1" style:font-name-complex="Liberation Serif1"/>
    </style:style>
    <style:style style:name="P18" style:family="paragraph" style:parent-style-name="Standard">
      <style:text-properties style:font-name="Liberation Serif1" officeooo:rsid="001f76cc" officeooo:paragraph-rsid="001db0b3" style:font-name-asian="Noto Sans CJK KR Regular1" style:font-name-complex="Liberation Serif1"/>
    </style:style>
    <style:style style:name="P19" style:family="paragraph" style:parent-style-name="Standard">
      <style:text-properties style:font-name="Liberation Serif1" officeooo:rsid="001fa97f" officeooo:paragraph-rsid="001fa97f" style:font-name-asian="Noto Sans CJK KR Regular1" style:font-name-complex="Liberation Serif1"/>
    </style:style>
    <style:style style:name="P20" style:family="paragraph" style:parent-style-name="Standard">
      <style:text-properties style:font-name="Liberation Serif1" officeooo:rsid="00209e84" officeooo:paragraph-rsid="00209e84" style:font-name-asian="Noto Sans CJK KR Regular1" style:font-name-complex="Liberation Serif1"/>
    </style:style>
    <style:style style:name="P21" style:family="paragraph" style:parent-style-name="Standard">
      <style:text-properties style:font-name="Liberation Serif1" officeooo:rsid="0021536c" officeooo:paragraph-rsid="00209e84" style:font-name-asian="Noto Sans CJK KR Regular1" style:font-name-complex="Liberation Serif1"/>
    </style:style>
    <style:style style:name="P22" style:family="paragraph" style:parent-style-name="Standard">
      <style:text-properties style:font-name="Liberation Serif1" officeooo:rsid="00232aa8" officeooo:paragraph-rsid="00232aa8" style:font-name-asian="Noto Sans CJK KR Regular1" style:font-name-complex="Liberation Serif1"/>
    </style:style>
    <style:style style:name="P23" style:family="paragraph" style:parent-style-name="Standard">
      <style:text-properties style:font-name="Liberation Serif1" officeooo:rsid="002c55ec" officeooo:paragraph-rsid="002c55ec" style:font-name-asian="Noto Sans CJK KR Regular1" style:font-name-complex="Liberation Serif1"/>
    </style:style>
    <style:style style:name="P24" style:family="paragraph" style:parent-style-name="Standard">
      <style:text-properties style:font-name="Liberation Serif1" officeooo:rsid="002d8464" officeooo:paragraph-rsid="002d8464" style:font-name-asian="Noto Sans CJK KR Regular1" style:font-name-complex="Liberation Serif1"/>
    </style:style>
    <style:style style:name="P25" style:family="paragraph" style:parent-style-name="Standard">
      <style:text-properties style:font-name="Liberation Serif1" officeooo:rsid="002d8464" officeooo:paragraph-rsid="002ea428" style:font-name-asian="Noto Sans CJK KR Regular1" style:font-name-complex="Liberation Serif1"/>
    </style:style>
    <style:style style:name="P26" style:family="paragraph" style:parent-style-name="Standard">
      <style:text-properties style:font-name="Liberation Serif1" officeooo:rsid="002ea428" officeooo:paragraph-rsid="002ea428" style:font-name-asian="Noto Sans CJK KR Regular1" style:font-name-complex="Liberation Serif1"/>
    </style:style>
    <style:style style:name="P27" style:family="paragraph" style:parent-style-name="Standard">
      <style:text-properties style:font-name="Liberation Serif1" officeooo:rsid="002ea428" officeooo:paragraph-rsid="00312fa6" style:font-name-asian="Noto Sans CJK KR Regular1" style:font-name-complex="Liberation Serif1"/>
    </style:style>
    <style:style style:name="P28" style:family="paragraph" style:parent-style-name="Standard">
      <style:text-properties style:font-name="Liberation Serif1" officeooo:rsid="003379d5" officeooo:paragraph-rsid="003379d5" style:font-name-asian="Noto Sans CJK KR Regular1" style:font-name-complex="Liberation Serif1"/>
    </style:style>
    <style:style style:name="P29" style:family="paragraph" style:parent-style-name="Standard">
      <style:text-properties style:font-name="Liberation Serif1" officeooo:rsid="0034d6fc" officeooo:paragraph-rsid="0034d6fc" style:font-name-asian="Noto Sans CJK KR Regular1" style:font-name-complex="Liberation Serif1"/>
    </style:style>
    <style:style style:name="P30" style:family="paragraph" style:parent-style-name="Standard">
      <style:text-properties style:font-name="Liberation Serif1" officeooo:rsid="003735fa" officeooo:paragraph-rsid="003735fa" style:font-name-asian="Noto Sans CJK KR Regular1" style:font-name-complex="Liberation Serif1"/>
    </style:style>
    <style:style style:name="P31" style:family="paragraph" style:parent-style-name="Standard">
      <style:text-properties style:font-name="Liberation Serif1" officeooo:rsid="003952cd" officeooo:paragraph-rsid="003952cd" style:font-name-asian="Noto Sans CJK KR Regular1" style:font-name-complex="Liberation Serif1"/>
    </style:style>
    <style:style style:name="P32" style:family="paragraph" style:parent-style-name="Standard">
      <style:text-properties style:font-name="Liberation Serif1" officeooo:rsid="0039acde" officeooo:paragraph-rsid="0039acde" style:font-name-asian="Noto Sans CJK KR Regular1" style:font-name-complex="Liberation Serif1"/>
    </style:style>
    <style:style style:name="P33" style:family="paragraph" style:parent-style-name="Standard">
      <style:text-properties style:font-name="Liberation Serif1" officeooo:rsid="0039acde" officeooo:paragraph-rsid="003bc382" style:font-name-asian="Noto Sans CJK KR Regular1" style:font-name-complex="Liberation Serif1"/>
    </style:style>
    <style:style style:name="P34" style:family="paragraph" style:parent-style-name="Standard">
      <style:text-properties style:font-name="Liberation Serif1" officeooo:rsid="0039acde" officeooo:paragraph-rsid="003e9021" style:font-name-asian="Noto Sans CJK KR Regular1" style:font-name-complex="Liberation Serif1"/>
    </style:style>
    <style:style style:name="P35" style:family="paragraph" style:parent-style-name="Standard">
      <style:text-properties style:font-name="Liberation Serif1" officeooo:rsid="0039acde" officeooo:paragraph-rsid="0041633a" style:font-name-asian="Noto Sans CJK KR Regular1" style:font-name-complex="Liberation Serif1"/>
    </style:style>
    <style:style style:name="P36" style:family="paragraph" style:parent-style-name="Standard">
      <style:text-properties style:font-name="Liberation Serif1" officeooo:rsid="0041633a" officeooo:paragraph-rsid="0041633a" style:font-name-asian="Noto Sans CJK KR Regular1" style:font-name-complex="Liberation Serif1"/>
    </style:style>
    <style:style style:name="P37" style:family="paragraph" style:parent-style-name="Standard">
      <style:text-properties style:font-name="Liberation Serif1" officeooo:rsid="0041633a" officeooo:paragraph-rsid="004307dd" style:font-name-asian="Noto Sans CJK KR Regular1" style:font-name-complex="Liberation Serif1"/>
    </style:style>
    <style:style style:name="P38" style:family="paragraph" style:parent-style-name="Standard">
      <style:text-properties style:font-name="Liberation Serif1" officeooo:rsid="0041633a" officeooo:paragraph-rsid="00434161" style:font-name-asian="Noto Sans CJK KR Regular1" style:font-name-complex="Liberation Serif1"/>
    </style:style>
    <style:style style:name="P39" style:family="paragraph" style:parent-style-name="Standard">
      <style:text-properties style:font-name="Liberation Serif1" officeooo:rsid="0041633a" officeooo:paragraph-rsid="0043f0d9" style:font-name-asian="Noto Sans CJK KR Regular1" style:font-name-complex="Liberation Serif1"/>
    </style:style>
    <style:style style:name="P40" style:family="paragraph" style:parent-style-name="Standard">
      <style:text-properties style:font-name="Liberation Serif1" officeooo:rsid="003e9021" officeooo:paragraph-rsid="003e9021" style:font-name-asian="Noto Sans CJK KR Regular1" style:font-name-complex="Liberation Serif1"/>
    </style:style>
    <style:style style:name="P41" style:family="paragraph" style:parent-style-name="Standard">
      <style:text-properties style:font-name="Liberation Serif1" officeooo:rsid="00483250" officeooo:paragraph-rsid="00483250" style:font-name-asian="Noto Sans CJK KR Regular1" style:font-name-complex="Liberation Serif1"/>
    </style:style>
    <style:style style:name="P42" style:family="paragraph" style:parent-style-name="Standard">
      <style:text-properties style:font-name="Liberation Serif1" officeooo:rsid="00513025" officeooo:paragraph-rsid="00513025" style:font-name-asian="Noto Sans CJK KR Regular1" style:font-name-complex="Liberation Serif1"/>
    </style:style>
    <style:style style:name="P43" style:family="paragraph" style:parent-style-name="Standard">
      <style:text-properties style:font-name="Liberation Serif1" officeooo:rsid="00547720" officeooo:paragraph-rsid="00547720" style:font-name-asian="Noto Sans CJK KR Regular1" style:font-name-complex="Liberation Serif1"/>
    </style:style>
    <style:style style:name="P44" style:family="paragraph" style:parent-style-name="Standard">
      <style:text-properties style:font-name="Liberation Serif1" fo:font-weight="bold" officeooo:rsid="00232aa8" officeooo:paragraph-rsid="00232aa8" style:font-name-asian="Noto Sans CJK KR Regular1" style:font-weight-asian="bold" style:font-name-complex="Liberation Serif1" style:font-weight-complex="bold"/>
    </style:style>
    <style:style style:name="P45" style:family="paragraph" style:parent-style-name="Standard">
      <style:text-properties style:font-name="Liberation Serif1" fo:font-weight="bold" officeooo:rsid="002ea428" officeooo:paragraph-rsid="002ea428" style:font-name-asian="Noto Sans CJK KR Regular1" style:font-weight-asian="bold" style:font-name-complex="Liberation Serif1" style:font-weight-complex="bold"/>
    </style:style>
    <style:style style:name="P46" style:family="paragraph" style:parent-style-name="Standard">
      <style:text-properties style:font-name="Liberation Serif1" fo:font-weight="bold" officeooo:rsid="002ea428" officeooo:paragraph-rsid="003379d5" style:font-name-asian="Noto Sans CJK KR Regular1" style:font-weight-asian="bold" style:font-name-complex="Liberation Serif1" style:font-weight-complex="bold"/>
    </style:style>
    <style:style style:name="P47" style:family="paragraph" style:parent-style-name="Standard">
      <style:text-properties style:font-name="Liberation Serif1" fo:font-weight="bold" officeooo:rsid="0034d6fc" officeooo:paragraph-rsid="0034d6fc" style:font-name-asian="Noto Sans CJK KR Regular1" style:font-weight-asian="bold" style:font-name-complex="Liberation Serif1" style:font-weight-complex="bold"/>
    </style:style>
    <style:style style:name="P48" style:family="paragraph" style:parent-style-name="Standard">
      <style:text-properties style:font-name="Liberation Serif1" fo:font-weight="bold" officeooo:rsid="0039acde" officeooo:paragraph-rsid="0039acde" style:font-name-asian="Noto Sans CJK KR Regular1" style:font-weight-asian="bold" style:font-name-complex="Liberation Serif1" style:font-weight-complex="bold"/>
    </style:style>
    <style:style style:name="P49" style:family="paragraph" style:parent-style-name="Standard">
      <style:text-properties style:font-name="Liberation Serif1" fo:font-weight="bold" officeooo:rsid="0039acde" officeooo:paragraph-rsid="003e9021" style:font-name-asian="Noto Sans CJK KR Regular1" style:font-weight-asian="bold" style:font-name-complex="Liberation Serif1" style:font-weight-complex="bold"/>
    </style:style>
    <style:style style:name="P50" style:family="paragraph" style:parent-style-name="Standard">
      <style:text-properties style:font-name="Liberation Serif1" fo:font-weight="bold" officeooo:rsid="0083bb17" officeooo:paragraph-rsid="0083bb17" style:font-name-asian="Noto Sans CJK KR Regular1" style:font-weight-asian="bold" style:font-name-complex="Liberation Serif1" style:font-weight-complex="bold"/>
    </style:style>
    <style:style style:name="P51" style:family="paragraph" style:parent-style-name="Standard">
      <style:text-properties style:font-name="Liberation Serif1" fo:font-weight="bold" officeooo:rsid="007fa6fd" officeooo:paragraph-rsid="007fa6fd" style:font-name-asian="Noto Sans CJK KR Regular1" style:font-weight-asian="bold" style:font-name-complex="Liberation Serif1" style:font-weight-complex="bold"/>
    </style:style>
    <style:style style:name="P52" style:family="paragraph" style:parent-style-name="Standard">
      <style:text-properties style:font-name="Liberation Serif1" fo:font-weight="bold" officeooo:rsid="006f91c4" officeooo:paragraph-rsid="006f91c4" style:font-name-asian="Noto Sans CJK KR Regular1" style:font-weight-asian="bold" style:font-name-complex="Liberation Serif1" style:font-weight-complex="bold"/>
    </style:style>
    <style:style style:name="P53" style:family="paragraph" style:parent-style-name="Standard">
      <style:text-properties style:font-name="Liberation Serif1" fo:font-weight="bold" officeooo:rsid="00547720" officeooo:paragraph-rsid="00547720" style:font-name-asian="Noto Sans CJK KR Regular1" style:font-weight-asian="bold" style:font-name-complex="Liberation Serif1" style:font-weight-complex="bold"/>
    </style:style>
    <style:style style:name="P54" style:family="paragraph" style:parent-style-name="Standard">
      <style:text-properties style:font-name="Liberation Serif1" fo:font-weight="normal" officeooo:rsid="00494e12" officeooo:paragraph-rsid="00483250" style:font-name-asian="Noto Sans CJK KR Regular1" style:font-weight-asian="normal" style:font-name-complex="Liberation Serif1" style:font-weight-complex="normal"/>
    </style:style>
    <style:style style:name="P55" style:family="paragraph" style:parent-style-name="Standard">
      <style:text-properties style:font-name="Liberation Serif1" fo:font-weight="normal" officeooo:rsid="00494e12" officeooo:paragraph-rsid="00494e12" style:font-name-asian="Noto Sans CJK KR Regular1" style:font-weight-asian="normal" style:font-name-complex="Liberation Serif1" style:font-weight-complex="normal"/>
    </style:style>
    <style:style style:name="P56" style:family="paragraph" style:parent-style-name="Standard">
      <style:text-properties style:font-name="Liberation Serif1" fo:font-weight="normal" officeooo:rsid="004c06f3" officeooo:paragraph-rsid="00483250" style:font-name-asian="Noto Sans CJK KR Regular1" style:font-weight-asian="normal" style:font-name-complex="Liberation Serif1" style:font-weight-complex="normal"/>
    </style:style>
    <style:style style:name="P57" style:family="paragraph" style:parent-style-name="Standard">
      <style:text-properties style:font-name="Liberation Serif1" fo:font-weight="normal" officeooo:rsid="00513025" officeooo:paragraph-rsid="00513025" style:font-name-asian="Noto Sans CJK KR Regular1" style:font-weight-asian="normal" style:font-name-complex="Liberation Serif1" style:font-weight-complex="normal"/>
    </style:style>
    <style:style style:name="P58" style:family="paragraph" style:parent-style-name="Standard">
      <style:text-properties style:font-name="Liberation Serif1" fo:font-weight="normal" officeooo:rsid="00547720" officeooo:paragraph-rsid="00547720" style:font-name-asian="Noto Sans CJK KR Regular1" style:font-weight-asian="normal" style:font-name-complex="Liberation Serif1" style:font-weight-complex="normal"/>
    </style:style>
    <style:style style:name="P59" style:family="paragraph" style:parent-style-name="Standard">
      <style:text-properties style:font-name="Liberation Serif1" fo:font-weight="normal" officeooo:rsid="0056b4b0" officeooo:paragraph-rsid="00547720" style:font-name-asian="Noto Sans CJK KR Regular1" style:font-weight-asian="normal" style:font-name-complex="Liberation Serif1" style:font-weight-complex="normal"/>
    </style:style>
    <style:style style:name="P60" style:family="paragraph" style:parent-style-name="Standard">
      <style:text-properties style:font-name="Liberation Serif1" fo:font-weight="normal" officeooo:rsid="0058e557" officeooo:paragraph-rsid="0058e557" style:font-name-asian="Noto Sans CJK KR Regular1" style:font-weight-asian="normal" style:font-name-complex="Liberation Serif1" style:font-weight-complex="normal"/>
    </style:style>
    <style:style style:name="P61" style:family="paragraph" style:parent-style-name="Standard">
      <style:text-properties style:font-name="Liberation Serif1" fo:font-weight="normal" officeooo:rsid="0055bbce" officeooo:paragraph-rsid="00547720" style:font-name-asian="Noto Sans CJK KR Regular1" style:font-weight-asian="normal" style:font-name-complex="Liberation Serif1" style:font-weight-complex="normal"/>
    </style:style>
    <style:style style:name="P62" style:family="paragraph" style:parent-style-name="Standard">
      <style:text-properties style:font-name="Liberation Serif1" fo:font-weight="normal" officeooo:rsid="00605156" officeooo:paragraph-rsid="00605156" style:font-name-asian="Noto Sans CJK KR Regular1" style:font-weight-asian="normal" style:font-name-complex="Liberation Serif1" style:font-weight-complex="normal"/>
    </style:style>
    <style:style style:name="P63" style:family="paragraph" style:parent-style-name="Standard">
      <style:text-properties style:font-name="Liberation Serif1" fo:font-weight="normal" officeooo:rsid="00613ade" officeooo:paragraph-rsid="00613ade" style:font-name-asian="Noto Sans CJK KR Regular1" style:font-weight-asian="normal" style:font-name-complex="Liberation Serif1" style:font-weight-complex="normal"/>
    </style:style>
    <style:style style:name="P64" style:family="paragraph" style:parent-style-name="Standard">
      <style:text-properties style:font-name="Liberation Serif1" fo:font-weight="normal" officeooo:rsid="0061670d" officeooo:paragraph-rsid="0061670d" style:font-name-asian="Noto Sans CJK KR Regular1" style:font-weight-asian="normal" style:font-name-complex="Liberation Serif1" style:font-weight-complex="normal"/>
    </style:style>
    <style:style style:name="P65" style:family="paragraph" style:parent-style-name="Standard">
      <style:text-properties style:font-name="Liberation Serif1" fo:font-weight="normal" officeooo:rsid="006a36b5" officeooo:paragraph-rsid="006a36b5" style:font-name-asian="Noto Sans CJK KR Regular1" style:font-weight-asian="normal" style:font-name-complex="Liberation Serif1" style:font-weight-complex="normal"/>
    </style:style>
    <style:style style:name="P66" style:family="paragraph" style:parent-style-name="Standard">
      <style:text-properties style:font-name="Liberation Serif1" fo:font-weight="normal" officeooo:rsid="006a36b5" officeooo:paragraph-rsid="006e8cbb" style:font-name-asian="Noto Sans CJK KR Regular1" style:font-weight-asian="normal" style:font-name-complex="Liberation Serif1" style:font-weight-complex="normal"/>
    </style:style>
    <style:style style:name="P67" style:family="paragraph" style:parent-style-name="Standard">
      <style:text-properties style:font-name="Liberation Serif1" fo:font-weight="normal" officeooo:rsid="006a36b5" officeooo:paragraph-rsid="007b70ab" style:font-name-asian="Noto Sans CJK KR Regular1" style:font-weight-asian="normal" style:font-name-complex="Liberation Serif1" style:font-weight-complex="normal"/>
    </style:style>
    <style:style style:name="P68" style:family="paragraph" style:parent-style-name="Standard">
      <style:text-properties style:font-name="Liberation Serif1" fo:font-weight="normal" officeooo:rsid="006e8cbb" officeooo:paragraph-rsid="006e8cbb" style:font-name-asian="Noto Sans CJK KR Regular1" style:font-weight-asian="normal" style:font-name-complex="Liberation Serif1" style:font-weight-complex="normal"/>
    </style:style>
    <style:style style:name="P69" style:family="paragraph" style:parent-style-name="Standard">
      <style:text-properties style:font-name="Liberation Serif1" fo:font-weight="normal" officeooo:rsid="006f91c4" officeooo:paragraph-rsid="006f91c4" style:font-name-asian="Noto Sans CJK KR Regular1" style:font-weight-asian="normal" style:font-name-complex="Liberation Serif1" style:font-weight-complex="normal"/>
    </style:style>
    <style:style style:name="P70" style:family="paragraph" style:parent-style-name="Standard">
      <style:text-properties style:font-name="Liberation Serif1" fo:font-weight="normal" officeooo:rsid="00753521" officeooo:paragraph-rsid="00753521" style:font-name-asian="Noto Sans CJK KR Regular1" style:font-weight-asian="normal" style:font-name-complex="Liberation Serif1" style:font-weight-complex="normal"/>
    </style:style>
    <style:style style:name="P71" style:family="paragraph" style:parent-style-name="Standard">
      <style:text-properties style:font-name="Liberation Serif1" fo:font-weight="normal" officeooo:rsid="00757c8e" officeooo:paragraph-rsid="00757c8e" style:font-name-asian="Noto Sans CJK KR Regular1" style:font-weight-asian="normal" style:font-name-complex="Liberation Serif1" style:font-weight-complex="normal"/>
    </style:style>
    <style:style style:name="P72" style:family="paragraph" style:parent-style-name="Standard">
      <style:text-properties style:font-name="Liberation Serif1" fo:font-weight="normal" officeooo:rsid="007b70ab" officeooo:paragraph-rsid="007b70ab" style:font-name-asian="Noto Sans CJK KR Regular1" style:font-weight-asian="normal" style:font-name-complex="Liberation Serif1" style:font-weight-complex="normal"/>
    </style:style>
    <style:style style:name="P73" style:family="paragraph" style:parent-style-name="Standard">
      <style:text-properties style:font-name="Liberation Serif1" fo:font-weight="normal" officeooo:rsid="0076d1ae" officeooo:paragraph-rsid="0077ac18" style:font-name-asian="Noto Sans CJK KR Regular1" style:font-weight-asian="normal" style:font-name-complex="Liberation Serif1" style:font-weight-complex="normal"/>
    </style:style>
    <style:style style:name="P74" style:family="paragraph" style:parent-style-name="Standard">
      <style:text-properties style:font-name="Liberation Serif1" fo:font-weight="normal" officeooo:rsid="007fa6fd" officeooo:paragraph-rsid="007fa6fd" style:font-name-asian="Noto Sans CJK KR Regular1" style:font-weight-asian="normal" style:font-name-complex="Liberation Serif1" style:font-weight-complex="normal"/>
    </style:style>
    <style:style style:name="P75" style:family="paragraph" style:parent-style-name="Standard">
      <style:text-properties style:font-name="Liberation Serif1" fo:font-weight="normal" officeooo:rsid="0083bb17" officeooo:paragraph-rsid="0083bb17" style:font-name-asian="Noto Sans CJK KR Regular1" style:font-weight-asian="normal" style:font-name-complex="Liberation Serif1" style:font-weight-complex="normal"/>
    </style:style>
    <style:style style:name="P76" style:family="paragraph" style:parent-style-name="Standard">
      <style:text-properties style:font-name="Liberation Serif1" fo:font-weight="normal" officeooo:rsid="008896f6" officeooo:paragraph-rsid="008896f6" style:font-name-asian="Noto Sans CJK KR Regular1" style:font-weight-asian="normal" style:font-name-complex="Liberation Serif1" style:font-weight-complex="normal"/>
    </style:style>
    <style:style style:name="P77" style:family="paragraph" style:parent-style-name="Standard">
      <style:text-properties style:font-name="Liberation Serif1" fo:font-weight="normal" officeooo:rsid="008cdba3" officeooo:paragraph-rsid="008cdba3" style:font-name-asian="Noto Sans CJK KR Regular1" style:font-weight-asian="normal" style:font-name-complex="Liberation Serif1" style:font-weight-complex="normal"/>
    </style:style>
    <style:style style:name="P78" style:family="paragraph" style:parent-style-name="Standard">
      <style:text-properties style:font-name="Liberation Serif1" fo:font-weight="normal" officeooo:rsid="008d6ed9" officeooo:paragraph-rsid="008d6ed9" style:font-name-asian="Noto Sans CJK KR Regular1" style:font-weight-asian="normal" style:font-name-complex="Liberation Serif1" style:font-weight-complex="normal"/>
    </style:style>
    <style:style style:name="P79" style:family="paragraph" style:parent-style-name="Standard">
      <style:text-properties style:font-name="Liberation Serif1" fo:font-weight="normal" officeooo:rsid="008e91c3" officeooo:paragraph-rsid="008e91c3" style:font-name-asian="Noto Sans CJK KR Regular1" style:font-weight-asian="normal" style:font-name-complex="Liberation Serif1" style:font-weight-complex="normal"/>
    </style:style>
    <style:style style:name="P80" style:family="paragraph" style:parent-style-name="Standard">
      <style:text-properties style:font-name="Liberation Serif1" fo:font-weight="normal" officeooo:rsid="00904844" officeooo:paragraph-rsid="00904844" style:font-name-asian="Noto Sans CJK KR Regular1" style:font-weight-asian="normal" style:font-name-complex="Liberation Serif1" style:font-weight-complex="normal"/>
    </style:style>
    <style:style style:name="P81" style:family="paragraph" style:parent-style-name="Standard">
      <style:text-properties style:font-name="Liberation Serif1" fo:font-weight="normal" officeooo:rsid="00930f71" officeooo:paragraph-rsid="00930f71" style:font-name-asian="Noto Sans CJK KR Regular1" style:font-weight-asian="normal" style:font-name-complex="Liberation Serif1" style:font-weight-complex="normal"/>
    </style:style>
    <style:style style:name="P82" style:family="paragraph" style:parent-style-name="Standard">
      <style:text-properties style:font-name="Liberation Serif1" fo:font-weight="normal" officeooo:rsid="00938381" officeooo:paragraph-rsid="00938381" style:font-name-asian="Noto Sans CJK KR Regular1" style:font-weight-asian="normal" style:font-name-complex="Liberation Serif1" style:font-weight-complex="normal"/>
    </style:style>
    <style:style style:name="P83" style:family="paragraph" style:parent-style-name="Standard">
      <style:text-properties style:font-name="Liberation Serif1" fo:font-weight="normal" officeooo:rsid="00938381" officeooo:paragraph-rsid="00939947" style:font-name-asian="Noto Sans CJK KR Regular1" style:font-weight-asian="normal" style:font-name-complex="Liberation Serif1" style:font-weight-complex="normal"/>
    </style:style>
    <style:style style:name="P84" style:family="paragraph" style:parent-style-name="Standard">
      <style:text-properties style:font-name="Liberation Serif1" fo:font-weight="normal" officeooo:rsid="00939947" officeooo:paragraph-rsid="00939947" style:font-name-asian="Noto Sans CJK KR Regular1" style:font-weight-asian="normal" style:font-name-complex="Liberation Serif1" style:font-weight-complex="normal"/>
    </style:style>
    <style:style style:name="P85" style:family="paragraph" style:parent-style-name="Standard">
      <style:text-properties style:font-name="Liberation Serif1" fo:font-weight="normal" officeooo:rsid="0093a4da" officeooo:paragraph-rsid="0093a4da" style:font-name-asian="Noto Sans CJK KR Regular1" style:font-weight-asian="normal" style:font-name-complex="Liberation Serif1" style:font-weight-complex="normal"/>
    </style:style>
    <style:style style:name="P86" style:family="paragraph" style:parent-style-name="Standard">
      <style:text-properties style:font-name="Liberation Serif1" fo:font-weight="normal" officeooo:rsid="0093a4da" officeooo:paragraph-rsid="014e1b72" style:font-name-asian="Noto Sans CJK KR Regular1" style:font-weight-asian="normal" style:font-name-complex="Liberation Serif1" style:font-weight-complex="normal"/>
    </style:style>
    <style:style style:name="P87" style:family="paragraph" style:parent-style-name="Standard">
      <style:text-properties style:font-name="Liberation Serif1" fo:font-weight="normal" officeooo:rsid="0095cc3e" officeooo:paragraph-rsid="0095cc3e" style:font-name-asian="Noto Sans CJK KR Regular1" style:font-weight-asian="normal" style:font-name-complex="Liberation Serif1" style:font-weight-complex="normal"/>
    </style:style>
    <style:style style:name="P88" style:family="paragraph" style:parent-style-name="Standard">
      <style:text-properties style:font-name="Liberation Serif1" fo:font-weight="normal" officeooo:rsid="00979608" officeooo:paragraph-rsid="00979608" style:font-name-asian="Noto Sans CJK KR Regular1" style:font-weight-asian="normal" style:font-name-complex="Liberation Serif1" style:font-weight-complex="normal"/>
    </style:style>
    <style:style style:name="P89" style:family="paragraph" style:parent-style-name="Standard">
      <style:text-properties style:font-name="Liberation Serif1" fo:font-weight="normal" officeooo:rsid="009926e0" officeooo:paragraph-rsid="009926e0" style:font-name-asian="Noto Sans CJK KR Regular1" style:font-weight-asian="normal" style:font-name-complex="Liberation Serif1" style:font-weight-complex="normal"/>
    </style:style>
    <style:style style:name="P90" style:family="paragraph" style:parent-style-name="Standard">
      <style:text-properties style:font-name="Liberation Serif1" fo:font-weight="normal" officeooo:rsid="0099f476" officeooo:paragraph-rsid="0099f476" style:font-name-asian="Noto Sans CJK KR Regular1" style:font-weight-asian="normal" style:font-name-complex="Liberation Serif1" style:font-weight-complex="normal"/>
    </style:style>
    <style:style style:name="P91" style:family="paragraph" style:parent-style-name="Standard">
      <style:text-properties style:font-name="Liberation Serif1" fo:font-weight="normal" officeooo:rsid="009c9fc4" officeooo:paragraph-rsid="009d36db" style:font-name-asian="Noto Sans CJK KR Regular1" style:font-weight-asian="normal" style:font-name-complex="Liberation Serif1" style:font-weight-complex="normal"/>
    </style:style>
    <style:style style:name="P92" style:family="paragraph" style:parent-style-name="Standard">
      <style:text-properties style:font-name="Liberation Serif1" fo:font-weight="normal" officeooo:rsid="00a22ada" officeooo:paragraph-rsid="00a22ada" style:font-name-asian="Noto Sans CJK KR Regular1" style:font-weight-asian="normal" style:font-name-complex="Liberation Serif1" style:font-weight-complex="normal"/>
    </style:style>
    <style:style style:name="P93" style:family="paragraph" style:parent-style-name="Standard">
      <style:text-properties style:font-name="Liberation Serif1" fo:font-weight="normal" officeooo:rsid="00a22ada" officeooo:paragraph-rsid="00a2e750" style:font-name-asian="Noto Sans CJK KR Regular1" style:font-weight-asian="normal" style:font-name-complex="Liberation Serif1" style:font-weight-complex="normal"/>
    </style:style>
    <style:style style:name="P94" style:family="paragraph" style:parent-style-name="Standard">
      <style:text-properties style:font-name="Liberation Serif1" fo:font-weight="normal" officeooo:rsid="00a3a661" officeooo:paragraph-rsid="00a3a661" style:font-name-asian="Noto Sans CJK KR Regular1" style:font-weight-asian="normal" style:font-name-complex="Liberation Serif1" style:font-weight-complex="normal"/>
    </style:style>
    <style:style style:name="P95" style:family="paragraph" style:parent-style-name="Standard">
      <style:text-properties style:font-name="Liberation Serif1" fo:font-weight="normal" officeooo:rsid="00a5f02c" officeooo:paragraph-rsid="00a5f02c" style:font-name-asian="Noto Sans CJK KR Regular1" style:font-weight-asian="normal" style:font-name-complex="Liberation Serif1" style:font-weight-complex="normal"/>
    </style:style>
    <style:style style:name="P96" style:family="paragraph" style:parent-style-name="Standard">
      <style:text-properties style:font-name="Liberation Serif1" fo:font-weight="normal" officeooo:rsid="00a65d20" officeooo:paragraph-rsid="00a65d20" style:font-name-asian="Noto Sans CJK KR Regular1" style:font-weight-asian="normal" style:font-name-complex="Liberation Serif1" style:font-weight-complex="normal"/>
    </style:style>
    <style:style style:name="P97" style:family="paragraph" style:parent-style-name="Standard">
      <style:text-properties style:font-name="Liberation Serif1" fo:font-weight="normal" officeooo:rsid="00a73163" officeooo:paragraph-rsid="00a73163" style:font-name-asian="Noto Sans CJK KR Regular1" style:font-weight-asian="normal" style:font-name-complex="Liberation Serif1" style:font-weight-complex="normal"/>
    </style:style>
    <style:style style:name="P98" style:family="paragraph" style:parent-style-name="Standard">
      <style:text-properties style:font-name="Liberation Serif1" fo:font-weight="normal" officeooo:rsid="00a9ddc5" officeooo:paragraph-rsid="00a9ddc5" style:font-name-asian="Noto Sans CJK KR Regular1" style:font-weight-asian="normal" style:font-name-complex="Liberation Serif1" style:font-weight-complex="normal"/>
    </style:style>
    <style:style style:name="P99" style:family="paragraph" style:parent-style-name="Standard">
      <style:text-properties style:font-name="Liberation Serif1" fo:font-weight="normal" officeooo:rsid="00ade95e" officeooo:paragraph-rsid="00ade95e" style:font-name-asian="Noto Sans CJK KR Regular1" style:font-weight-asian="normal" style:font-name-complex="Liberation Serif1" style:font-weight-complex="normal"/>
    </style:style>
    <style:style style:name="P100" style:family="paragraph" style:parent-style-name="Standard">
      <style:text-properties style:font-name="Liberation Serif1" fo:font-weight="normal" officeooo:rsid="00ade95e" officeooo:paragraph-rsid="00b422f0" style:font-name-asian="Noto Sans CJK KR Regular1" style:font-weight-asian="normal" style:font-name-complex="Liberation Serif1" style:font-weight-complex="normal"/>
    </style:style>
    <style:style style:name="P101" style:family="paragraph" style:parent-style-name="Standard">
      <style:text-properties style:font-name="Liberation Serif1" fo:font-weight="normal" officeooo:rsid="00b63655" officeooo:paragraph-rsid="00b841d8" style:font-name-asian="Noto Sans CJK KR Regular1" style:font-weight-asian="normal" style:font-name-complex="Liberation Serif1" style:font-weight-complex="normal"/>
    </style:style>
    <style:style style:name="P102" style:family="paragraph" style:parent-style-name="Standard">
      <style:text-properties style:font-name="Liberation Serif1" fo:font-weight="normal" officeooo:rsid="00b76a87" officeooo:paragraph-rsid="00b841d8" style:font-name-asian="Noto Sans CJK KR Regular1" style:font-weight-asian="normal" style:font-name-complex="Liberation Serif1" style:font-weight-complex="normal"/>
    </style:style>
    <style:style style:name="P103" style:family="paragraph" style:parent-style-name="Standard">
      <style:text-properties style:font-name="Liberation Serif1" fo:font-weight="normal" officeooo:rsid="00b87891" officeooo:paragraph-rsid="00b87891" style:font-name-asian="Noto Sans CJK KR Regular1" style:font-weight-asian="normal" style:font-name-complex="Liberation Serif1" style:font-weight-complex="normal"/>
    </style:style>
    <style:style style:name="P104" style:family="paragraph" style:parent-style-name="Standard">
      <style:text-properties style:font-name="Liberation Serif1" fo:font-weight="normal" officeooo:rsid="00baf376" officeooo:paragraph-rsid="00bb3f84" style:font-name-asian="Noto Sans CJK KR Regular1" style:font-weight-asian="normal" style:font-name-complex="Liberation Serif1" style:font-weight-complex="normal"/>
    </style:style>
    <style:style style:name="P105" style:family="paragraph" style:parent-style-name="Standard">
      <style:text-properties style:font-name="Liberation Serif1" fo:font-weight="normal" officeooo:rsid="00baf376" officeooo:paragraph-rsid="00bd4e16" style:font-name-asian="Noto Sans CJK KR Regular1" style:font-weight-asian="normal" style:font-name-complex="Liberation Serif1" style:font-weight-complex="normal"/>
    </style:style>
    <style:style style:name="P106" style:family="paragraph" style:parent-style-name="Standard">
      <style:text-properties style:font-name="Liberation Serif1" fo:font-weight="normal" officeooo:rsid="00b961fb" officeooo:paragraph-rsid="00bd4e16" style:font-name-asian="Noto Sans CJK KR Regular1" style:font-weight-asian="normal" style:font-name-complex="Liberation Serif1" style:font-weight-complex="normal"/>
    </style:style>
    <style:style style:name="P107" style:family="paragraph" style:parent-style-name="Standard">
      <style:text-properties style:font-name="Liberation Serif1" fo:font-weight="normal" officeooo:rsid="00bd4e16" officeooo:paragraph-rsid="00bd4e16" style:font-name-asian="Noto Sans CJK KR Regular1" style:font-weight-asian="normal" style:font-name-complex="Liberation Serif1" style:font-weight-complex="normal"/>
    </style:style>
    <style:style style:name="P108" style:family="paragraph" style:parent-style-name="Standard">
      <style:text-properties style:font-name="Liberation Serif1" fo:font-weight="normal" officeooo:rsid="00bdc4a4" officeooo:paragraph-rsid="00bdc4a4" style:font-name-asian="Noto Sans CJK KR Regular1" style:font-weight-asian="normal" style:font-name-complex="Liberation Serif1" style:font-weight-complex="normal"/>
    </style:style>
    <style:style style:name="P109" style:family="paragraph" style:parent-style-name="Standard">
      <style:text-properties style:font-name="Liberation Serif1" fo:font-weight="normal" officeooo:rsid="00beb9b9" officeooo:paragraph-rsid="00beb9b9" style:font-name-asian="Noto Sans CJK KR Regular1" style:font-weight-asian="normal" style:font-name-complex="Liberation Serif1" style:font-weight-complex="normal"/>
    </style:style>
    <style:style style:name="P110" style:family="paragraph" style:parent-style-name="Standard">
      <style:text-properties style:font-name="Liberation Serif1" fo:font-weight="normal" officeooo:rsid="00c1a573" officeooo:paragraph-rsid="00c1a573" style:font-name-asian="Noto Sans CJK KR Regular1" style:font-weight-asian="normal" style:font-name-complex="Liberation Serif1" style:font-weight-complex="normal"/>
    </style:style>
    <style:style style:name="P111" style:family="paragraph" style:parent-style-name="Standard">
      <style:text-properties style:font-name="Liberation Serif1" fo:font-weight="normal" officeooo:rsid="00c45fd4" officeooo:paragraph-rsid="00c45fd4" style:font-name-asian="Noto Sans CJK KR Regular1" style:font-weight-asian="normal" style:font-name-complex="Liberation Serif1" style:font-weight-complex="normal"/>
    </style:style>
    <style:style style:name="P112" style:family="paragraph" style:parent-style-name="Standard">
      <style:text-properties style:font-name="Liberation Serif1" fo:font-weight="normal" officeooo:rsid="00c4c999" officeooo:paragraph-rsid="00c4f1f5" style:font-name-asian="Noto Sans CJK KR Regular1" style:font-weight-asian="normal" style:font-name-complex="Liberation Serif1" style:font-weight-complex="normal"/>
    </style:style>
    <style:style style:name="P113" style:family="paragraph" style:parent-style-name="Standard">
      <style:text-properties style:font-name="Liberation Serif1" fo:font-weight="normal" officeooo:rsid="00c4f1f5" officeooo:paragraph-rsid="00c4f1f5" style:font-name-asian="Noto Sans CJK KR Regular1" style:font-weight-asian="normal" style:font-name-complex="Liberation Serif1" style:font-weight-complex="normal"/>
    </style:style>
    <style:style style:name="P114" style:family="paragraph" style:parent-style-name="Standard">
      <style:text-properties style:font-name="Liberation Serif1" fo:font-weight="normal" officeooo:rsid="00c5722c" officeooo:paragraph-rsid="00c5722c" style:font-name-asian="Noto Sans CJK KR Regular1" style:font-weight-asian="normal" style:font-name-complex="Liberation Serif1" style:font-weight-complex="normal"/>
    </style:style>
    <style:style style:name="P115" style:family="paragraph" style:parent-style-name="Standard">
      <style:text-properties style:font-name="Liberation Serif1" fo:font-weight="normal" officeooo:rsid="00c90893" officeooo:paragraph-rsid="00caadc7" style:font-name-asian="Noto Sans CJK KR Regular1" style:font-weight-asian="normal" style:font-name-complex="Liberation Serif1" style:font-weight-complex="normal"/>
    </style:style>
    <style:style style:name="P116" style:family="paragraph" style:parent-style-name="Standard">
      <style:text-properties style:font-name="Liberation Serif1" fo:font-weight="normal" officeooo:rsid="00ccdfcd" officeooo:paragraph-rsid="00ccdfcd" style:font-name-asian="Noto Sans CJK KR Regular1" style:font-weight-asian="normal" style:font-name-complex="Liberation Serif1" style:font-weight-complex="normal"/>
    </style:style>
    <style:style style:name="P117" style:family="paragraph" style:parent-style-name="Standard">
      <style:text-properties style:font-name="Liberation Serif1" fo:font-weight="normal" officeooo:rsid="00d2d8dd" officeooo:paragraph-rsid="00d2d8dd" style:font-name-asian="Noto Sans CJK KR Regular1" style:font-weight-asian="normal" style:font-name-complex="Liberation Serif1" style:font-weight-complex="normal"/>
    </style:style>
    <style:style style:name="P118" style:family="paragraph" style:parent-style-name="Standard">
      <style:text-properties style:font-name="Liberation Serif1" fo:font-weight="normal" officeooo:rsid="00d32b91" officeooo:paragraph-rsid="00d51edb" style:font-name-asian="Noto Sans CJK KR Regular1" style:font-weight-asian="normal" style:font-name-complex="Liberation Serif1" style:font-weight-complex="normal"/>
    </style:style>
    <style:style style:name="P119" style:family="paragraph" style:parent-style-name="Standard">
      <style:text-properties style:font-name="Liberation Serif1" fo:font-weight="normal" officeooo:rsid="00d85305" officeooo:paragraph-rsid="00d85305" style:font-name-asian="Noto Sans CJK KR Regular1" style:font-weight-asian="normal" style:font-name-complex="Liberation Serif1" style:font-weight-complex="normal"/>
    </style:style>
    <style:style style:name="P120" style:family="paragraph" style:parent-style-name="Standard">
      <style:text-properties style:font-name="Liberation Serif1" fo:font-weight="normal" officeooo:rsid="00d9c64f" officeooo:paragraph-rsid="00d9c64f" style:font-name-asian="Noto Sans CJK KR Regular1" style:font-weight-asian="normal" style:font-name-complex="Liberation Serif1" style:font-weight-complex="normal"/>
    </style:style>
    <style:style style:name="P121" style:family="paragraph" style:parent-style-name="Standard">
      <style:text-properties style:font-name="Liberation Serif1" fo:font-weight="normal" officeooo:rsid="00dae2b9" officeooo:paragraph-rsid="00dae2b9" style:font-name-asian="Noto Sans CJK KR Regular1" style:font-weight-asian="normal" style:font-name-complex="Liberation Serif1" style:font-weight-complex="normal"/>
    </style:style>
    <style:style style:name="P122" style:family="paragraph" style:parent-style-name="Standard">
      <style:text-properties style:font-name="Liberation Serif1" fo:font-weight="normal" officeooo:rsid="00de0e8c" officeooo:paragraph-rsid="00de0e8c" style:font-name-asian="Noto Sans CJK KR Regular1" style:font-weight-asian="normal" style:font-name-complex="Liberation Serif1" style:font-weight-complex="normal"/>
    </style:style>
    <style:style style:name="P123" style:family="paragraph" style:parent-style-name="Standard">
      <style:text-properties style:font-name="Liberation Serif1" fo:font-weight="normal" officeooo:rsid="00e09f4b" officeooo:paragraph-rsid="00e09f4b" style:font-name-asian="Noto Sans CJK KR Regular1" style:font-weight-asian="normal" style:font-name-complex="Liberation Serif1" style:font-weight-complex="normal"/>
    </style:style>
    <style:style style:name="P124" style:family="paragraph" style:parent-style-name="Standard">
      <style:text-properties style:font-name="Liberation Serif1" fo:font-weight="normal" officeooo:rsid="00e1e84e" officeooo:paragraph-rsid="00e1e84e" style:font-name-asian="Noto Sans CJK KR Regular1" style:font-weight-asian="normal" style:font-name-complex="Liberation Serif1" style:font-weight-complex="normal"/>
    </style:style>
    <style:style style:name="P125" style:family="paragraph" style:parent-style-name="Standard">
      <style:text-properties style:font-name="Liberation Serif1" fo:font-weight="normal" officeooo:rsid="00e1e84e" officeooo:paragraph-rsid="00e4a6c1" style:font-name-asian="Noto Sans CJK KR Regular1" style:font-weight-asian="normal" style:font-name-complex="Liberation Serif1" style:font-weight-complex="normal"/>
    </style:style>
    <style:style style:name="P126" style:family="paragraph" style:parent-style-name="Standard">
      <style:text-properties style:font-name="Liberation Serif1" fo:font-weight="normal" officeooo:rsid="00e4a6c1" officeooo:paragraph-rsid="00e4a6c1" style:font-name-asian="Noto Sans CJK KR Regular1" style:font-weight-asian="normal" style:font-name-complex="Liberation Serif1" style:font-weight-complex="normal"/>
    </style:style>
    <style:style style:name="P127" style:family="paragraph" style:parent-style-name="Standard">
      <style:text-properties style:font-name="Liberation Serif1" fo:font-weight="normal" officeooo:rsid="00e62822" officeooo:paragraph-rsid="00e62822" style:font-name-asian="Noto Sans CJK KR Regular1" style:font-weight-asian="normal" style:font-name-complex="Liberation Serif1" style:font-weight-complex="normal"/>
    </style:style>
    <style:style style:name="P128" style:family="paragraph" style:parent-style-name="Standard">
      <style:text-properties style:font-name="Liberation Serif1" fo:font-weight="normal" officeooo:rsid="00e6784c" officeooo:paragraph-rsid="00e6784c" style:font-name-asian="Noto Sans CJK KR Regular1" style:font-weight-asian="normal" style:font-name-complex="Liberation Serif1" style:font-weight-complex="normal"/>
    </style:style>
    <style:style style:name="P129" style:family="paragraph" style:parent-style-name="Standard">
      <style:text-properties style:font-name="Liberation Serif1" fo:font-weight="normal" officeooo:rsid="00e78419" officeooo:paragraph-rsid="00e78419" style:font-name-asian="Noto Sans CJK KR Regular1" style:font-weight-asian="normal" style:font-name-complex="Liberation Serif1" style:font-weight-complex="normal"/>
    </style:style>
    <style:style style:name="P130" style:family="paragraph" style:parent-style-name="Standard">
      <style:text-properties style:font-name="Liberation Serif1" fo:font-weight="normal" officeooo:rsid="00e97573" officeooo:paragraph-rsid="00e97573" style:font-name-asian="Noto Sans CJK KR Regular1" style:font-weight-asian="normal" style:font-name-complex="Liberation Serif1" style:font-weight-complex="normal"/>
    </style:style>
    <style:style style:name="P131" style:family="paragraph" style:parent-style-name="Standard">
      <style:text-properties style:font-name="Liberation Serif1" fo:font-weight="normal" officeooo:rsid="00e97573" officeooo:paragraph-rsid="00eff8e9" style:font-name-asian="Noto Sans CJK KR Regular1" style:font-weight-asian="normal" style:font-name-complex="Liberation Serif1" style:font-weight-complex="normal"/>
    </style:style>
    <style:style style:name="P132" style:family="paragraph" style:parent-style-name="Standard">
      <style:text-properties style:font-name="Liberation Serif1" fo:font-weight="normal" officeooo:rsid="00f1219f" officeooo:paragraph-rsid="00f1219f" style:font-name-asian="Noto Sans CJK KR Regular1" style:font-weight-asian="normal" style:font-name-complex="Liberation Serif1" style:font-weight-complex="normal"/>
    </style:style>
    <style:style style:name="P133" style:family="paragraph" style:parent-style-name="Standard">
      <style:text-properties style:font-name="Liberation Serif1" fo:font-weight="normal" officeooo:rsid="00f24962" officeooo:paragraph-rsid="00f24962" style:font-name-asian="Noto Sans CJK KR Regular1" style:font-weight-asian="normal" style:font-name-complex="Liberation Serif1" style:font-weight-complex="normal"/>
    </style:style>
    <style:style style:name="P134" style:family="paragraph" style:parent-style-name="Standard">
      <style:text-properties style:font-name="Liberation Serif1" fo:font-weight="normal" officeooo:rsid="00f2c66e" officeooo:paragraph-rsid="00f2c66e" style:font-name-asian="Noto Sans CJK KR Regular1" style:font-weight-asian="normal" style:font-name-complex="Liberation Serif1" style:font-weight-complex="normal"/>
    </style:style>
    <style:style style:name="P135" style:family="paragraph" style:parent-style-name="Standard">
      <style:text-properties style:font-name="Liberation Serif1" fo:font-weight="normal" officeooo:rsid="00f43ccc" officeooo:paragraph-rsid="00f43ccc" style:font-name-asian="Noto Sans CJK KR Regular1" style:font-weight-asian="normal" style:font-name-complex="Liberation Serif1" style:font-weight-complex="normal"/>
    </style:style>
    <style:style style:name="P136" style:family="paragraph" style:parent-style-name="Standard">
      <style:text-properties style:font-name="Liberation Serif1" fo:font-weight="normal" officeooo:rsid="00f62c92" officeooo:paragraph-rsid="00f8d74b" style:font-name-asian="Noto Sans CJK KR Regular1" style:font-weight-asian="normal" style:font-name-complex="Liberation Serif1" style:font-weight-complex="normal"/>
    </style:style>
    <style:style style:name="P137" style:family="paragraph" style:parent-style-name="Standard">
      <style:text-properties style:font-name="Liberation Serif1" fo:font-weight="normal" officeooo:rsid="00fbd4f0" officeooo:paragraph-rsid="00fbd4f0" style:font-name-asian="Noto Sans CJK KR Regular1" style:font-weight-asian="normal" style:font-name-complex="Liberation Serif1" style:font-weight-complex="normal"/>
    </style:style>
    <style:style style:name="P138" style:family="paragraph" style:parent-style-name="Standard">
      <style:text-properties style:font-name="Liberation Serif1" fo:font-weight="normal" officeooo:rsid="00fbd4f0" officeooo:paragraph-rsid="00fc378e" style:font-name-asian="Noto Sans CJK KR Regular1" style:font-weight-asian="normal" style:font-name-complex="Liberation Serif1" style:font-weight-complex="normal"/>
    </style:style>
    <style:style style:name="P139" style:family="paragraph" style:parent-style-name="Standard">
      <style:text-properties style:font-name="Liberation Serif1" fo:font-weight="normal" officeooo:rsid="00fd55f2" officeooo:paragraph-rsid="00fd55f2" style:font-name-asian="Noto Sans CJK KR Regular1" style:font-weight-asian="normal" style:font-name-complex="Liberation Serif1" style:font-weight-complex="normal"/>
    </style:style>
    <style:style style:name="P140" style:family="paragraph" style:parent-style-name="Standard">
      <style:text-properties style:font-name="Liberation Serif1" fo:font-weight="normal" officeooo:rsid="010347e7" officeooo:paragraph-rsid="010347e7" style:font-name-asian="Noto Sans CJK KR Regular1" style:font-weight-asian="normal" style:font-name-complex="Liberation Serif1" style:font-weight-complex="normal"/>
    </style:style>
    <style:style style:name="P141" style:family="paragraph" style:parent-style-name="Standard">
      <style:text-properties style:font-name="Liberation Serif1" fo:font-weight="normal" officeooo:rsid="010572d0" officeooo:paragraph-rsid="010572d0" style:font-name-asian="Noto Sans CJK KR Regular1" style:font-weight-asian="normal" style:font-name-complex="Liberation Serif1" style:font-weight-complex="normal"/>
    </style:style>
    <style:style style:name="P142" style:family="paragraph" style:parent-style-name="Standard">
      <style:text-properties style:font-name="Liberation Serif1" fo:font-weight="normal" officeooo:rsid="01092027" officeooo:paragraph-rsid="01092027" style:font-name-asian="Noto Sans CJK KR Regular1" style:font-weight-asian="normal" style:font-name-complex="Liberation Serif1" style:font-weight-complex="normal"/>
    </style:style>
    <style:style style:name="P143" style:family="paragraph" style:parent-style-name="Standard">
      <style:text-properties style:font-name="Liberation Serif1" fo:font-weight="normal" officeooo:rsid="010acca6" officeooo:paragraph-rsid="010acca6" style:font-name-asian="Noto Sans CJK KR Regular1" style:font-weight-asian="normal" style:font-name-complex="Liberation Serif1" style:font-weight-complex="normal"/>
    </style:style>
    <style:style style:name="P144" style:family="paragraph" style:parent-style-name="Standard">
      <style:text-properties style:font-name="Liberation Serif1" fo:font-weight="normal" officeooo:rsid="010d3fc9" officeooo:paragraph-rsid="010d3fc9" style:font-name-asian="Noto Sans CJK KR Regular1" style:font-weight-asian="normal" style:font-name-complex="Liberation Serif1" style:font-weight-complex="normal"/>
    </style:style>
    <style:style style:name="P145" style:family="paragraph" style:parent-style-name="Standard">
      <style:text-properties style:font-name="Liberation Serif1" fo:font-weight="normal" officeooo:rsid="010d3fc9" officeooo:paragraph-rsid="010f43ac" style:font-name-asian="Noto Sans CJK KR Regular1" style:font-weight-asian="normal" style:font-name-complex="Liberation Serif1" style:font-weight-complex="normal"/>
    </style:style>
    <style:style style:name="P146" style:family="paragraph" style:parent-style-name="Standard">
      <style:text-properties style:font-name="Liberation Serif1" fo:font-weight="normal" officeooo:rsid="010fed75" officeooo:paragraph-rsid="0111cd0d" style:font-name-asian="Noto Sans CJK KR Regular1" style:font-weight-asian="normal" style:font-name-complex="Liberation Serif1" style:font-weight-complex="normal"/>
    </style:style>
    <style:style style:name="P147" style:family="paragraph" style:parent-style-name="Standard">
      <style:text-properties style:font-name="Liberation Serif1" fo:font-weight="normal" officeooo:rsid="0113380f" officeooo:paragraph-rsid="0113380f" style:font-name-asian="Noto Sans CJK KR Regular1" style:font-weight-asian="normal" style:font-name-complex="Liberation Serif1" style:font-weight-complex="normal"/>
    </style:style>
    <style:style style:name="P148" style:family="paragraph" style:parent-style-name="Standard">
      <style:text-properties style:font-name="Liberation Serif1" fo:font-weight="normal" officeooo:rsid="0115d46c" officeooo:paragraph-rsid="0115d46c" style:font-name-asian="Noto Sans CJK KR Regular1" style:font-weight-asian="normal" style:font-name-complex="Liberation Serif1" style:font-weight-complex="normal"/>
    </style:style>
    <style:style style:name="P149" style:family="paragraph" style:parent-style-name="Standard">
      <style:text-properties style:font-name="Liberation Serif1" fo:font-weight="normal" officeooo:rsid="011932d9" officeooo:paragraph-rsid="011932d9" style:font-name-asian="Noto Sans CJK KR Regular1" style:font-weight-asian="normal" style:font-name-complex="Liberation Serif1" style:font-weight-complex="normal"/>
    </style:style>
    <style:style style:name="P150" style:family="paragraph" style:parent-style-name="Standard">
      <style:text-properties style:font-name="Liberation Serif1" fo:font-weight="normal" officeooo:rsid="011a7ce4" officeooo:paragraph-rsid="011a7ce4" style:font-name-asian="Noto Sans CJK KR Regular1" style:font-weight-asian="normal" style:font-name-complex="Liberation Serif1" style:font-weight-complex="normal"/>
    </style:style>
    <style:style style:name="P151" style:family="paragraph" style:parent-style-name="Standard">
      <style:text-properties style:font-name="Liberation Serif1" fo:font-weight="normal" officeooo:rsid="011f4aa7" officeooo:paragraph-rsid="011f4aa7" style:font-name-asian="Noto Sans CJK KR Regular1" style:font-weight-asian="normal" style:font-name-complex="Liberation Serif1" style:font-weight-complex="normal"/>
    </style:style>
    <style:style style:name="P152" style:family="paragraph" style:parent-style-name="Standard">
      <style:text-properties style:font-name="Liberation Serif1" fo:font-weight="normal" officeooo:rsid="01208f23" officeooo:paragraph-rsid="01208f23" style:font-name-asian="Noto Sans CJK KR Regular1" style:font-weight-asian="normal" style:font-name-complex="Liberation Serif1" style:font-weight-complex="normal"/>
    </style:style>
    <style:style style:name="P153" style:family="paragraph" style:parent-style-name="Standard">
      <style:text-properties style:font-name="Liberation Serif1" fo:font-weight="normal" officeooo:rsid="0120f508" officeooo:paragraph-rsid="0120f508" style:font-name-asian="Noto Sans CJK KR Regular1" style:font-weight-asian="normal" style:font-name-complex="Liberation Serif1" style:font-weight-complex="normal"/>
    </style:style>
    <style:style style:name="P154" style:family="paragraph" style:parent-style-name="Standard">
      <style:text-properties style:font-name="Liberation Serif1" fo:font-weight="normal" officeooo:rsid="0121f224" officeooo:paragraph-rsid="0121f224" style:font-name-asian="Noto Sans CJK KR Regular1" style:font-weight-asian="normal" style:font-name-complex="Liberation Serif1" style:font-weight-complex="normal"/>
    </style:style>
    <style:style style:name="P155" style:family="paragraph" style:parent-style-name="Standard">
      <style:text-properties style:font-name="Liberation Serif1" fo:font-weight="normal" officeooo:rsid="0122aae6" officeooo:paragraph-rsid="0122aae6" style:font-name-asian="Noto Sans CJK KR Regular1" style:font-weight-asian="normal" style:font-name-complex="Liberation Serif1" style:font-weight-complex="normal"/>
    </style:style>
    <style:style style:name="P156" style:family="paragraph" style:parent-style-name="Standard">
      <style:text-properties style:font-name="Liberation Serif1" fo:font-weight="normal" officeooo:rsid="01273bb9" officeooo:paragraph-rsid="01273bb9" style:font-name-asian="Noto Sans CJK KR Regular1" style:font-weight-asian="normal" style:font-name-complex="Liberation Serif1" style:font-weight-complex="normal"/>
    </style:style>
    <style:style style:name="P157" style:family="paragraph" style:parent-style-name="Standard">
      <style:text-properties style:font-name="Liberation Serif1" fo:font-weight="normal" officeooo:rsid="0129740f" officeooo:paragraph-rsid="0129740f" style:font-name-asian="Noto Sans CJK KR Regular1" style:font-weight-asian="normal" style:font-name-complex="Liberation Serif1" style:font-weight-complex="normal"/>
    </style:style>
    <style:style style:name="P158" style:family="paragraph" style:parent-style-name="Standard">
      <style:text-properties style:font-name="Liberation Serif1" fo:font-weight="normal" officeooo:rsid="012b0955" officeooo:paragraph-rsid="012b0955" style:font-name-asian="Noto Sans CJK KR Regular1" style:font-weight-asian="normal" style:font-name-complex="Liberation Serif1" style:font-weight-complex="normal"/>
    </style:style>
    <style:style style:name="P159" style:family="paragraph" style:parent-style-name="Standard">
      <style:text-properties style:font-name="Liberation Serif1" fo:font-weight="normal" officeooo:rsid="012c2dbb" officeooo:paragraph-rsid="012c2dbb" style:font-name-asian="Noto Sans CJK KR Regular1" style:font-weight-asian="normal" style:font-name-complex="Liberation Serif1" style:font-weight-complex="normal"/>
    </style:style>
    <style:style style:name="P160" style:family="paragraph" style:parent-style-name="Standard">
      <style:text-properties style:font-name="Liberation Serif1" fo:font-weight="normal" officeooo:rsid="01303a80" officeooo:paragraph-rsid="01303a80" style:font-name-asian="Noto Sans CJK KR Regular1" style:font-weight-asian="normal" style:font-name-complex="Liberation Serif1" style:font-weight-complex="normal"/>
    </style:style>
    <style:style style:name="P161" style:family="paragraph" style:parent-style-name="Standard">
      <style:text-properties style:font-name="Liberation Serif1" fo:font-weight="normal" officeooo:rsid="0131242e" officeooo:paragraph-rsid="0131242e" style:font-name-asian="Noto Sans CJK KR Regular1" style:font-weight-asian="normal" style:font-name-complex="Liberation Serif1" style:font-weight-complex="normal"/>
    </style:style>
    <style:style style:name="P162" style:family="paragraph" style:parent-style-name="Standard">
      <style:text-properties style:font-name="Liberation Serif1" fo:font-weight="normal" officeooo:rsid="0132d099" officeooo:paragraph-rsid="0132d099" style:font-name-asian="Noto Sans CJK KR Regular1" style:font-weight-asian="normal" style:font-name-complex="Liberation Serif1" style:font-weight-complex="normal"/>
    </style:style>
    <style:style style:name="P163" style:family="paragraph" style:parent-style-name="Standard">
      <style:text-properties style:font-name="Liberation Serif1" fo:font-weight="normal" officeooo:rsid="01354167" officeooo:paragraph-rsid="01354167" style:font-name-asian="Noto Sans CJK KR Regular1" style:font-weight-asian="normal" style:font-name-complex="Liberation Serif1" style:font-weight-complex="normal"/>
    </style:style>
    <style:style style:name="P164" style:family="paragraph" style:parent-style-name="Standard">
      <style:text-properties style:font-name="Liberation Serif1" fo:font-weight="normal" officeooo:rsid="0135af62" officeooo:paragraph-rsid="0135af62" style:font-name-asian="Noto Sans CJK KR Regular1" style:font-weight-asian="normal" style:font-name-complex="Liberation Serif1" style:font-weight-complex="normal"/>
    </style:style>
    <style:style style:name="P165" style:family="paragraph" style:parent-style-name="Standard">
      <style:text-properties style:font-name="Liberation Serif1" fo:font-weight="normal" officeooo:rsid="0138bbe8" officeooo:paragraph-rsid="0138bbe8" style:font-name-asian="Noto Sans CJK KR Regular1" style:font-weight-asian="normal" style:font-name-complex="Liberation Serif1" style:font-weight-complex="normal"/>
    </style:style>
    <style:style style:name="P166" style:family="paragraph" style:parent-style-name="Standard">
      <style:text-properties style:font-name="Liberation Serif1" fo:font-weight="normal" officeooo:rsid="0139ebd6" officeooo:paragraph-rsid="0139ebd6" style:font-name-asian="Noto Sans CJK KR Regular1" style:font-weight-asian="normal" style:font-name-complex="Liberation Serif1" style:font-weight-complex="normal"/>
    </style:style>
    <style:style style:name="P167" style:family="paragraph" style:parent-style-name="Standard">
      <style:text-properties style:font-name="Liberation Serif1" fo:font-weight="normal" officeooo:rsid="013bdffc" officeooo:paragraph-rsid="013bdffc" style:font-name-asian="Noto Sans CJK KR Regular1" style:font-weight-asian="normal" style:font-name-complex="Liberation Serif1" style:font-weight-complex="normal"/>
    </style:style>
    <style:style style:name="P168" style:family="paragraph" style:parent-style-name="Standard">
      <style:text-properties style:font-name="Liberation Serif1" fo:font-weight="normal" officeooo:rsid="013e8077" officeooo:paragraph-rsid="013e8077" style:font-name-asian="Noto Sans CJK KR Regular1" style:font-weight-asian="normal" style:font-name-complex="Liberation Serif1" style:font-weight-complex="normal"/>
    </style:style>
    <style:style style:name="P169" style:family="paragraph" style:parent-style-name="Standard">
      <style:text-properties style:font-name="Liberation Serif1" fo:font-weight="normal" officeooo:rsid="0141de5b" officeooo:paragraph-rsid="0141de5b" style:font-name-asian="Noto Sans CJK KR Regular1" style:font-weight-asian="normal" style:font-name-complex="Liberation Serif1" style:font-weight-complex="normal"/>
    </style:style>
    <style:style style:name="P170" style:family="paragraph" style:parent-style-name="Standard">
      <style:text-properties style:font-name="Liberation Serif1" fo:font-weight="normal" officeooo:rsid="0141de5b" officeooo:paragraph-rsid="01430c66" style:font-name-asian="Noto Sans CJK KR Regular1" style:font-weight-asian="normal" style:font-name-complex="Liberation Serif1" style:font-weight-complex="normal"/>
    </style:style>
    <style:style style:name="P171" style:family="paragraph" style:parent-style-name="Standard">
      <style:text-properties style:font-name="Liberation Serif1" fo:font-weight="normal" officeooo:rsid="0141de5b" officeooo:paragraph-rsid="015162a5" style:font-name-asian="Noto Sans CJK KR Regular1" style:font-weight-asian="normal" style:font-name-complex="Liberation Serif1" style:font-weight-complex="normal"/>
    </style:style>
    <style:style style:name="P172" style:family="paragraph" style:parent-style-name="Standard">
      <style:text-properties style:font-name="Liberation Serif1" fo:font-weight="normal" officeooo:rsid="0141de5b" officeooo:paragraph-rsid="0154d0f7" style:font-name-asian="Noto Sans CJK KR Regular1" style:font-weight-asian="normal" style:font-name-complex="Liberation Serif1" style:font-weight-complex="normal"/>
    </style:style>
    <style:style style:name="P173" style:family="paragraph" style:parent-style-name="Standard">
      <style:text-properties style:font-name="Liberation Serif1" fo:font-weight="normal" officeooo:rsid="0141de5b" officeooo:paragraph-rsid="01565afb" style:font-name-asian="Noto Sans CJK KR Regular1" style:font-weight-asian="normal" style:font-name-complex="Liberation Serif1" style:font-weight-complex="normal"/>
    </style:style>
    <style:style style:name="P174" style:family="paragraph" style:parent-style-name="Standard">
      <style:text-properties style:font-name="Liberation Serif1" fo:font-weight="normal" officeooo:rsid="01430c66" officeooo:paragraph-rsid="01430c66" style:font-name-asian="Noto Sans CJK KR Regular1" style:font-weight-asian="normal" style:font-name-complex="Liberation Serif1" style:font-weight-complex="normal"/>
    </style:style>
    <style:style style:name="P175" style:family="paragraph" style:parent-style-name="Standard">
      <style:text-properties style:font-name="Liberation Serif1" fo:font-weight="normal" officeooo:rsid="0149e213" officeooo:paragraph-rsid="0149e213" style:font-name-asian="Noto Sans CJK KR Regular1" style:font-weight-asian="normal" style:font-name-complex="Liberation Serif1" style:font-weight-complex="normal"/>
    </style:style>
    <style:style style:name="P176" style:family="paragraph" style:parent-style-name="Standard">
      <style:text-properties style:font-name="Liberation Serif1" fo:font-weight="normal" officeooo:rsid="0149e213" officeooo:paragraph-rsid="0154d0f7" style:font-name-asian="Noto Sans CJK KR Regular1" style:font-weight-asian="normal" style:font-name-complex="Liberation Serif1" style:font-weight-complex="normal"/>
    </style:style>
    <style:style style:name="P177" style:family="paragraph" style:parent-style-name="Standard">
      <style:text-properties style:font-name="Liberation Serif1" fo:font-weight="normal" officeooo:rsid="0149e213" officeooo:paragraph-rsid="01565afb" style:font-name-asian="Noto Sans CJK KR Regular1" style:font-weight-asian="normal" style:font-name-complex="Liberation Serif1" style:font-weight-complex="normal"/>
    </style:style>
    <style:style style:name="P178" style:family="paragraph" style:parent-style-name="Standard">
      <style:text-properties style:font-name="Liberation Serif1" fo:font-weight="normal" officeooo:rsid="014fcf5b" officeooo:paragraph-rsid="014fcf5b" style:font-name-asian="Noto Sans CJK KR Regular1" style:font-weight-asian="normal" style:font-name-complex="Liberation Serif1" style:font-weight-complex="normal"/>
    </style:style>
    <style:style style:name="P179" style:family="paragraph" style:parent-style-name="Standard">
      <style:text-properties style:font-name="Liberation Serif1" fo:font-weight="normal" officeooo:rsid="014fcf5b" officeooo:paragraph-rsid="0154d0f7" style:font-name-asian="Noto Sans CJK KR Regular1" style:font-weight-asian="normal" style:font-name-complex="Liberation Serif1" style:font-weight-complex="normal"/>
    </style:style>
    <style:style style:name="P180" style:family="paragraph" style:parent-style-name="Standard">
      <style:text-properties style:font-name="Liberation Serif1" fo:font-weight="normal" officeooo:rsid="014fcf5b" officeooo:paragraph-rsid="01565afb" style:font-name-asian="Noto Sans CJK KR Regular1" style:font-weight-asian="normal" style:font-name-complex="Liberation Serif1" style:font-weight-complex="normal"/>
    </style:style>
    <style:style style:name="P181" style:family="paragraph" style:parent-style-name="Standard">
      <style:text-properties style:font-name="Liberation Serif1" fo:font-weight="normal" officeooo:rsid="0152dbab" officeooo:paragraph-rsid="0152dbab" style:font-name-asian="Noto Sans CJK KR Regular1" style:font-weight-asian="normal" style:font-name-complex="Liberation Serif1" style:font-weight-complex="normal"/>
    </style:style>
    <style:style style:name="P182" style:family="paragraph" style:parent-style-name="Standard">
      <style:text-properties style:font-name="Liberation Serif1" fo:font-weight="normal" officeooo:rsid="0152dbab" officeooo:paragraph-rsid="01565afb" style:font-name-asian="Noto Sans CJK KR Regular1" style:font-weight-asian="normal" style:font-name-complex="Liberation Serif1" style:font-weight-complex="normal"/>
    </style:style>
    <style:style style:name="P183" style:family="paragraph" style:parent-style-name="Standard">
      <style:text-properties style:font-name="Liberation Serif1" fo:font-weight="normal" officeooo:rsid="015966a0" officeooo:paragraph-rsid="015966a0" style:font-name-asian="Noto Sans CJK KR Regular1" style:font-weight-asian="normal" style:font-name-complex="Liberation Serif1" style:font-weight-complex="normal"/>
    </style:style>
    <style:style style:name="P184" style:family="paragraph" style:parent-style-name="Standard">
      <style:text-properties style:font-name="Liberation Serif1" fo:font-weight="normal" officeooo:rsid="015a1ebc" officeooo:paragraph-rsid="015a1ebc" style:font-name-asian="Noto Sans CJK KR Regular1" style:font-weight-asian="normal" style:font-name-complex="Liberation Serif1" style:font-weight-complex="normal"/>
    </style:style>
    <style:style style:name="P185" style:family="paragraph" style:parent-style-name="Standard">
      <style:text-properties style:font-name="Liberation Serif1" fo:font-weight="normal" officeooo:rsid="015a1ebc" officeooo:paragraph-rsid="015bfd8e" style:font-name-asian="Noto Sans CJK KR Regular1" style:font-weight-asian="normal" style:font-name-complex="Liberation Serif1" style:font-weight-complex="normal"/>
    </style:style>
    <style:style style:name="P186" style:family="paragraph" style:parent-style-name="Standard">
      <style:text-properties style:font-name="Liberation Serif1" fo:font-weight="normal" officeooo:rsid="015acd91" officeooo:paragraph-rsid="015acd91" style:font-name-asian="Noto Sans CJK KR Regular1" style:font-weight-asian="normal" style:font-name-complex="Liberation Serif1" style:font-weight-complex="normal"/>
    </style:style>
    <style:style style:name="P187" style:family="paragraph" style:parent-style-name="Standard">
      <style:text-properties style:font-name="Liberation Serif1" fo:font-weight="normal" officeooo:rsid="015bfd8e" officeooo:paragraph-rsid="015bfd8e" style:font-name-asian="Noto Sans CJK KR Regular1" style:font-weight-asian="normal" style:font-name-complex="Liberation Serif1" style:font-weight-complex="normal"/>
    </style:style>
    <style:style style:name="P188" style:family="paragraph" style:parent-style-name="Standard">
      <style:text-properties style:font-name="Liberation Serif1" fo:font-weight="normal" officeooo:rsid="015e12f9" officeooo:paragraph-rsid="015e12f9" style:font-name-asian="Noto Sans CJK KR Regular1" style:font-weight-asian="normal" style:font-name-complex="Liberation Serif1" style:font-weight-complex="normal"/>
    </style:style>
    <style:style style:name="P189" style:family="paragraph" style:parent-style-name="Standard">
      <style:text-properties style:font-name="Liberation Serif1" fo:font-weight="normal" officeooo:rsid="015e12f9" officeooo:paragraph-rsid="016bbea9" style:font-name-asian="Noto Sans CJK KR Regular1" style:font-weight-asian="normal" style:font-name-complex="Liberation Serif1" style:font-weight-complex="normal"/>
    </style:style>
    <style:style style:name="P190" style:family="paragraph" style:parent-style-name="Standard">
      <style:text-properties style:font-name="Liberation Serif1" fo:font-weight="normal" officeooo:rsid="015e12f9" officeooo:paragraph-rsid="016c6e84" style:font-name-asian="Noto Sans CJK KR Regular1" style:font-weight-asian="normal" style:font-name-complex="Liberation Serif1" style:font-weight-complex="normal"/>
    </style:style>
    <style:style style:name="P191" style:family="paragraph" style:parent-style-name="Standard">
      <style:text-properties style:font-name="Liberation Serif1" fo:font-weight="normal" officeooo:rsid="015fee72" officeooo:paragraph-rsid="015fee72" style:font-name-asian="Noto Sans CJK KR Regular1" style:font-weight-asian="normal" style:font-name-complex="Liberation Serif1" style:font-weight-complex="normal"/>
    </style:style>
    <style:style style:name="P192" style:family="paragraph" style:parent-style-name="Standard">
      <style:text-properties style:font-name="Liberation Serif1" fo:font-weight="normal" officeooo:rsid="016cbbb1" officeooo:paragraph-rsid="016cbbb1" style:font-name-asian="Noto Sans CJK KR Regular1" style:font-weight-asian="normal" style:font-name-complex="Liberation Serif1" style:font-weight-complex="normal"/>
    </style:style>
    <style:style style:name="P193" style:family="paragraph" style:parent-style-name="Standard">
      <style:text-properties style:font-name="Liberation Serif1" fo:font-weight="normal" officeooo:rsid="016e1d59" officeooo:paragraph-rsid="016e1d59" style:font-name-asian="Noto Sans CJK KR Regular1" style:font-weight-asian="normal" style:font-name-complex="Liberation Serif1" style:font-weight-complex="normal"/>
    </style:style>
    <style:style style:name="P194" style:family="paragraph" style:parent-style-name="Standard">
      <style:text-properties style:font-name="Liberation Serif1" fo:font-weight="normal" officeooo:rsid="016e1d59" officeooo:paragraph-rsid="0171f76c" style:font-name-asian="Noto Sans CJK KR Regular1" style:font-weight-asian="normal" style:font-name-complex="Liberation Serif1" style:font-weight-complex="normal"/>
    </style:style>
    <style:style style:name="P195" style:family="paragraph" style:parent-style-name="Standard">
      <style:text-properties style:font-name="Liberation Serif1" fo:font-weight="normal" officeooo:rsid="016e1d59" officeooo:paragraph-rsid="0172a318" style:font-name-asian="Noto Sans CJK KR Regular1" style:font-weight-asian="normal" style:font-name-complex="Liberation Serif1" style:font-weight-complex="normal"/>
    </style:style>
    <style:style style:name="P196" style:family="paragraph" style:parent-style-name="Standard">
      <style:text-properties style:font-name="Liberation Serif1" fo:font-weight="normal" officeooo:rsid="0171f76c" officeooo:paragraph-rsid="0171f76c" style:font-name-asian="Noto Sans CJK KR Regular1" style:font-weight-asian="normal" style:font-name-complex="Liberation Serif1" style:font-weight-complex="normal"/>
    </style:style>
    <style:style style:name="P197" style:family="paragraph" style:parent-style-name="Standard">
      <style:text-properties style:font-name="Liberation Serif1" fo:font-weight="normal" officeooo:rsid="0172166f" officeooo:paragraph-rsid="0172166f" style:font-name-asian="Noto Sans CJK KR Regular1" style:font-weight-asian="normal" style:font-name-complex="Liberation Serif1" style:font-weight-complex="normal"/>
    </style:style>
    <style:style style:name="P198" style:family="paragraph" style:parent-style-name="Standard">
      <style:text-properties style:font-name="Liberation Serif1" fo:font-weight="normal" officeooo:rsid="01747544" officeooo:paragraph-rsid="01747544" style:font-name-asian="Noto Sans CJK KR Regular1" style:font-weight-asian="normal" style:font-name-complex="Liberation Serif1" style:font-weight-complex="normal"/>
    </style:style>
    <style:style style:name="P199" style:family="paragraph" style:parent-style-name="Standard">
      <style:text-properties style:font-name="Liberation Serif1" fo:font-weight="normal" officeooo:rsid="01772d23" officeooo:paragraph-rsid="01772d23" style:font-name-asian="Noto Sans CJK KR Regular1" style:font-weight-asian="normal" style:font-name-complex="Liberation Serif1" style:font-weight-complex="normal"/>
    </style:style>
    <style:style style:name="P200" style:family="paragraph" style:parent-style-name="Standard">
      <style:text-properties style:font-name="Liberation Serif1" fo:font-size="12pt" fo:font-weight="normal" officeooo:rsid="0083bb17" officeooo:paragraph-rsid="0083bb17" style:font-name-asian="Noto Sans CJK KR Regular1" style:font-size-asian="12pt" style:font-weight-asian="normal" style:font-name-complex="Liberation Serif1" style:font-size-complex="12pt" style:font-weight-complex="normal"/>
    </style:style>
    <style:style style:name="P201" style:family="paragraph" style:parent-style-name="Standard">
      <style:text-properties style:font-name="Liberation Serif1" fo:font-size="12pt" officeooo:rsid="00513025" officeooo:paragraph-rsid="00513025" style:font-name-asian="Noto Sans CJK KR Regular1" style:font-size-asian="12pt" style:font-name-complex="Liberation Serif1" style:font-size-complex="12pt"/>
    </style:style>
    <style:style style:name="P202" style:family="paragraph" style:parent-style-name="Standard">
      <style:text-properties style:font-name="Liberation Serif1" fo:font-size="12pt" officeooo:rsid="0041633a" officeooo:paragraph-rsid="0041633a" style:font-name-asian="Noto Sans CJK KR Regular1" style:font-size-asian="12pt" style:font-name-complex="Liberation Serif1" style:font-size-complex="12pt"/>
    </style:style>
    <style:style style:name="P203" style:family="paragraph" style:parent-style-name="Standard">
      <style:text-properties style:font-name="Liberation Serif1" fo:font-size="12pt" officeooo:rsid="003952cd" officeooo:paragraph-rsid="003952cd" style:font-name-asian="Noto Sans CJK KR Regular1" style:font-size-asian="12pt" style:font-name-complex="Liberation Serif1" style:font-size-complex="12pt"/>
    </style:style>
    <style:style style:name="P204" style:family="paragraph" style:parent-style-name="Standard">
      <style:text-properties style:font-name="Liberation Serif1" fo:font-size="12pt" officeooo:rsid="00232aa8" officeooo:paragraph-rsid="00232aa8" style:font-name-asian="Noto Sans CJK KR Regular1" style:font-size-asian="12pt" style:font-name-complex="Liberation Serif1" style:font-size-complex="12pt"/>
    </style:style>
    <style:style style:name="P205" style:family="paragraph" style:parent-style-name="Standard">
      <style:text-properties fo:font-size="14pt" officeooo:rsid="00064f01" officeooo:paragraph-rsid="00064f01" style:font-size-asian="14pt" style:font-size-complex="14pt"/>
    </style:style>
    <style:style style:name="P206" style:family="paragraph" style:parent-style-name="Standard">
      <style:text-properties fo:font-size="15pt" officeooo:rsid="00064f01" officeooo:paragraph-rsid="00064f01" style:font-size-asian="15pt" style:font-size-complex="15pt"/>
    </style:style>
    <style:style style:name="P207" style:family="paragraph" style:parent-style-name="Standard">
      <style:text-properties style:text-position="0% 100%" style:font-name="Liberation Serif1" fo:font-weight="normal" officeooo:rsid="01565afb" officeooo:paragraph-rsid="01565afb" style:font-name-asian="Noto Sans CJK KR Regular1" style:font-weight-asian="normal" style:font-name-complex="Liberation Serif1" style:font-weight-complex="normal"/>
    </style:style>
    <style:style style:name="P208" style:family="paragraph" style:parent-style-name="Standard">
      <style:text-properties style:text-position="0% 100%" style:font-name="Liberation Serif1" fo:font-weight="normal" officeooo:rsid="015966a0" officeooo:paragraph-rsid="015966a0" style:font-name-asian="Noto Sans CJK KR Regular1" style:font-weight-asian="normal" style:font-name-complex="Liberation Serif1" style:font-weight-complex="normal"/>
    </style:style>
    <style:style style:name="P209" style:family="paragraph" style:parent-style-name="Standard">
      <style:text-properties style:text-position="0% 100%" style:font-name="Liberation Serif1" fo:font-weight="normal" officeooo:rsid="015a1ebc" officeooo:paragraph-rsid="015bfd8e" style:font-name-asian="Noto Sans CJK KR Regular1" style:font-weight-asian="normal" style:font-name-complex="Liberation Serif1" style:font-weight-complex="normal"/>
    </style:style>
    <style:style style:name="P210" style:family="paragraph" style:parent-style-name="Standard">
      <style:text-properties style:text-position="0% 100%" style:font-name="Liberation Serif1" fo:font-weight="normal" officeooo:rsid="015acd91" officeooo:paragraph-rsid="015acd91" style:font-name-asian="Noto Sans CJK KR Regular1" style:font-weight-asian="normal" style:font-name-complex="Liberation Serif1" style:font-weight-complex="normal"/>
    </style:style>
    <style:style style:name="P211" style:family="paragraph" style:parent-style-name="Standard">
      <style:text-properties style:text-position="0% 100%" style:font-name="Liberation Serif1" fo:font-weight="normal" officeooo:rsid="015bfd8e" officeooo:paragraph-rsid="015bfd8e" style:font-name-asian="Noto Sans CJK KR Regular1" style:font-weight-asian="normal" style:font-name-complex="Liberation Serif1" style:font-weight-complex="normal"/>
    </style:style>
    <style:style style:name="P212" style:family="paragraph" style:parent-style-name="Standard">
      <style:text-properties style:text-position="0% 100%" style:font-name="Liberation Serif1" fo:font-weight="normal" officeooo:rsid="015c4803" officeooo:paragraph-rsid="015c4803" style:font-name-asian="Noto Sans CJK KR Regular1" style:font-weight-asian="normal" style:font-name-complex="Liberation Serif1" style:font-weight-complex="normal"/>
    </style:style>
    <style:style style:name="P213" style:family="paragraph" style:parent-style-name="Standard">
      <style:text-properties style:text-position="0% 100%" style:font-name="Liberation Serif1" fo:font-weight="normal" officeooo:rsid="015e12f9" officeooo:paragraph-rsid="015e12f9" style:font-name-asian="Noto Sans CJK KR Regular1" style:font-weight-asian="normal" style:font-name-complex="Liberation Serif1" style:font-weight-complex="normal"/>
    </style:style>
    <style:style style:name="P214" style:family="paragraph" style:parent-style-name="Standard">
      <style:text-properties style:text-position="0% 100%" style:font-name="Liberation Serif1" fo:font-weight="normal" officeooo:rsid="016622d3" officeooo:paragraph-rsid="01681f4b" style:font-name-asian="Noto Sans CJK KR Regular1" style:font-weight-asian="normal" style:font-name-complex="Liberation Serif1" style:font-weight-complex="normal"/>
    </style:style>
    <style:style style:name="P215" style:family="paragraph" style:parent-style-name="Standard">
      <style:paragraph-properties fo:break-before="page"/>
      <style:text-properties style:font-name="Liberation Serif1" fo:font-weight="normal" officeooo:rsid="006a36b5" officeooo:paragraph-rsid="006a36b5" style:font-name-asian="Noto Sans CJK KR Regular1" style:font-weight-asian="normal" style:font-name-complex="Liberation Serif1" style:font-weight-complex="normal"/>
    </style:style>
    <style:style style:name="P216" style:family="paragraph" style:parent-style-name="Table_20_Contents">
      <style:text-properties style:font-name="Liberation Serif1" style:font-name-asian="Noto Sans CJK KR Regular1" style:font-name-complex="Liberation Serif1"/>
    </style:style>
    <style:style style:name="P217" style:family="paragraph" style:parent-style-name="Table_20_Contents">
      <style:text-properties style:font-name="Liberation Serif1" officeooo:rsid="015c4803" officeooo:paragraph-rsid="015c4803" style:font-name-asian="Noto Sans CJK KR Regular1" style:font-name-complex="Liberation Serif1"/>
    </style:style>
    <style:style style:name="P218" style:family="paragraph" style:parent-style-name="Table_20_Contents">
      <style:paragraph-properties fo:text-align="center" style:justify-single-word="false"/>
      <style:text-properties style:font-name="Liberation Serif1" officeooo:rsid="015c4803" officeooo:paragraph-rsid="015c4803" style:font-name-asian="Noto Sans CJK KR Regular1" style:font-name-complex="Liberation Serif1"/>
    </style:style>
    <style:style style:name="P219" style:family="paragraph" style:parent-style-name="Table_20_Contents">
      <style:paragraph-properties fo:text-align="center" style:justify-single-word="false"/>
      <style:text-properties style:font-name="Liberation Serif1" style:font-name-asian="Noto Sans CJK KR Regular1" style:font-name-complex="Liberation Serif1"/>
    </style:style>
    <style:style style:name="P220" style:family="paragraph" style:parent-style-name="Table_20_Contents">
      <style:paragraph-properties fo:text-align="center" style:justify-single-word="false"/>
      <style:text-properties style:font-name="Liberation Serif1" officeooo:rsid="015cfdcb" officeooo:paragraph-rsid="015cfdcb" style:font-name-asian="Noto Sans CJK KR Regular1" style:font-name-complex="Liberation Serif1"/>
    </style:style>
    <style:style style:name="P221" style:family="paragraph" style:parent-style-name="Standard">
      <style:text-properties style:text-position="0% 100%" style:font-name="Liberation Serif1" fo:font-weight="normal" officeooo:rsid="016c6e84" officeooo:paragraph-rsid="016c6e84" style:font-name-asian="Noto Sans CJK KR Regular1" style:font-weight-asian="normal" style:font-name-complex="Liberation Serif1" style:font-weight-complex="normal"/>
    </style:style>
    <style:style style:name="P222" style:family="paragraph" style:parent-style-name="Standard">
      <style:text-properties style:text-position="0% 100%" style:font-name="Liberation Serif1" fo:font-weight="normal" officeooo:rsid="016cbbb1" officeooo:paragraph-rsid="016cbbb1" style:font-name-asian="Noto Sans CJK KR Regular1" style:font-weight-asian="normal" style:font-name-complex="Liberation Serif1" style:font-weight-complex="normal"/>
    </style:style>
    <style:style style:name="P223" style:family="paragraph" style:parent-style-name="Standard">
      <style:text-properties style:text-position="0% 100%" style:font-name="Liberation Serif1" fo:font-weight="normal" officeooo:rsid="017137a1" officeooo:paragraph-rsid="016cbbb1" style:font-name-asian="Noto Sans CJK KR Regular1" style:font-weight-asian="normal" style:font-name-complex="Liberation Serif1" style:font-weight-complex="normal"/>
    </style:style>
    <style:style style:name="P224" style:family="paragraph" style:parent-style-name="Standard">
      <style:text-properties style:text-position="0% 100%" style:font-name="Liberation Serif1" fo:font-weight="normal" officeooo:rsid="016e1d59" officeooo:paragraph-rsid="016e1d59" style:font-name-asian="Noto Sans CJK KR Regular1" style:font-weight-asian="normal" style:font-name-complex="Liberation Serif1" style:font-weight-complex="normal"/>
    </style:style>
    <style:style style:name="P225" style:family="paragraph" style:parent-style-name="Standard">
      <style:text-properties style:text-position="0% 100%" style:font-name="Liberation Serif1" fo:font-weight="normal" officeooo:rsid="016e1d59" officeooo:paragraph-rsid="0172a318" style:font-name-asian="Noto Sans CJK KR Regular1" style:font-weight-asian="normal" style:font-name-complex="Liberation Serif1" style:font-weight-complex="normal"/>
    </style:style>
    <style:style style:name="P226" style:family="paragraph" style:parent-style-name="Standard">
      <style:text-properties style:text-position="0% 100%" style:font-name="Liberation Serif1" fo:font-weight="normal" officeooo:rsid="0172166f" officeooo:paragraph-rsid="0172166f" style:font-name-asian="Noto Sans CJK KR Regular1" style:font-weight-asian="normal" style:font-name-complex="Liberation Serif1" style:font-weight-complex="normal"/>
    </style:style>
    <style:style style:name="P227" style:family="paragraph" style:parent-style-name="Standard">
      <style:text-properties style:text-position="0% 100%" style:font-name="Liberation Serif1" fo:font-weight="normal" officeooo:rsid="0172a318" officeooo:paragraph-rsid="0172a318" style:font-name-asian="Noto Sans CJK KR Regular1" style:font-weight-asian="normal" style:font-name-complex="Liberation Serif1" style:font-weight-complex="normal"/>
    </style:style>
    <style:style style:name="P228" style:family="paragraph" style:parent-style-name="Standard">
      <style:text-properties style:text-position="0% 100%" style:font-name="Liberation Serif1" fo:font-weight="normal" officeooo:rsid="01747544" officeooo:paragraph-rsid="01747544" style:font-name-asian="Noto Sans CJK KR Regular1" style:font-weight-asian="normal" style:font-name-complex="Liberation Serif1" style:font-weight-complex="normal"/>
    </style:style>
    <style:style style:name="P229" style:family="paragraph" style:parent-style-name="Standard">
      <style:text-properties style:text-position="0% 100%" style:font-name="Liberation Serif1" fo:font-weight="normal" officeooo:rsid="01772d23" officeooo:paragraph-rsid="01772d23" style:font-name-asian="Noto Sans CJK KR Regular1" style:font-weight-asian="normal" style:font-name-complex="Liberation Serif1" style:font-weight-complex="normal"/>
    </style:style>
    <style:style style:name="P230" style:family="paragraph" style:parent-style-name="Standard">
      <style:text-properties style:text-position="0% 100%" style:font-name="Liberation Serif1" fo:font-weight="normal" officeooo:rsid="017dac3b" officeooo:paragraph-rsid="017dac3b" style:font-name-asian="Noto Sans CJK KR Regular1" style:font-weight-asian="normal" style:font-name-complex="Liberation Serif1" style:font-weight-complex="normal"/>
    </style:style>
    <style:style style:name="T1" style:family="text">
      <style:text-properties officeooo:rsid="00076d59"/>
    </style:style>
    <style:style style:name="T2" style:family="text">
      <style:text-properties officeooo:rsid="00089c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c57" style:font-weight-asian="bold" style:font-weight-complex="bold"/>
    </style:style>
    <style:style style:name="T5" style:family="text">
      <style:text-properties fo:font-weight="bold" officeooo:rsid="00494e12" style:font-weight-asian="bold" style:font-weight-complex="bold"/>
    </style:style>
    <style:style style:name="T6" style:family="text">
      <style:text-properties fo:font-weight="bold" officeooo:rsid="008ab655" style:font-weight-asian="bold" style:font-weight-complex="bold"/>
    </style:style>
    <style:style style:name="T7" style:family="text">
      <style:text-properties fo:font-weight="bold" officeooo:rsid="008d6ed9" style:font-weight-asian="bold" style:font-weight-complex="bold"/>
    </style:style>
    <style:style style:name="T8" style:family="text">
      <style:text-properties fo:font-weight="bold" officeooo:rsid="008e91c3" style:font-weight-asian="bold" style:font-weight-complex="bold"/>
    </style:style>
    <style:style style:name="T9" style:family="text">
      <style:text-properties fo:font-weight="bold" officeooo:rsid="0094becc" style:font-weight-asian="bold" style:font-weight-complex="bold"/>
    </style:style>
    <style:style style:name="T10" style:family="text">
      <style:text-properties fo:font-weight="bold" officeooo:rsid="009af8d8" style:font-weight-asian="bold" style:font-weight-complex="bold"/>
    </style:style>
    <style:style style:name="T11" style:family="text">
      <style:text-properties fo:font-weight="bold" officeooo:rsid="0099f476" style:font-weight-asian="bold" style:font-weight-complex="bold"/>
    </style:style>
    <style:style style:name="T12" style:family="text">
      <style:text-properties fo:font-weight="bold" officeooo:rsid="009d36db" style:font-weight-asian="bold" style:font-weight-complex="bold"/>
    </style:style>
    <style:style style:name="T13" style:family="text">
      <style:text-properties fo:font-weight="bold" officeooo:rsid="00a119f9" style:font-weight-asian="bold" style:font-weight-complex="bold"/>
    </style:style>
    <style:style style:name="T14" style:family="text">
      <style:text-properties fo:font-weight="bold" officeooo:rsid="00a22ada" style:font-weight-asian="bold" style:font-weight-complex="bold"/>
    </style:style>
    <style:style style:name="T15" style:family="text">
      <style:text-properties fo:font-weight="bold" officeooo:rsid="00a2e750" style:font-weight-asian="bold" style:font-weight-complex="bold"/>
    </style:style>
    <style:style style:name="T16" style:family="text">
      <style:text-properties fo:font-weight="bold" officeooo:rsid="00a3a661" style:font-weight-asian="bold" style:font-weight-complex="bold"/>
    </style:style>
    <style:style style:name="T17" style:family="text">
      <style:text-properties fo:font-weight="bold" officeooo:rsid="00a5f02c" style:font-weight-asian="bold" style:font-weight-complex="bold"/>
    </style:style>
    <style:style style:name="T18" style:family="text">
      <style:text-properties fo:font-weight="bold" officeooo:rsid="00b1382e" style:font-weight-asian="bold" style:font-weight-complex="bold"/>
    </style:style>
    <style:style style:name="T19" style:family="text">
      <style:text-properties fo:font-weight="bold" officeooo:rsid="00a73163" style:font-weight-asian="bold" style:font-weight-complex="bold"/>
    </style:style>
    <style:style style:name="T20" style:family="text">
      <style:text-properties fo:font-weight="bold" officeooo:rsid="00a8cba5" style:font-weight-asian="bold" style:font-weight-complex="bold"/>
    </style:style>
    <style:style style:name="T21" style:family="text">
      <style:text-properties fo:font-weight="bold" officeooo:rsid="00ade95e" style:font-weight-asian="bold" style:font-weight-complex="bold"/>
    </style:style>
    <style:style style:name="T22" style:family="text">
      <style:text-properties fo:font-weight="bold" officeooo:rsid="00b841d8" style:font-weight-asian="bold" style:font-weight-complex="bold"/>
    </style:style>
    <style:style style:name="T23" style:family="text">
      <style:text-properties fo:font-weight="bold" officeooo:rsid="00b87891" style:font-weight-asian="bold" style:font-weight-complex="bold"/>
    </style:style>
    <style:style style:name="T24" style:family="text">
      <style:text-properties fo:font-weight="bold" officeooo:rsid="00bd4e16" style:font-weight-asian="bold" style:font-weight-complex="bold"/>
    </style:style>
    <style:style style:name="T25" style:family="text">
      <style:text-properties fo:font-weight="bold" officeooo:rsid="00c45fd4" style:font-weight-asian="bold" style:font-weight-complex="bold"/>
    </style:style>
    <style:style style:name="T26" style:family="text">
      <style:text-properties fo:font-weight="bold" officeooo:rsid="00cfbf2e" style:font-weight-asian="bold" style:font-weight-complex="bold"/>
    </style:style>
    <style:style style:name="T27" style:family="text">
      <style:text-properties fo:font-weight="bold" officeooo:rsid="00c67054" style:font-weight-asian="bold" style:font-weight-complex="bold"/>
    </style:style>
    <style:style style:name="T28" style:family="text">
      <style:text-properties fo:font-weight="bold" officeooo:rsid="00c99551" style:font-weight-asian="bold" style:font-weight-complex="bold"/>
    </style:style>
    <style:style style:name="T29" style:family="text">
      <style:text-properties fo:font-weight="bold" officeooo:rsid="00ce9a20" style:font-weight-asian="bold" style:font-weight-complex="bold"/>
    </style:style>
    <style:style style:name="T30" style:family="text">
      <style:text-properties fo:font-weight="bold" officeooo:rsid="00d51edb" style:font-weight-asian="bold" style:font-weight-complex="bold"/>
    </style:style>
    <style:style style:name="T31" style:family="text">
      <style:text-properties fo:font-weight="bold" officeooo:rsid="00d9c64f" style:font-weight-asian="bold" style:font-weight-complex="bold"/>
    </style:style>
    <style:style style:name="T32" style:family="text">
      <style:text-properties fo:font-weight="bold" officeooo:rsid="00dae2b9" style:font-weight-asian="bold" style:font-weight-complex="bold"/>
    </style:style>
    <style:style style:name="T33" style:family="text">
      <style:text-properties fo:font-weight="bold" officeooo:rsid="00dc7cb7" style:font-weight-asian="bold" style:font-weight-complex="bold"/>
    </style:style>
    <style:style style:name="T34" style:family="text">
      <style:text-properties fo:font-weight="bold" officeooo:rsid="00e1e84e" style:font-weight-asian="bold" style:font-weight-complex="bold"/>
    </style:style>
    <style:style style:name="T35" style:family="text">
      <style:text-properties fo:font-weight="bold" officeooo:rsid="00e4a6c1" style:font-weight-asian="bold" style:font-weight-complex="bold"/>
    </style:style>
    <style:style style:name="T36" style:family="text">
      <style:text-properties fo:font-weight="bold" officeooo:rsid="00e568d5" style:font-weight-asian="bold" style:font-weight-complex="bold"/>
    </style:style>
    <style:style style:name="T37" style:family="text">
      <style:text-properties fo:font-weight="bold" officeooo:rsid="00e6784c" style:font-weight-asian="bold" style:font-weight-complex="bold"/>
    </style:style>
    <style:style style:name="T38" style:family="text">
      <style:text-properties fo:font-weight="bold" officeooo:rsid="00ea6744" style:font-weight-asian="bold" style:font-weight-complex="bold"/>
    </style:style>
    <style:style style:name="T39" style:family="text">
      <style:text-properties fo:font-weight="bold" officeooo:rsid="00f13f69" style:font-weight-asian="bold" style:font-weight-complex="bold"/>
    </style:style>
    <style:style style:name="T40" style:family="text">
      <style:text-properties fo:font-weight="bold" officeooo:rsid="00f8d74b" style:font-weight-asian="bold" style:font-weight-complex="bold"/>
    </style:style>
    <style:style style:name="T41" style:family="text">
      <style:text-properties fo:font-weight="bold" officeooo:rsid="00fc378e" style:font-weight-asian="bold" style:font-weight-complex="bold"/>
    </style:style>
    <style:style style:name="T42" style:family="text">
      <style:text-properties fo:font-weight="bold" officeooo:rsid="00fd55f2" style:font-weight-asian="bold" style:font-weight-complex="bold"/>
    </style:style>
    <style:style style:name="T43" style:family="text">
      <style:text-properties fo:font-weight="bold" officeooo:rsid="00fe9112" style:font-weight-asian="bold" style:font-weight-complex="bold"/>
    </style:style>
    <style:style style:name="T44" style:family="text">
      <style:text-properties fo:font-weight="bold" officeooo:rsid="0103dd6c" style:font-weight-asian="bold" style:font-weight-complex="bold"/>
    </style:style>
    <style:style style:name="T45" style:family="text">
      <style:text-properties fo:font-weight="bold" officeooo:rsid="010572d0" style:font-weight-asian="bold" style:font-weight-complex="bold"/>
    </style:style>
    <style:style style:name="T46" style:family="text">
      <style:text-properties fo:font-weight="bold" officeooo:rsid="010d3fc9" style:font-weight-asian="bold" style:font-weight-complex="bold"/>
    </style:style>
    <style:style style:name="T47" style:family="text">
      <style:text-properties fo:font-weight="bold" officeooo:rsid="010dc969" style:font-weight-asian="bold" style:font-weight-complex="bold"/>
    </style:style>
    <style:style style:name="T48" style:family="text">
      <style:text-properties fo:font-weight="bold" officeooo:rsid="0111cd0d" style:font-weight-asian="bold" style:font-weight-complex="bold"/>
    </style:style>
    <style:style style:name="T49" style:family="text">
      <style:text-properties fo:font-weight="bold" officeooo:rsid="010fed75" style:font-weight-asian="bold" style:font-weight-complex="bold"/>
    </style:style>
    <style:style style:name="T50" style:family="text">
      <style:text-properties fo:font-weight="bold" officeooo:rsid="01170859" style:font-weight-asian="bold" style:font-weight-complex="bold"/>
    </style:style>
    <style:style style:name="T51" style:family="text">
      <style:text-properties fo:font-weight="bold" officeooo:rsid="011a7ce4" style:font-weight-asian="bold" style:font-weight-complex="bold"/>
    </style:style>
    <style:style style:name="T52" style:family="text">
      <style:text-properties fo:font-weight="bold" officeooo:rsid="011c4581" style:font-weight-asian="bold" style:font-weight-complex="bold"/>
    </style:style>
    <style:style style:name="T53" style:family="text">
      <style:text-properties fo:font-weight="bold" officeooo:rsid="0124530f" style:font-weight-asian="bold" style:font-weight-complex="bold"/>
    </style:style>
    <style:style style:name="T54" style:family="text">
      <style:text-properties fo:font-weight="bold" officeooo:rsid="012db67f" style:font-weight-asian="bold" style:font-weight-complex="bold"/>
    </style:style>
    <style:style style:name="T55" style:family="text">
      <style:text-properties fo:font-weight="bold" officeooo:rsid="01354167" style:font-weight-asian="bold" style:font-weight-complex="bold"/>
    </style:style>
    <style:style style:name="T56" style:family="text">
      <style:text-properties fo:font-weight="bold" officeooo:rsid="0135af62" style:font-weight-asian="bold" style:font-weight-complex="bold"/>
    </style:style>
    <style:style style:name="T57" style:family="text">
      <style:text-properties fo:font-weight="bold" officeooo:rsid="01370682" style:font-weight-asian="bold" style:font-weight-complex="bold"/>
    </style:style>
    <style:style style:name="T58" style:family="text">
      <style:text-properties fo:font-weight="bold" officeooo:rsid="0139ebd6" style:font-weight-asian="bold" style:font-weight-complex="bold"/>
    </style:style>
    <style:style style:name="T59" style:family="text">
      <style:text-properties fo:font-weight="bold" officeooo:rsid="013bdffc" style:font-weight-asian="bold" style:font-weight-complex="bold"/>
    </style:style>
    <style:style style:name="T60" style:family="text">
      <style:text-properties fo:font-weight="bold" officeooo:rsid="001f76cc" style:font-name-asian="Noto Sans CJK KR Regular1" style:font-weight-asian="bold" style:font-weight-complex="bold"/>
    </style:style>
    <style:style style:name="T61" style:family="text">
      <style:text-properties fo:font-weight="bold" officeooo:rsid="0021536c" style:font-name-asian="Noto Sans CJK KR Regular1" style:font-weight-asian="bold" style:font-weight-complex="bold"/>
    </style:style>
    <style:style style:name="T62" style:family="text">
      <style:text-properties officeooo:rsid="000c0363"/>
    </style:style>
    <style:style style:name="T63" style:family="text">
      <style:text-properties officeooo:rsid="000e3320"/>
    </style:style>
    <style:style style:name="T64" style:family="text">
      <style:text-properties style:text-position="sub 58%"/>
    </style:style>
    <style:style style:name="T65" style:family="text">
      <style:text-properties style:text-position="sub 58%" style:font-name="Liberation Serif1" officeooo:rsid="001a0017" style:font-name-asian="Noto Sans CJK KR Regular1" style:font-name-complex="Liberation Serif1"/>
    </style:style>
    <style:style style:name="T66" style:family="text">
      <style:text-properties style:text-position="sub 58%" style:font-name-asian="Noto Sans CJK KR Regular1"/>
    </style:style>
    <style:style style:name="T67" style:family="text">
      <style:text-properties style:text-position="sub 58%" officeooo:rsid="001f76cc" style:font-name-asian="Noto Sans CJK KR Regular1"/>
    </style:style>
    <style:style style:name="T68" style:family="text">
      <style:text-properties style:text-position="sub 58%" style:font-name="Noto Sans CJK KR Regular1" officeooo:rsid="001db0b3" style:font-name-asian="Noto Sans CJK KR Regular1" style:font-name-complex="Liberation Serif1"/>
    </style:style>
    <style:style style:name="T69" style:family="text">
      <style:text-properties style:text-position="sub 58%" officeooo:rsid="0041633a"/>
    </style:style>
    <style:style style:name="T70" style:family="text">
      <style:text-properties style:text-position="sub 58%" officeooo:rsid="004307dd"/>
    </style:style>
    <style:style style:name="T71" style:family="text">
      <style:text-properties style:text-position="sub 58%" officeooo:rsid="00717c74"/>
    </style:style>
    <style:style style:name="T72" style:family="text">
      <style:text-properties style:text-position="sub 58%" fo:font-weight="bold" style:font-weight-asian="bold" style:font-weight-complex="bold"/>
    </style:style>
    <style:style style:name="T73" style:family="text">
      <style:text-properties style:text-position="sub 58%" fo:font-weight="bold" officeooo:rsid="008d6ed9" style:font-weight-asian="bold" style:font-weight-complex="bold"/>
    </style:style>
    <style:style style:name="T74" style:family="text">
      <style:text-properties style:text-position="sub 58%" fo:font-weight="bold" officeooo:rsid="010dc969" style:font-weight-asian="bold" style:font-weight-complex="bold"/>
    </style:style>
    <style:style style:name="T75" style:family="text">
      <style:text-properties style:text-position="sub 58%" fo:font-weight="bold" officeooo:rsid="010fed75" style:font-weight-asian="bold" style:font-weight-complex="bold"/>
    </style:style>
    <style:style style:name="T76" style:family="text">
      <style:text-properties style:text-position="sub 58%" fo:font-weight="bold" officeooo:rsid="0111cd0d" style:font-weight-asian="bold" style:font-weight-complex="bold"/>
    </style:style>
    <style:style style:name="T77" style:family="text">
      <style:text-properties style:text-position="sub 58%" officeooo:rsid="00a8cba5"/>
    </style:style>
    <style:style style:name="T78" style:family="text">
      <style:text-properties style:text-position="sub 58%" officeooo:rsid="00a73163"/>
    </style:style>
    <style:style style:name="T79" style:family="text">
      <style:text-properties style:text-position="sub 58%" officeooo:rsid="00b1382e"/>
    </style:style>
    <style:style style:name="T80" style:family="text">
      <style:text-properties style:text-position="sub 58%" officeooo:rsid="00fe9112"/>
    </style:style>
    <style:style style:name="T81" style:family="text">
      <style:text-properties style:text-position="sub 58%" officeooo:rsid="010dc969"/>
    </style:style>
    <style:style style:name="T82" style:family="text">
      <style:text-properties style:text-position="sub 58%" officeooo:rsid="010fed75"/>
    </style:style>
    <style:style style:name="T83" style:family="text">
      <style:text-properties style:text-position="sub 58%" officeooo:rsid="0111cd0d"/>
    </style:style>
    <style:style style:name="T84" style:family="text">
      <style:text-properties style:text-position="sub 58%" officeooo:rsid="0141de5b"/>
    </style:style>
    <style:style style:name="T85" style:family="text">
      <style:text-properties style:text-position="sub 58%" officeooo:rsid="015e12f9"/>
    </style:style>
    <style:style style:name="T86" style:family="text">
      <style:text-properties style:text-position="sub 58%" officeooo:rsid="016bbea9"/>
    </style:style>
    <style:style style:name="T87" style:family="text">
      <style:text-properties officeooo:rsid="0014422c"/>
    </style:style>
    <style:style style:name="T88" style:family="text">
      <style:text-properties style:text-position="super 58%"/>
    </style:style>
    <style:style style:name="T89" style:family="text">
      <style:text-properties style:text-position="super 58%" officeooo:rsid="0014422c"/>
    </style:style>
    <style:style style:name="T90" style:family="text">
      <style:text-properties style:text-position="super 58%" officeooo:rsid="00176aec"/>
    </style:style>
    <style:style style:name="T91" style:family="text">
      <style:text-properties style:text-position="super 58%" style:font-name="Liberation Serif1" officeooo:rsid="001a0017" style:font-name-asian="Liberation Serif1" style:font-name-complex="Liberation Serif1"/>
    </style:style>
    <style:style style:name="T92" style:family="text">
      <style:text-properties style:text-position="super 58%" officeooo:rsid="001db0b3" style:font-name-asian="Noto Sans CJK KR Regular1"/>
    </style:style>
    <style:style style:name="T93" style:family="text">
      <style:text-properties style:text-position="super 58%" style:font-name="Noto Sans CJK KR Regular1" officeooo:rsid="001db0b3" style:font-name-asian="Noto Sans CJK KR Regular1"/>
    </style:style>
    <style:style style:name="T94" style:family="text">
      <style:text-properties style:text-position="super 58%" officeooo:rsid="0025a9f0"/>
    </style:style>
    <style:style style:name="T95" style:family="text">
      <style:text-properties style:text-position="super 58%" officeooo:rsid="002cb191"/>
    </style:style>
    <style:style style:name="T96" style:family="text">
      <style:text-properties style:text-position="super 58%" officeooo:rsid="002ea428"/>
    </style:style>
    <style:style style:name="T97" style:family="text">
      <style:text-properties style:text-position="super 58%" officeooo:rsid="003a6e8e"/>
    </style:style>
    <style:style style:name="T98" style:family="text">
      <style:text-properties style:text-position="super 58%" officeooo:rsid="003bc382"/>
    </style:style>
    <style:style style:name="T99" style:family="text">
      <style:text-properties style:text-position="super 58%" officeooo:rsid="004307dd"/>
    </style:style>
    <style:style style:name="T100" style:family="text">
      <style:text-properties style:text-position="super 58%" officeooo:rsid="00613ade"/>
    </style:style>
    <style:style style:name="T101" style:family="text">
      <style:text-properties style:text-position="super 58%" officeooo:rsid="00717c74"/>
    </style:style>
    <style:style style:name="T102" style:family="text">
      <style:text-properties style:text-position="super 58%" officeooo:rsid="0076d1ae"/>
    </style:style>
    <style:style style:name="T103" style:family="text">
      <style:text-properties style:text-position="super 58%" officeooo:rsid="00c45fd4"/>
    </style:style>
    <style:style style:name="T104" style:family="text">
      <style:text-properties style:text-position="super 58%" officeooo:rsid="00d51edb"/>
    </style:style>
    <style:style style:name="T105" style:family="text">
      <style:text-properties style:text-position="super 58%" fo:font-weight="bold" style:font-weight-asian="bold" style:font-weight-complex="bold"/>
    </style:style>
    <style:style style:name="T106" style:family="text">
      <style:text-properties style:text-position="super 58%" fo:font-weight="bold" officeooo:rsid="00c67054" style:font-weight-asian="bold" style:font-weight-complex="bold"/>
    </style:style>
    <style:style style:name="T107" style:family="text">
      <style:text-properties style:text-position="super 58%" fo:font-weight="bold" officeooo:rsid="00caadc7" style:font-weight-asian="bold" style:font-weight-complex="bold"/>
    </style:style>
    <style:style style:name="T108" style:family="text">
      <style:text-properties style:text-position="super 58%" fo:font-weight="bold" officeooo:rsid="00c99551" style:font-weight-asian="bold" style:font-weight-complex="bold"/>
    </style:style>
    <style:style style:name="T109" style:family="text">
      <style:text-properties style:text-position="super 58%" fo:font-weight="bold" officeooo:rsid="00ea6744" style:font-weight-asian="bold" style:font-weight-complex="bold"/>
    </style:style>
    <style:style style:name="T110" style:family="text">
      <style:text-properties style:text-position="super 58%" fo:font-weight="bold" officeooo:rsid="01370682" style:font-weight-asian="bold" style:font-weight-complex="bold"/>
    </style:style>
    <style:style style:name="T111" style:family="text">
      <style:text-properties style:text-position="super 58%" officeooo:rsid="00ea6744"/>
    </style:style>
    <style:style style:name="T112" style:family="text">
      <style:text-properties style:text-position="super 58%" officeooo:rsid="00ec119e"/>
    </style:style>
    <style:style style:name="T113" style:family="text">
      <style:text-properties style:text-position="super 58%" officeooo:rsid="0124530f"/>
    </style:style>
    <style:style style:name="T114" style:family="text">
      <style:text-properties style:text-position="super 58%" officeooo:rsid="01430c66"/>
    </style:style>
    <style:style style:name="T115" style:family="text">
      <style:text-properties style:text-position="super 58%" officeooo:rsid="01483f7b"/>
    </style:style>
    <style:style style:name="T116" style:family="text">
      <style:text-properties style:text-position="super 58%" officeooo:rsid="014b6e87"/>
    </style:style>
    <style:style style:name="T117" style:family="text">
      <style:text-properties style:text-position="super 58%" officeooo:rsid="014fcf5b"/>
    </style:style>
    <style:style style:name="T118" style:family="text">
      <style:text-properties style:text-position="super 58%" officeooo:rsid="0154d0f7"/>
    </style:style>
    <style:style style:name="T119" style:family="text">
      <style:text-properties style:text-position="super 58%" officeooo:rsid="0152dbab"/>
    </style:style>
    <style:style style:name="T120" style:family="text">
      <style:text-properties style:text-position="super 58%" officeooo:rsid="01565afb"/>
    </style:style>
    <style:style style:name="T121" style:family="text">
      <style:text-properties style:text-position="super 58%" officeooo:rsid="015acd91"/>
    </style:style>
    <style:style style:name="T122" style:family="text">
      <style:text-properties style:text-position="super 58%" officeooo:rsid="016c6e84"/>
    </style:style>
    <style:style style:name="T123" style:family="text">
      <style:text-properties officeooo:rsid="001489eb"/>
    </style:style>
    <style:style style:name="T124" style:family="text">
      <style:text-properties officeooo:rsid="00176aec"/>
    </style:style>
    <style:style style:name="T125" style:family="text">
      <style:text-properties officeooo:rsid="001a0017"/>
    </style:style>
    <style:style style:name="T126" style:family="text">
      <style:text-properties style:font-name="Liberation Serif1" officeooo:rsid="001a0017" style:font-name-asian="Liberation Serif1" style:font-name-complex="Liberation Serif1"/>
    </style:style>
    <style:style style:name="T127" style:family="text">
      <style:text-properties style:font-name="Liberation Serif1" officeooo:rsid="001db0b3" style:font-name-asian="Liberation Serif1" style:font-name-complex="Liberation Serif1"/>
    </style:style>
    <style:style style:name="T128" style:family="text">
      <style:text-properties style:font-name="Noto Sans CJK KR Regular1" officeooo:rsid="001a0017" style:font-name-asian="Liberation Serif1" style:font-name-complex="Liberation Serif1"/>
    </style:style>
    <style:style style:name="T129" style:family="text">
      <style:text-properties style:font-name="Noto Sans CJK KR Regular1" officeooo:rsid="001db0b3" style:font-name-asian="Liberation Serif1" style:font-name-complex="Liberation Serif1"/>
    </style:style>
    <style:style style:name="T130" style:family="text">
      <style:text-properties style:font-name="Noto Sans CJK KR Regular1" officeooo:rsid="001f76cc" style:font-name-asian="Liberation Serif1" style:font-name-complex="Liberation Serif1"/>
    </style:style>
    <style:style style:name="T131" style:family="text">
      <style:text-properties style:font-name="Noto Sans CJK KR Regular1" officeooo:rsid="001db0b3" style:font-name-asian="Noto Sans CJK KR Regular1"/>
    </style:style>
    <style:style style:name="T132" style:family="text">
      <style:text-properties style:font-name-asian="Noto Sans CJK KR Regular1"/>
    </style:style>
    <style:style style:name="T133" style:family="text">
      <style:text-properties officeooo:rsid="001c7318" style:font-name-asian="Noto Sans CJK KR Regular1"/>
    </style:style>
    <style:style style:name="T134" style:family="text">
      <style:text-properties officeooo:rsid="001db0b3" style:font-name-asian="Noto Sans CJK KR Regular1"/>
    </style:style>
    <style:style style:name="T135" style:family="text">
      <style:text-properties officeooo:rsid="001f76cc" style:font-name-asian="Noto Sans CJK KR Regular1"/>
    </style:style>
    <style:style style:name="T136" style:family="text">
      <style:text-properties officeooo:rsid="0021536c" style:font-name-asian="Noto Sans CJK KR Regular1"/>
    </style:style>
    <style:style style:name="T137" style:family="text">
      <style:text-properties officeooo:rsid="0021b07a" style:font-name-asian="Noto Sans CJK KR Regular1"/>
    </style:style>
    <style:style style:name="T138" style:family="text">
      <style:text-properties officeooo:rsid="001db0b3"/>
    </style:style>
    <style:style style:name="T139" style:family="text">
      <style:text-properties officeooo:rsid="00209e84"/>
    </style:style>
    <style:style style:name="T140" style:family="text">
      <style:text-properties officeooo:rsid="0025a9f0"/>
    </style:style>
    <style:style style:name="T141" style:family="text">
      <style:text-properties officeooo:rsid="00279451"/>
    </style:style>
    <style:style style:name="T142" style:family="text">
      <style:text-properties officeooo:rsid="002974de"/>
    </style:style>
    <style:style style:name="T143" style:family="text">
      <style:text-properties officeooo:rsid="002cb191"/>
    </style:style>
    <style:style style:name="T144" style:family="text">
      <style:text-properties officeooo:rsid="002ea428"/>
    </style:style>
    <style:style style:name="T145" style:family="text">
      <style:text-properties officeooo:rsid="0030155d"/>
    </style:style>
    <style:style style:name="T146" style:family="text">
      <style:text-properties officeooo:rsid="00312fa6"/>
    </style:style>
    <style:style style:name="T147" style:family="text">
      <style:text-properties officeooo:rsid="0031db8c"/>
    </style:style>
    <style:style style:name="T148" style:family="text">
      <style:text-properties officeooo:rsid="00363af7"/>
    </style:style>
    <style:style style:name="T149" style:family="text">
      <style:text-properties officeooo:rsid="003a6e8e"/>
    </style:style>
    <style:style style:name="T150" style:family="text">
      <style:text-properties officeooo:rsid="003bc382"/>
    </style:style>
    <style:style style:name="T151" style:family="text">
      <style:text-properties officeooo:rsid="003d151f"/>
    </style:style>
    <style:style style:name="T152" style:family="text">
      <style:text-properties officeooo:rsid="003e9021"/>
    </style:style>
    <style:style style:name="T153" style:family="text">
      <style:text-properties officeooo:rsid="0041633a"/>
    </style:style>
    <style:style style:name="T154" style:family="text">
      <style:text-properties officeooo:rsid="004307dd"/>
    </style:style>
    <style:style style:name="T155" style:family="text">
      <style:text-properties officeooo:rsid="00434161"/>
    </style:style>
    <style:style style:name="T156" style:family="text">
      <style:text-properties officeooo:rsid="0043f0d9"/>
    </style:style>
    <style:style style:name="T157" style:family="text">
      <style:text-properties officeooo:rsid="00494e12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0494e12" style:font-weight-asian="normal" style:font-weight-complex="normal"/>
    </style:style>
    <style:style style:name="T160" style:family="text">
      <style:text-properties fo:font-weight="normal" officeooo:rsid="004a4c8a" style:font-weight-asian="normal" style:font-weight-complex="normal"/>
    </style:style>
    <style:style style:name="T161" style:family="text">
      <style:text-properties fo:font-weight="normal" officeooo:rsid="004c06f3" style:font-weight-asian="normal" style:font-weight-complex="normal"/>
    </style:style>
    <style:style style:name="T162" style:family="text">
      <style:text-properties fo:font-weight="normal" officeooo:rsid="005277f9" style:font-weight-asian="normal" style:font-weight-complex="normal"/>
    </style:style>
    <style:style style:name="T163" style:family="text">
      <style:text-properties fo:font-weight="normal" officeooo:rsid="00547720" style:font-weight-asian="normal" style:font-weight-complex="normal"/>
    </style:style>
    <style:style style:name="T164" style:family="text">
      <style:text-properties fo:font-weight="normal" officeooo:rsid="00556de5" style:font-weight-asian="normal" style:font-weight-complex="normal"/>
    </style:style>
    <style:style style:name="T165" style:family="text">
      <style:text-properties fo:font-weight="normal" officeooo:rsid="0055bbce" style:font-weight-asian="normal" style:font-weight-complex="normal"/>
    </style:style>
    <style:style style:name="T166" style:family="text">
      <style:text-properties fo:font-weight="normal" officeooo:rsid="0056b4b0" style:font-weight-asian="normal" style:font-weight-complex="normal"/>
    </style:style>
    <style:style style:name="T167" style:family="text">
      <style:text-properties officeooo:rsid="0059cfbb"/>
    </style:style>
    <style:style style:name="T168" style:family="text">
      <style:text-properties officeooo:rsid="00613ade"/>
    </style:style>
    <style:style style:name="T169" style:family="text">
      <style:text-properties officeooo:rsid="0061f7c4"/>
    </style:style>
    <style:style style:name="T170" style:family="text">
      <style:text-properties officeooo:rsid="0063c5f4"/>
    </style:style>
    <style:style style:name="T171" style:family="text">
      <style:text-properties officeooo:rsid="006daa7c"/>
    </style:style>
    <style:style style:name="T172" style:family="text">
      <style:text-properties officeooo:rsid="006e8cbb"/>
    </style:style>
    <style:style style:name="T173" style:family="text">
      <style:text-properties officeooo:rsid="00717c74"/>
    </style:style>
    <style:style style:name="T174" style:family="text">
      <style:text-properties officeooo:rsid="00734b39"/>
    </style:style>
    <style:style style:name="T175" style:family="text">
      <style:text-properties officeooo:rsid="00757c8e"/>
    </style:style>
    <style:style style:name="T176" style:family="text">
      <style:text-properties officeooo:rsid="0076d1ae"/>
    </style:style>
    <style:style style:name="T177" style:family="text">
      <style:text-properties officeooo:rsid="008090f0"/>
    </style:style>
    <style:style style:name="T178" style:family="text">
      <style:text-properties officeooo:rsid="0081e5f1"/>
    </style:style>
    <style:style style:name="T179" style:family="text">
      <style:text-properties officeooo:rsid="008896f6"/>
    </style:style>
    <style:style style:name="T180" style:family="text">
      <style:text-properties officeooo:rsid="008ab655"/>
    </style:style>
    <style:style style:name="T181" style:family="text">
      <style:text-properties officeooo:rsid="008d6ed9"/>
    </style:style>
    <style:style style:name="T182" style:family="text">
      <style:text-properties officeooo:rsid="008fbb66"/>
    </style:style>
    <style:style style:name="T183" style:family="text">
      <style:text-properties officeooo:rsid="0091fe5f"/>
    </style:style>
    <style:style style:name="T184" style:family="text">
      <style:text-properties officeooo:rsid="00938381"/>
    </style:style>
    <style:style style:name="T185" style:family="text">
      <style:text-properties officeooo:rsid="00939947"/>
    </style:style>
    <style:style style:name="T186" style:family="text">
      <style:text-properties officeooo:rsid="0094becc"/>
    </style:style>
    <style:style style:name="T187" style:family="text">
      <style:text-properties officeooo:rsid="0095cc3e"/>
    </style:style>
    <style:style style:name="T188" style:family="text">
      <style:text-properties officeooo:rsid="0097fce0"/>
    </style:style>
    <style:style style:name="T189" style:family="text">
      <style:text-properties officeooo:rsid="009af8d8"/>
    </style:style>
    <style:style style:name="T190" style:family="text">
      <style:text-properties officeooo:rsid="0099f476"/>
    </style:style>
    <style:style style:name="T191" style:family="text">
      <style:text-properties officeooo:rsid="00a2e750"/>
    </style:style>
    <style:style style:name="T192" style:family="text">
      <style:text-properties officeooo:rsid="00a4c483"/>
    </style:style>
    <style:style style:name="T193" style:family="text">
      <style:text-properties officeooo:rsid="00a5f02c"/>
    </style:style>
    <style:style style:name="T194" style:family="text">
      <style:text-properties officeooo:rsid="00a65d20"/>
    </style:style>
    <style:style style:name="T195" style:family="text">
      <style:text-properties officeooo:rsid="00a73163"/>
    </style:style>
    <style:style style:name="T196" style:family="text">
      <style:text-properties officeooo:rsid="00a8cba5"/>
    </style:style>
    <style:style style:name="T197" style:family="text">
      <style:text-properties officeooo:rsid="00b1382e"/>
    </style:style>
    <style:style style:name="T198" style:family="text">
      <style:text-properties officeooo:rsid="00b422f0"/>
    </style:style>
    <style:style style:name="T199" style:family="text">
      <style:text-properties officeooo:rsid="00ade95e"/>
    </style:style>
    <style:style style:name="T200" style:family="text">
      <style:text-properties officeooo:rsid="00b87891"/>
    </style:style>
    <style:style style:name="T201" style:family="text">
      <style:text-properties style:font-name="Noto Sans CJK KR Regular" fo:font-weight="bold" style:font-weight-asian="bold" style:font-weight-complex="bold"/>
    </style:style>
    <style:style style:name="T202" style:family="text">
      <style:text-properties style:font-name="Noto Sans CJK KR Regular" fo:font-weight="bold" officeooo:rsid="00b87891" style:font-weight-asian="bold" style:font-weight-complex="bold"/>
    </style:style>
    <style:style style:name="T203" style:family="text">
      <style:text-properties officeooo:rsid="00bd4e16"/>
    </style:style>
    <style:style style:name="T204" style:family="text">
      <style:text-properties officeooo:rsid="00baf376"/>
    </style:style>
    <style:style style:name="T205" style:family="text">
      <style:text-properties officeooo:rsid="00c1a573"/>
    </style:style>
    <style:style style:name="T206" style:family="text">
      <style:text-properties officeooo:rsid="00c45fd4"/>
    </style:style>
    <style:style style:name="T207" style:family="text">
      <style:text-properties officeooo:rsid="00c4f1f5"/>
    </style:style>
    <style:style style:name="T208" style:family="text">
      <style:text-properties officeooo:rsid="00c5722c"/>
    </style:style>
    <style:style style:name="T209" style:family="text">
      <style:text-properties officeooo:rsid="00c67054"/>
    </style:style>
    <style:style style:name="T210" style:family="text">
      <style:text-properties officeooo:rsid="00c99551"/>
    </style:style>
    <style:style style:name="T211" style:family="text">
      <style:text-properties officeooo:rsid="00cfbf2e"/>
    </style:style>
    <style:style style:name="T212" style:family="text">
      <style:text-properties officeooo:rsid="00d32b91"/>
    </style:style>
    <style:style style:name="T213" style:family="text">
      <style:text-properties officeooo:rsid="00d51edb"/>
    </style:style>
    <style:style style:name="T214" style:family="text">
      <style:text-properties officeooo:rsid="00d9c64f"/>
    </style:style>
    <style:style style:name="T215" style:family="text">
      <style:text-properties officeooo:rsid="00e4a6c1"/>
    </style:style>
    <style:style style:name="T216" style:family="text">
      <style:text-properties officeooo:rsid="00ea6744"/>
    </style:style>
    <style:style style:name="T217" style:family="text">
      <style:text-properties officeooo:rsid="00f13f69"/>
    </style:style>
    <style:style style:name="T218" style:family="text">
      <style:text-properties officeooo:rsid="00f43ccc"/>
    </style:style>
    <style:style style:name="T219" style:family="text">
      <style:text-properties officeooo:rsid="00f8d74b"/>
    </style:style>
    <style:style style:name="T220" style:family="text">
      <style:text-properties officeooo:rsid="00fc378e"/>
    </style:style>
    <style:style style:name="T221" style:family="text">
      <style:text-properties officeooo:rsid="00fd55f2"/>
    </style:style>
    <style:style style:name="T222" style:family="text">
      <style:text-properties officeooo:rsid="00fe9112"/>
    </style:style>
    <style:style style:name="T223" style:family="text">
      <style:text-properties officeooo:rsid="01062e43"/>
    </style:style>
    <style:style style:name="T224" style:family="text">
      <style:text-properties officeooo:rsid="010d3fc9"/>
    </style:style>
    <style:style style:name="T225" style:family="text">
      <style:text-properties officeooo:rsid="010acca6"/>
    </style:style>
    <style:style style:name="T226" style:family="text">
      <style:text-properties officeooo:rsid="010dc969"/>
    </style:style>
    <style:style style:name="T227" style:family="text">
      <style:text-properties officeooo:rsid="010fed75"/>
    </style:style>
    <style:style style:name="T228" style:family="text">
      <style:text-properties officeooo:rsid="0111cd0d"/>
    </style:style>
    <style:style style:name="T229" style:family="text">
      <style:text-properties officeooo:rsid="01145170"/>
    </style:style>
    <style:style style:name="T230" style:family="text">
      <style:text-properties officeooo:rsid="01170859"/>
    </style:style>
    <style:style style:name="T231" style:family="text">
      <style:text-properties officeooo:rsid="01181d25"/>
    </style:style>
    <style:style style:name="T232" style:family="text">
      <style:text-properties officeooo:rsid="011a7ce4"/>
    </style:style>
    <style:style style:name="T233" style:family="text">
      <style:text-properties officeooo:rsid="011c4581"/>
    </style:style>
    <style:style style:name="T234" style:family="text">
      <style:text-properties style:text-position="0% 100%"/>
    </style:style>
    <style:style style:name="T235" style:family="text">
      <style:text-properties style:text-position="0% 100%" fo:font-weight="bold" style:font-weight-asian="bold" style:font-weight-complex="bold"/>
    </style:style>
    <style:style style:name="T236" style:family="text">
      <style:text-properties style:text-position="0% 100%" officeooo:rsid="014fcf5b"/>
    </style:style>
    <style:style style:name="T237" style:family="text">
      <style:text-properties style:text-position="0% 100%" officeooo:rsid="01565afb"/>
    </style:style>
    <style:style style:name="T238" style:family="text">
      <style:text-properties style:text-position="0% 100%" officeooo:rsid="015a1ebc"/>
    </style:style>
    <style:style style:name="T239" style:family="text">
      <style:text-properties style:text-position="0% 100%" officeooo:rsid="015acd91"/>
    </style:style>
    <style:style style:name="T240" style:family="text">
      <style:text-properties style:text-position="0% 100%" officeooo:rsid="014b6e87"/>
    </style:style>
    <style:style style:name="T241" style:family="text">
      <style:text-properties style:text-position="0% 100%" officeooo:rsid="015bfd8e"/>
    </style:style>
    <style:style style:name="T242" style:family="text">
      <style:text-properties style:text-position="0% 100%" officeooo:rsid="0161565e"/>
    </style:style>
    <style:style style:name="T243" style:family="text">
      <style:text-properties style:text-position="0% 100%" officeooo:rsid="0169cb18"/>
    </style:style>
    <style:style style:name="T244" style:family="text">
      <style:text-properties style:text-position="0% 100%" officeooo:rsid="016bbea9"/>
    </style:style>
    <style:style style:name="T245" style:family="text">
      <style:text-properties style:text-position="0% 100%" officeooo:rsid="016c6e84"/>
    </style:style>
    <style:style style:name="T246" style:family="text">
      <style:text-properties style:text-position="0% 100%" officeooo:rsid="016cbbb1"/>
    </style:style>
    <style:style style:name="T247" style:family="text">
      <style:text-properties style:text-position="0% 100%" officeooo:rsid="016f5dd2"/>
    </style:style>
    <style:style style:name="T248" style:family="text">
      <style:text-properties style:text-position="0% 100%" officeooo:rsid="017137a1"/>
    </style:style>
    <style:style style:name="T249" style:family="text">
      <style:text-properties style:text-position="0% 100%" officeooo:rsid="0171c31f"/>
    </style:style>
    <style:style style:name="T250" style:family="text">
      <style:text-properties style:text-position="0% 100%" officeooo:rsid="0171f76c"/>
    </style:style>
    <style:style style:name="T251" style:family="text">
      <style:text-properties style:text-position="0% 100%" officeooo:rsid="0172166f"/>
    </style:style>
    <style:style style:name="T252" style:family="text">
      <style:text-properties style:text-position="0% 100%" officeooo:rsid="0172a318"/>
    </style:style>
    <style:style style:name="T253" style:family="text">
      <style:text-properties style:text-position="0% 100%" officeooo:rsid="01772d23"/>
    </style:style>
    <style:style style:name="T254" style:family="text">
      <style:text-properties style:text-position="0% 100%" officeooo:rsid="01778ab1"/>
    </style:style>
    <style:style style:name="T255" style:family="text">
      <style:text-properties style:text-position="0% 100%" officeooo:rsid="0178a840"/>
    </style:style>
    <style:style style:name="T256" style:family="text">
      <style:text-properties style:text-position="0% 100%" officeooo:rsid="017a4483"/>
    </style:style>
    <style:style style:name="T257" style:family="text">
      <style:text-properties style:text-position="0% 100%" officeooo:rsid="017abf07"/>
    </style:style>
    <style:style style:name="T258" style:family="text">
      <style:text-properties style:text-position="0% 100%" officeooo:rsid="017c0c3f"/>
    </style:style>
    <style:style style:name="T259" style:family="text">
      <style:text-properties style:text-position="0% 100%" officeooo:rsid="017c6a90"/>
    </style:style>
    <style:style style:name="T260" style:family="text">
      <style:text-properties officeooo:rsid="0124530f"/>
    </style:style>
    <style:style style:name="T261" style:family="text">
      <style:text-properties officeooo:rsid="012db67f"/>
    </style:style>
    <style:style style:name="T262" style:family="text">
      <style:text-properties officeooo:rsid="01354167"/>
    </style:style>
    <style:style style:name="T263" style:family="text">
      <style:text-properties officeooo:rsid="0135af62"/>
    </style:style>
    <style:style style:name="T264" style:family="text">
      <style:text-properties officeooo:rsid="01370682"/>
    </style:style>
    <style:style style:name="T265" style:family="text">
      <style:text-properties officeooo:rsid="0139ebd6"/>
    </style:style>
    <style:style style:name="T266" style:family="text">
      <style:text-properties officeooo:rsid="013bdffc"/>
    </style:style>
    <style:style style:name="T267" style:family="text">
      <style:text-properties officeooo:rsid="0141de5b"/>
    </style:style>
    <style:style style:name="T268" style:family="text">
      <style:text-properties officeooo:rsid="01430c66"/>
    </style:style>
    <style:style style:name="T269" style:family="text">
      <style:text-properties officeooo:rsid="01483f7b"/>
    </style:style>
    <style:style style:name="T270" style:family="text">
      <style:text-properties officeooo:rsid="014b6e87"/>
    </style:style>
    <style:style style:name="T271" style:family="text">
      <style:text-properties officeooo:rsid="014fcf5b"/>
    </style:style>
    <style:style style:name="T272" style:family="text">
      <style:text-properties officeooo:rsid="015162a5"/>
    </style:style>
    <style:style style:name="T273" style:family="text">
      <style:text-properties officeooo:rsid="0152dbab"/>
    </style:style>
    <style:style style:name="T274" style:family="text">
      <style:text-properties officeooo:rsid="0154d0f7"/>
    </style:style>
    <style:style style:name="T275" style:family="text">
      <style:text-properties officeooo:rsid="01565afb"/>
    </style:style>
    <style:style style:name="T276" style:family="text">
      <style:text-properties officeooo:rsid="015bfd8e"/>
    </style:style>
    <style:style style:name="T277" style:family="text">
      <style:text-properties officeooo:rsid="015c4803"/>
    </style:style>
    <style:style style:name="T278" style:family="text">
      <style:text-properties officeooo:rsid="015cfdcb"/>
    </style:style>
    <style:style style:name="T279" style:family="text">
      <style:text-properties officeooo:rsid="015e12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6">第3篇 中央处理器</text:p>
      <text:p text:style-name="P1"/>
      <text:p text:style-name="P205">第6章 计算机的运算方法</text:p>
      <text:p text:style-name="P1"/>
      <text:p text:style-name="P1">计算机的应用领域极其广泛，但不论应用在什么地方，信息在计算机内部的形式都是一致的，即均为<text:span text:style-name="T1">0和1组成的各种编码。</text:span></text:p>
      <text:p text:style-name="P1"/>
      <text:p text:style-name="P2">6.1 无符号数和有符号数</text:p>
      <text:p text:style-name="P2">计算机中参与运算的数有两大类：无符号数和有符号数。</text:p>
      <text:p text:style-name="P2">计算机中的数均存放在寄存器中，通常称寄存器的位数为机器字长。<text:span text:style-name="T139">8位，32位等</text:span></text:p>
      <text:p text:style-name="P2">所谓<text:span text:style-name="T3">无符号数</text:span>，即没有符号的数，在寄存器中的每一位均可用来存放数值。</text:p>
      <text:p text:style-name="P2">当存放有符号数时，则需留出位置存放符号，符号的正、负机器是无法识别的，可以用<text:span text:style-name="T2">0表示正，1表示负，这样符号就被数字化了，并且规定将它放在有效数字的前面，即组成了</text:span><text:span text:style-name="T4">有符号数</text:span><text:span text:style-name="T2">。</text:span></text:p>
      <text:p text:style-name="P2">通常把符号数字化的数叫做<text:span text:style-name="T3">机器数</text:span>，把带“<text:span text:style-name="T62">+</text:span>”或“<text:span text:style-name="T62">-”符号的数叫做真值。</text:span></text:p>
      <text:p text:style-name="P2"/>
      <text:p text:style-name="P2">一旦符号数字化后，在运算过程中，符号位能否和数值部分一起参加运算？如果参加运算，符号位又需作哪些处理？这些问题都与符号位和数值位所构成的编码有关，这些编码就是原码、补码、反码和移码。</text:p>
      <text:p text:style-name="P6"/>
      <text:p text:style-name="P6">原码表示法</text:p>
      <text:p text:style-name="P3"><text:span text:style-name="T3">原码</text:span>是是机器数中最简单的一种表示形式，符号位<text:span text:style-name="T63">0表示正数，符号位1表示负数。</text:span></text:p>
      <text:p text:style-name="P8">数值位即真值的绝对值。</text:p>
      <text:p text:style-name="P3">为了书写方便以及区别整数和小数，约定整数的符号位与数值之间用逗号隔开，小数的符号位与数值位之间用小数点隔开。</text:p>
      <text:p text:style-name="P4">x = +0.1011，[x]<text:span text:style-name="T64">原</text:span> = 0.1011 </text:p>
      <text:p text:style-name="P5">x = -0.1011，[x]<text:span text:style-name="T64">原</text:span> = <text:span text:style-name="T123">1 - (-0.1011) = 1</text:span>.1011 </text:p>
      <text:p text:style-name="P5">x = +1011，[x]<text:span text:style-name="T64">原</text:span> = 0,1011</text:p>
      <text:p text:style-name="P5">x = -1011，[x]<text:span text:style-name="T64">原</text:span> = <text:span text:style-name="T87">2</text:span><text:span text:style-name="T89">4</text:span><text:span text:style-name="T87"> - x = 10000 - (-1011) = <text:s/>1</text:span>,1011 </text:p>
      <text:p text:style-name="P5"/>
      <text:p text:style-name="P7">补码表示法</text:p>
      <text:p text:style-name="P9">日常生活中，经常会遇到补数的概念。</text:p>
      <text:p text:style-name="P9">时钟转一圈能指示12个小时，称12为模，写作mod 12。对模12而言，-3和<text:span text:style-name="T124">+</text:span>9互为补数。-<text:span text:style-name="T124">3可以用+9来代替。</text:span></text:p>
      <text:p text:style-name="P10">补数的概念可以用到任意模上：</text:p>
      <text:p text:style-name="P10">mod <text:span text:style-name="T124">10</text:span><text:span text:style-name="T90">2</text:span><text:span text:style-name="T124">：-3和+97互为补数。</text:span></text:p>
      <text:p text:style-name="P10">mod <text:span text:style-name="T124">2</text:span><text:span text:style-name="T90">4</text:span><text:span text:style-name="T124">：-1011和+0101互为补数。</text:span></text:p>
      <text:p text:style-name="P10">mod <text:span text:style-name="T124">2：-0.1001和+1.0111互为补数</text:span></text:p>
      <text:p text:style-name="P10">补数的定义：</text:p>
      <text:p text:style-name="P10">一个负数可以用它的正补数来代替，而这个正补数可以用模加上负数本身求得。</text:p>
      <text:p text:style-name="P10">一个正数和一个负数互为补数时，它们的绝对值之和等于模数。</text:p>
      <text:p text:style-name="P10">正数的补数即为该正数本身。</text:p>
      <text:p text:style-name="P11">整数补码的定义：</text:p>
      <text:p text:style-name="P11"><text:span text:style-name="T125">0</text:span><text:span text:style-name="T126">≤x&lt;2</text:span><text:span text:style-name="T91">n</text:span><text:span text:style-name="T126">, [x]</text:span><text:span text:style-name="T65">补</text:span><text:span text:style-name="T126"> = 0,x </text:span><text:span text:style-name="T128"><text:tab/><text:tab/></text:span><text:span text:style-name="T129">[+1100]</text:span><text:span text:style-name="T68">补</text:span><text:span text:style-name="T129"> = 0,1100</text:span></text:p>
      <text:p text:style-name="P13">-2<text:span text:style-name="T88">n</text:span>≤x&lt;<text:span text:style-name="T138">0, [x]</text:span><text:span text:style-name="T66">补</text:span><text:span text:style-name="T132"> </text:span><text:span text:style-name="T133">= </text:span><text:span text:style-name="T134">2</text:span><text:span text:style-name="T92">n+1</text:span><text:span text:style-name="T134"> + x<text:tab/></text:span><text:span text:style-name="T131">[-1101] = 2</text:span><text:span text:style-name="T93">5</text:span><text:span text:style-name="T131"> + (-1101) = 100000 – 1101 = 1,0011</text:span></text:p>
      <text:p text:style-name="P17">小数补码的定义：</text:p>
      <text:p text:style-name="P12"><text:span text:style-name="T125">0</text:span><text:span text:style-name="T126">≤x&lt;</text:span><text:span text:style-name="T127">1</text:span><text:span text:style-name="T126">, [x]</text:span><text:span text:style-name="T65">补</text:span><text:span text:style-name="T126"> = x </text:span><text:span text:style-name="T128"><text:tab/><text:tab/></text:span><text:span text:style-name="T129">[+</text:span><text:span text:style-name="T130">0.</text:span><text:span text:style-name="T129">1100]</text:span><text:span text:style-name="T68">补</text:span><text:span text:style-name="T129"> = 0.1100</text:span></text:p>
      <text:p text:style-name="P14"><text:span text:style-name="T132">-</text:span><text:span text:style-name="T135">1</text:span><text:span text:style-name="T132">≤x&lt;</text:span><text:span text:style-name="T135">0</text:span><text:span text:style-name="T133">[x]</text:span><text:span text:style-name="T66">补</text:span><text:span text:style-name="T132"> </text:span><text:span text:style-name="T133">= </text:span><text:span text:style-name="T134">2</text:span><text:span text:style-name="T92"> </text:span><text:span text:style-name="T135">+ </text:span><text:span text:style-name="T134">x<text:tab/><text:tab/></text:span><text:span text:style-name="T135">[-0.0110]</text:span><text:span text:style-name="T67">补</text:span><text:span text:style-name="T135"> = 2 – 0.0110 = 1.1010</text:span></text:p>
      <text:p text:style-name="P14"><text:soft-page-break/><text:span text:style-name="T60">反码表示法</text:span><text:span text:style-name="T135">：</text:span></text:p>
      <text:p text:style-name="P18">反码通常用来作为原码求补码或补码求原码的中间过渡，真值为负时，反码是原码的每位取反。</text:p>
      <text:p text:style-name="P15"><text:span text:style-name="T135">[</text:span><text:span text:style-name="T132">+1100]反 = 0,1100</text:span></text:p>
      <text:p text:style-name="P19">[-1100]反 = 1,0011</text:p>
      <text:p text:style-name="P20">[+0.0110]反 = 0.0110</text:p>
      <text:p text:style-name="P20">[-0.0110]反 = 1.1001</text:p>
      <text:p text:style-name="P20"/>
      <text:p text:style-name="P20">总结：</text:p>
      <text:p text:style-name="P20">三种机器数的最高位均为符号位。符号位和数值部分之间可用 . 或 ，隔开。</text:p>
      <text:p text:style-name="P16"><text:span text:style-name="T132">当真值为正时，原码、补码、反码的表现形式均相同，即符号位用</text:span><text:span text:style-name="T136">0表示，数值部分和真值相同。</text:span></text:p>
      <text:p text:style-name="P16"><text:span text:style-name="T136">当真值为负时，三者符号位都用1表示，原码数值部分是</text:span><text:span text:style-name="T61">真值的绝对值</text:span><text:span text:style-name="T136">，补码是原码的</text:span><text:span text:style-name="T61">求反加1</text:span><text:span text:style-name="T136">，反码是原码的</text:span><text:span text:style-name="T61">每位求反</text:span><text:span text:style-name="T136">。</text:span></text:p>
      <text:p text:style-name="P16"><text:span text:style-name="T136">补码不能直接反映真值的大小，移码和补码仅差一个符号位，把补码中的</text:span><text:span text:style-name="T137">1换成0，0换成1，就得到了真值的移码</text:span><text:span text:style-name="T136">。</text:span></text:p>
      <text:p text:style-name="P21"/>
      <text:p text:style-name="P204">6.2 数的定点表示和浮点表示</text:p>
      <text:p text:style-name="P22">计算机中，小数点不用专门的器件给出，而是按约定的方式标出。共有两种方法表示小数点的存在，即定点表示和浮点表示。定点表示的数称为定点数，浮点表示的数称为浮点数。</text:p>
      <text:p text:style-name="P22"/>
      <text:p text:style-name="P44">定点表示</text:p>
      <text:p text:style-name="P22">定点数即小数点固定在某一位置的数。当小数点位于数符和第一数值位之间时，机器内的数为纯小数，当小数点位于数值位之后时，机器内的数为纯整数。</text:p>
      <text:p text:style-name="P22">采用定点数的机器叫做定点机。</text:p>
      <text:p text:style-name="P22">数值部分的位数n决定了定点机中数的表示范围<text:span text:style-name="T140">，若机器数采用原码，小数定点机中数的表示范围是-(1-2</text:span><text:span text:style-name="T94">-n</text:span><text:span text:style-name="T140">) ~ (1-2</text:span><text:span text:style-name="T94">-n</text:span><text:span text:style-name="T140">)，整数定点机中数的表示范围是 </text:span>-<text:span text:style-name="T140">(2</text:span><text:span text:style-name="T94">n</text:span><text:span text:style-name="T140"> – 1) ~ (2</text:span><text:span text:style-name="T94">n </text:span><text:span text:style-name="T140">-1)。</text:span></text:p>
      <text:p text:style-name="P22">在定点机中<text:span text:style-name="T141">，由于小数点的位置固定不变，故当机器处理的数不是纯小数或纯整数时，必须乘上一个比例因子，否则会产生溢出。</text:span></text:p>
      <text:p text:style-name="P22"/>
      <text:p text:style-name="P44">浮点表示</text:p>
      <text:p text:style-name="P22">小数点位置可以浮动的数称为浮点数<text:span text:style-name="T142">。</text:span></text:p>
      <text:p text:style-name="P23">浮点数在机器中的表现形式如下：</text:p>
      <text:p text:style-name="P23">阶符(1位)阶码的数值部分(m位)数符(1位)尾数的数值部分(n位)</text:p>
      <text:p text:style-name="P21">浮点数由阶码j和尾数S两部分组成<text:span text:style-name="T143">。</text:span></text:p>
      <text:p text:style-name="P21">阶码是整数<text:span text:style-name="T143">，阶符和阶码的位数m合起来反映浮点数的表示范围及小数点的实际位置；</text:span></text:p>
      <text:p text:style-name="P21">尾数是小数<text:span text:style-name="T143">，其位数n反映了浮点数的精度；</text:span></text:p>
      <text:p text:style-name="P21">尾数的符号S<text:span text:style-name="T64">f</text:span>代表了浮点数的正负<text:span text:style-name="T143">。</text:span></text:p>
      <text:p text:style-name="P21">浮点数的表示范围<text:span text:style-name="T143">：</text:span></text:p>
      <text:p text:style-name="P21">以N = S <text:span text:style-name="T143">× r</text:span><text:span text:style-name="T95">j</text:span><text:span text:style-name="T143"> 为例，设浮点数阶码的数值位取m位，尾数的数值位取n位，当浮点数为非规格化时，设m=4，n=5，它能表示的最小负数为-0.11111×2</text:span><text:span text:style-name="T95">1111</text:span><text:span text:style-name="T143">，即-(1-2</text:span><text:span text:style-name="T95">-5</text:span><text:span text:style-name="T143">)×(2</text:span><text:span text:style-name="T96">16-1</text:span><text:span text:style-name="T143">-1)</text:span></text:p>
      <text:p text:style-name="P24">它能表示的最大负数为-0.00001×2<text:span text:style-name="T88">-</text:span><text:span text:style-name="T96">1111</text:span>，<text:span text:style-name="T143">即-2</text:span><text:span text:style-name="T95">-n</text:span><text:span text:style-name="T143">×(2</text:span><text:span text:style-name="T96">1-16</text:span><text:span text:style-name="T143">-1)</text:span></text:p>
      <text:p text:style-name="P25">它能表示的最大正数为0.<text:span text:style-name="T144">1111</text:span>1×2<text:span text:style-name="T96">1111</text:span>，<text:span text:style-name="T143">即(1-2</text:span><text:span text:style-name="T95">-n</text:span><text:span text:style-name="T143">)×(2</text:span><text:span text:style-name="T96">16-1</text:span><text:span text:style-name="T143">)</text:span></text:p>
      <text:p text:style-name="P25">它能表示的最小正数为0.00001×2<text:span text:style-name="T88">-</text:span><text:span text:style-name="T96">1111</text:span>，<text:span text:style-name="T143">即2</text:span><text:span text:style-name="T95">-n</text:span><text:span text:style-name="T143">×(2</text:span><text:span text:style-name="T96">1-16</text:span><text:span text:style-name="T143">-1)</text:span></text:p>
      <text:p text:style-name="P26">1-16 表示1- 2<text:span text:style-name="T88">m</text:span>。</text:p>
      <text:p text:style-name="P26">当浮点数阶码大于最大阶码时<text:span text:style-name="T145">，称为上溢，机器停止运算，进行中断溢出处理。</text:span></text:p>
      <text:p text:style-name="P26">当浮点数阶码小于最小阶码时<text:span text:style-name="T145">，称为下溢，此时溢出的数绝对值很小，通常将尾数各位强制置零，按机器零处理，此时机器可以正常运行。</text:span></text:p>
      <text:p text:style-name="P26"/>
      <text:p text:style-name="P45"><text:soft-page-break/>浮点数的规格化</text:p>
      <text:p text:style-name="P26">尾数反映了浮点数的精度<text:span text:style-name="T145">，尾数的位数是有限的，如果尾数前几位是0，会占用了尾数的位数。</text:span></text:p>
      <text:p text:style-name="P26">为了提高浮点数的精度<text:span text:style-name="T145">，其尾数必须为规格化数。</text:span></text:p>
      <text:p text:style-name="P26">基数为<text:span text:style-name="T145">2时，尾数的最高位为1的数为规格化数。规格化时，尾数左移一位，变大2倍，阶码减1，这种规格化称为向左规格化，简称左规；尾数右移一位，变小2倍，阶码加1，这种规格化称为右规。</text:span></text:p>
      <text:p text:style-name="P26">基数为<text:span text:style-name="T146">4时，尾数的最高两位不全为零的数为规格化数。规格化时，尾数左移两位，阶码减1；右移两位，阶码加1。</text:span></text:p>
      <text:p text:style-name="P27">基数为<text:span text:style-name="T146">8时，尾数的最高三位不全为零的数为规格化数。规格化时，尾数左移三位，阶码减1；右移三位，阶码加1。</text:span></text:p>
      <text:p text:style-name="P27"/>
      <text:p text:style-name="P27">浮点机中的基数是隐含的<text:span text:style-name="T147">，而且一旦基数确定后就不再变了。</text:span></text:p>
      <text:p text:style-name="P27">不同基数的浮点数表示形式完全相同<text:span text:style-name="T147">，但基数不同，对数的表示范围和精度都有影响。</text:span></text:p>
      <text:p text:style-name="P27">一般来说<text:span text:style-name="T147">，基数r越大，可表示的浮点数范围越大，所表示的数的个数越多，但表示的精度反而下降(r为16，规格化后前三位可能是0)。</text:span></text:p>
      <text:p text:style-name="P27"/>
      <text:p text:style-name="P86"><text:s/>在浮点机中，判断补码规格化形式的原则是<text:span text:style-name="T3">尾数的符号位与第一数位不同</text:span>。</text:p>
      <text:p text:style-name="P27"/>
      <text:p text:style-name="P46">定点数和浮点数的比较</text:p>
      <text:p text:style-name="P28">（1）当浮点机和定点机中的位数相同时，浮点数的表示范围比定点数的大得多。</text:p>
      <text:p text:style-name="P28">（2）当浮点数为规格化数时，其相对精度远比定点数高。</text:p>
      <text:p text:style-name="P28">（3）浮点数原算要分阶码部分和尾数部分，而且运算结果都要求规格化，故浮点运算步骤比定点运算步骤多，运算速度比定点运算低，运算线路比定点运算的复杂。</text:p>
      <text:p text:style-name="P29">（4）在溢出判断方法上，浮点数是对规格化数的阶码进行判断，而定点数是对数值本身进行判断。例如，小数定点机中的数，其绝对值必须小于1,否则溢出，此时要求机器停止运算，进行处理。为了防止溢出，上机前必须选择比例因子，这个工作比较麻烦，给编程带来不便。而浮点数的表示范围远比定点数大，仅当上溢时机器才停止运算，故一般不必考虑比例因子的选择。</text:p>
      <text:p text:style-name="P29"/>
      <text:p text:style-name="P29">总的来说，浮点数在数的表示范围、数的精度、溢出处理和程序编程方面(不取比例因子)均优于定点数。但在运算规则、运算速度和硬件成本方面又不如定点数。</text:p>
      <text:p text:style-name="P29"/>
      <text:p text:style-name="P47">IEEE <text:span text:style-name="T148">754标准</text:span></text:p>
      <text:p text:style-name="P29">和浮点数形式相比<text:span text:style-name="T148">，IEEE 754把数符放在第一位，把尾数数值部分的第一位1省略，称为隐藏位。</text:span></text:p>
      <text:p text:style-name="P30">按IEEE标准，常用的浮点数有三种</text:p>
      <text:p text:style-name="P30">短实数 符号位1 阶码8 尾数23 总位数32</text:p>
      <text:p text:style-name="P30">短实数 符号位1 阶码 11 尾数52 总位数 64</text:p>
      <text:p text:style-name="P30">短实数 符号位1 阶码 15 尾数 64 总位数 80</text:p>
      <text:p text:style-name="P30"/>
      <text:p text:style-name="P30">阶码用移码表示，阶码的真值都被加一个常数(偏移量)</text:p>
      <text:p text:style-name="P30"/>
      <text:p text:style-name="P30"/>
      <text:p text:style-name="P203">6.3 定点运算</text:p>
      <text:p text:style-name="P31">定点运算包括移位、加、减、乘、除几种。</text:p>
      <text:p text:style-name="P31"/>
      <text:p text:style-name="P31">移位运算</text:p>
      <text:p text:style-name="P33">1500相当于15相对于小数点左移了两位，并在小数点前面添了两个0。</text:p>
      <text:p text:style-name="P33">某个十进制数左移n位，相当于该数乘以<text:span text:style-name="T149">10</text:span><text:span text:style-name="T97">n</text:span><text:span text:style-name="T149">；右移n位，相当于该数除以10</text:span><text:span text:style-name="T97">n</text:span><text:span text:style-name="T149">。</text:span></text:p>
      <text:p text:style-name="P32"><text:soft-page-break/>计算机中小数点的位置是事先约定的，因此，二进制表示的机器数在相对于小数点左移或右移时，实质就是该数乘以或除以<text:span text:style-name="T150">2</text:span><text:span text:style-name="T98">n</text:span><text:span text:style-name="T150">（n = 1,2,3...）。</text:span></text:p>
      <text:p text:style-name="P32">有符号数的移位称为算数移位；无符号数的移位称为逻辑移位。</text:p>
      <text:p text:style-name="P48">算数移位规则</text:p>
      <text:p text:style-name="P32">（<text:span text:style-name="T151">1</text:span>）机器数为正时，不论是左移还是右移，添补代码均为<text:span text:style-name="T151">0。</text:span></text:p>
      <text:p text:style-name="P32">（<text:span text:style-name="T151">2</text:span>）由于负数的原码数值部分与真值相同，故在移位时只要符号位不变，其空位均添<text:span text:style-name="T151">0。</text:span></text:p>
      <text:p text:style-name="P32">（<text:span text:style-name="T151">3</text:span>）由于负数的反码各位除符号位外与负数的原码正好相反，故移位后所添的代码应与原码相反，即全部添<text:span text:style-name="T151">1。</text:span></text:p>
      <text:p text:style-name="P32">（<text:span text:style-name="T151">4</text:span>）补码中的最后一位与原码最后一位相同，前面的位数与原码相反<text:span text:style-name="T152">(补码相同)</text:span>。补码左移时，空位出现在低位，和原码一样<text:span text:style-name="T152">，添0；补码右移时，空位出现在高位，和反码相同，补1。</text:span></text:p>
      <text:p text:style-name="P32"/>
      <text:p text:style-name="P34">例如-<text:span text:style-name="T152">26 </text:span></text:p>
      <text:p text:style-name="P40">二进制原码为10011010，左移一位，符号位不动，变成10110100 (-52)；左移三位会丢掉1，结果出错。</text:p>
      <text:p text:style-name="P34">右移一位<text:span text:style-name="T152">，变成10001101 (-13)；左移两位，移丢一个1，变成10000110 (-6)，影响精度。</text:span></text:p>
      <text:p text:style-name="P34">补码<text:span text:style-name="T152">、反码同理。</text:span></text:p>
      <text:p text:style-name="P34">反码和原码数值位相反<text:span text:style-name="T152">，最低位丢0，影响精度；最高位丢0，结果出错。</text:span></text:p>
      <text:p text:style-name="P34">补码中最低位和原码中一致<text:span text:style-name="T152">，最低位丢1，影响精度；最高位和反码一致，最高位丢0，结果出错。</text:span></text:p>
      <text:p text:style-name="P34"/>
      <text:p text:style-name="P49">算数移位的硬件实现</text:p>
      <text:p text:style-name="P34"><draw:frame draw:style-name="fr1" draw:name="图像1" text:anchor-type="paragraph" svg:x="0.5701in" svg:y="0.0665in" svg:width="4.0118in" svg:height="2.1717in" draw:z-index="0"><draw:image xlink:href="Pictures/100000000000059200000304271D0BE8F21E5D0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>算数移位和逻辑移位的区别</text:p>
      <text:p text:style-name="P35">有符号数的移位称为算数移位；无符号数的移位称为逻辑移位。</text:p>
      <text:p text:style-name="P34">逻辑移位<text:span text:style-name="T153">，左移，低位添0；右移，高位添0。</text:span></text:p>
      <text:p text:style-name="P34">为了避免算数左移时<text:span text:style-name="T153">，符号位移丢，可以把符号位移至C</text:span><text:span text:style-name="T69">y</text:span></text:p>
      <text:p text:style-name="P34"/>
      <text:p text:style-name="P202">6.3.2 加法减法运算</text:p>
      <text:p text:style-name="P36">减去一个数等于加上这个数的相反数<text:span text:style-name="T154">。</text:span></text:p>
      <text:p text:style-name="P36">现代计算机中都采用补码作加减法运算<text:span text:style-name="T154">。</text:span></text:p>
      <text:p text:style-name="P36"/>
      <text:p text:style-name="P36">补码加法运算的基本公式</text:p>
      <text:p text:style-name="P36">整数 <text:span text:style-name="T154">[A]</text:span><text:span text:style-name="T70">补</text:span><text:span text:style-name="T154"> + [B]</text:span><text:span text:style-name="T70">补</text:span><text:span text:style-name="T154"> = [A+B]</text:span><text:span text:style-name="T70">补</text:span><text:span text:style-name="T154"> （mod 2</text:span><text:span text:style-name="T99">n+1</text:span><text:span text:style-name="T154">）</text:span></text:p>
      <text:p text:style-name="P37">小数 <text:span text:style-name="T154">[A]</text:span><text:span text:style-name="T70">补</text:span><text:span text:style-name="T154"> + [B]</text:span><text:span text:style-name="T70">补</text:span><text:span text:style-name="T154"> = [A+B]</text:span><text:span text:style-name="T70">补</text:span><text:span text:style-name="T154"> （mod 2）</text:span></text:p>
      <text:p text:style-name="P37">减法<text:span text:style-name="T155">：</text:span></text:p>
      <text:p text:style-name="P38">整数 <text:span text:style-name="T154">[A]</text:span><text:span text:style-name="T70">补</text:span><text:span text:style-name="T154"> + [-B]</text:span><text:span text:style-name="T70">补</text:span><text:span text:style-name="T154"> = [A-B]</text:span><text:span text:style-name="T70">补</text:span><text:span text:style-name="T154"> （mod 2</text:span><text:span text:style-name="T99">n+1</text:span><text:span text:style-name="T154">）</text:span></text:p>
      <text:p text:style-name="P38">小数 <text:span text:style-name="T154">[A]</text:span><text:span text:style-name="T70">补</text:span><text:span text:style-name="T154"> + [-B]</text:span><text:span text:style-name="T70">补</text:span><text:span text:style-name="T154"> = [A-B]</text:span><text:span text:style-name="T70">补</text:span><text:span text:style-name="T154"> （mod 2）</text:span></text:p>
      <text:p text:style-name="P38"><text:soft-page-break/></text:p>
      <text:p text:style-name="P39">A = <text:span text:style-name="T156">0.1011，B = -0.0101，求[A+B]</text:span><text:span text:style-name="T70">补</text:span><text:span text:style-name="T154"> </text:span></text:p>
      <text:p text:style-name="P39"><text:span text:style-name="T156">[A+B]</text:span><text:span text:style-name="T70">补</text:span><text:span text:style-name="T154"> <text:s/>= </text:span><text:s/><text:span text:style-name="T154">[A]</text:span><text:span text:style-name="T70">补</text:span><text:span text:style-name="T154"> + [B]</text:span><text:span text:style-name="T70">补</text:span><text:span text:style-name="T154"> = 0.1011 + 1.1011 = 10.0110 = 0.0110</text:span></text:p>
      <text:p text:style-name="P39"/>
      <text:p text:style-name="P41">设机器数字长为8位，其中1位为符号位，令A = -93，B = +45，求[A – B]<text:span text:style-name="T64">补</text:span>。</text:p>
      <text:p text:style-name="P41">[A]补 = [11011101]补 = 10100011</text:p>
      <text:p text:style-name="P41">[-B]补 = [10101101]补 = 11010011</text:p>
      <text:p text:style-name="P41">[A – B]<text:span text:style-name="T64">补</text:span> = [A]补 + [-B]补 = <text:span text:style-name="T157">1</text:span><text:span text:style-name="T5">01110110 = 01110110</text:span></text:p>
      <text:p text:style-name="P54"/>
      <text:p text:style-name="P41"><text:span text:style-name="T5">溢出判断</text:span><text:span text:style-name="T159">：</text:span></text:p>
      <text:p text:style-name="P41"><text:span text:style-name="T159">参加操作的两个数符号相同</text:span><text:span text:style-name="T161">，其结果的符号与原操作数的符号不同，即为溢出。</text:span></text:p>
      <text:p text:style-name="P55">对于加法，只有正数加正数才会出现溢出，符号不同的两个数相加不会出现溢出。</text:p>
      <text:p text:style-name="P55">对于减法，只有负数减正数或正数减负数才会出现溢出(符号位改变，上面的例子)，符号相同的两个数相减是不会出现溢出的。</text:p>
      <text:p text:style-name="P54"/>
      <text:p text:style-name="P41"><text:span text:style-name="T159">变形补码</text:span><text:span text:style-name="T160">(两位符号位的补码，模4)</text:span><text:span text:style-name="T159">的溢出判断</text:span></text:p>
      <text:p text:style-name="P41"><text:span text:style-name="T159">两位符号位不同时</text:span><text:span text:style-name="T160">，表示溢出，否则，无溢出。不论是否发生溢出</text:span><text:span text:style-name="T161">，高位符号位永远代表真正的符号。</text:span></text:p>
      <text:p text:style-name="P56"/>
      <text:p text:style-name="P56"/>
      <text:p text:style-name="P201"><text:span text:style-name="T161">6.</text:span><text:span text:style-name="T158">3.3 乘法运算</text:span></text:p>
      <text:p text:style-name="P57"/>
      <text:p text:style-name="P57">笔算乘法</text:p>
      <text:p text:style-name="P57"/>
      <text:p text:style-name="P57">改进笔算乘法</text:p>
      <text:p text:style-name="P42"><text:span text:style-name="T163">（1）</text:span><text:span text:style-name="T158">乘法运算可用移位和加法来实现</text:span><text:span text:style-name="T162">，两个4位数相乘，总共要进行4次加法运算和4次移位运算。</text:span></text:p>
      <text:p text:style-name="P43"><text:span text:style-name="T161">（</text:span><text:span text:style-name="T158">2）由乘数的末位值确定被乘数是否与原部分积相加，然后右移一位，形成新的部分积；同时乘数也右移一位，由次低位作新的末位，空出最高位放部分积的最低位。</text:span></text:p>
      <text:p text:style-name="P58">（3）每次做加法时，被乘数仅仅与原部分积的高位相加，其低位被移至乘数所空出的高位位置。</text:p>
      <text:p text:style-name="P58"/>
      <text:p text:style-name="P43"><text:span text:style-name="T158">第一章就介绍了运算器中的ACC寄存器</text:span><text:span text:style-name="T166">、X寄存器、MQ寄存器。</text:span></text:p>
      <text:p text:style-name="P59">ACC寄存器用来存放乘积高位，MQ寄存器用来存放乘数和乘积低位，X用来存放被乘数。</text:p>
      <text:p text:style-name="P60">ACC和MQ需要有移位功能。</text:p>
      <text:p text:style-name="P60">还需要一个全加器<text:span text:style-name="T167">(n+1位)</text:span>。</text:p>
      <text:p text:style-name="P60">计数器计算移位的次数<text:span text:style-name="T170">。</text:span></text:p>
      <text:p text:style-name="P58"/>
      <text:p text:style-name="P53">原码乘法</text:p>
      <text:p text:style-name="P43"><text:span text:style-name="T158">原码和真值只差一个符号</text:span><text:span text:style-name="T164">，可以用异或电路来得到结果的符号</text:span><text:span text:style-name="T165">。</text:span></text:p>
      <text:p text:style-name="P61">数值部分按绝对值相乘。</text:p>
      <text:p text:style-name="P61">逻辑移位<text:span text:style-name="T169">，符号位与数值位一起移位</text:span>。</text:p>
      <text:p text:style-name="P61">数值部分 n位<text:span text:style-name="T170">，</text:span>n次移位后乘法结束。</text:p>
      <text:p text:style-name="P61"/>
      <text:p text:style-name="P62">原码一位乘递推公式</text:p>
      <text:p text:style-name="P64">符号位单独计算</text:p>
      <text:p text:style-name="P62">x*y* = x*(0.y<text:span text:style-name="T64">1</text:span>y<text:span text:style-name="T64">2</text:span>y<text:span text:style-name="T64">3</text:span>...y<text:span text:style-name="T64">n</text:span>) = x*(y<text:span text:style-name="T64">1</text:span>2<text:span text:style-name="T88">-1</text:span> + y<text:span text:style-name="T64">2</text:span>2<text:span text:style-name="T88">-2 </text:span>+ <text:s/>… + y<text:span text:style-name="T64">n</text:span>2<text:span text:style-name="T88">-n</text:span>) = 2<text:span text:style-name="T88">-1</text:span>(y<text:span text:style-name="T64">1</text:span>x* + 2-<text:span text:style-name="T88">1</text:span>(y<text:span text:style-name="T64">2</text:span>x* + … +<text:span text:style-name="T168">2</text:span><text:span text:style-name="T100">-1</text:span>(y<text:span text:style-name="T64">n</text:span>x* + 0))</text:p>
      <text:p text:style-name="P62"/>
      <text:p text:style-name="P63">z<text:span text:style-name="T64">0</text:span> = 0</text:p>
      <text:p text:style-name="P63">z<text:span text:style-name="T64">1</text:span> = 2<text:span text:style-name="T88">-1</text:span>(y<text:span text:style-name="T64">n</text:span>x* + z<text:span text:style-name="T64">0</text:span>)</text:p>
      <text:p text:style-name="P63">z<text:span text:style-name="T64">2</text:span> = <text:s/>2<text:span text:style-name="T88">-1</text:span>(y<text:span text:style-name="T64">n-1</text:span>x* + z<text:span text:style-name="T64">1</text:span>)</text:p>
      <text:p text:style-name="P63"><text:soft-page-break/>…</text:p>
      <text:p text:style-name="P63">z<text:span text:style-name="T64">n</text:span> = 2<text:span text:style-name="T88">-1</text:span>(y<text:span text:style-name="T64">1</text:span>x* + z<text:span text:style-name="T64">n-1</text:span>)</text:p>
      <text:p text:style-name="P61"/>
      <text:p text:style-name="P61">原码一位乘的硬件配置</text:p>
      <text:p text:style-name="P61"/>
      <text:p text:style-name="P65">除法计算</text:p>
      <text:p text:style-name="P65">数符单独处理<text:span text:style-name="T172">、</text:span></text:p>
      <text:p text:style-name="P65"/>
      <text:p text:style-name="P65"><text:span text:style-name="T3">恢复余数法</text:span><text:span text:style-name="T172">：</text:span></text:p>
      <text:p text:style-name="P65">被除数大于除数<text:span text:style-name="T171">(移位后的比较)，</text:span>上商1<text:span text:style-name="T171">，否则，上商0。</text:span></text:p>
      <text:p text:style-name="P65">小数相除<text:span text:style-name="T172">，</text:span>被除数减去除数<text:span text:style-name="T172">，余数为正，结果异常；</text:span>余数为负<text:span text:style-name="T172">，上商0，加余数(恢复余数)；</text:span></text:p>
      <text:p text:style-name="P66">左移<text:span text:style-name="T172">，此时被除数减去除数，结果为正，上商1。</text:span></text:p>
      <text:p text:style-name="P68">再移位，减去除数，结果为正，上商1，继续移位减除数。结果为负，上商0，恢复余数后，移位减除数。</text:p>
      <text:p text:style-name="P65"/>
      <text:p text:style-name="P65">不恢复余数法<text:span text:style-name="T172">(加减交替法，改进的恢复余数法)</text:span></text:p>
      <text:p text:style-name="P65">当余数大于<text:span text:style-name="T172">0，商上1，移位、减除数。</text:span></text:p>
      <text:p text:style-name="P65">当余数小于<text:span text:style-name="T172">0，商上0，移位、加除数。</text:span></text:p>
      <text:p text:style-name="P65"><text:s/></text:p>
      <text:p text:style-name="P65"/>
      <text:p text:style-name="P69">浮点运算</text:p>
      <text:p text:style-name="P69">浮点数由阶码和尾数组成，设基值为<text:span text:style-name="T173">2,两浮点数为：</text:span></text:p>
      <text:p text:style-name="P69">x <text:span text:style-name="T173">= S</text:span><text:span text:style-name="T71">x</text:span><text:span text:style-name="T173"> × 2</text:span><text:span text:style-name="T101">jx<text:tab/><text:tab/></text:span><text:span text:style-name="T173">y = S</text:span><text:span text:style-name="T71">y</text:span><text:span text:style-name="T173"> × 2</text:span><text:span text:style-name="T101">jx</text:span></text:p>
      <text:p text:style-name="P69">浮点运算的特点是<text:span text:style-name="T174">：</text:span></text:p>
      <text:p text:style-name="P69">阶码运算和尾数运算分开进行<text:span text:style-name="T174">。</text:span></text:p>
      <text:p text:style-name="P69"/>
      <text:p text:style-name="P52">加减运算</text:p>
      <text:p text:style-name="P69">浮点加减运算一律采用补码</text:p>
      <text:p text:style-name="P70">（1）<text:span text:style-name="T3">对阶</text:span></text:p>
      <text:p text:style-name="P70">先求阶差，然后以小阶向大阶看齐原则，将阶码小的尾数右移一位<text:span text:style-name="T175">，阶码加1，直到两数阶码相等为止。</text:span></text:p>
      <text:p text:style-name="P71">（2）<text:span text:style-name="T3">尾数求和</text:span></text:p>
      <text:p text:style-name="P71">将对阶后的尾数按定点加减运算规则运算。</text:p>
      <text:p text:style-name="P71">（3）<text:span text:style-name="T3">规格化</text:span></text:p>
      <text:p text:style-name="P71">分左规和右规</text:p>
      <text:p text:style-name="P71">（4）<text:span text:style-name="T3">溢出判断</text:span></text:p>
      <text:p text:style-name="P71"/>
      <text:p text:style-name="P65">两浮点数x <text:span text:style-name="T176">= 0.1101 × 2</text:span><text:span text:style-name="T102">10</text:span><text:span text:style-name="T176">，y = 0.1011 × 2</text:span><text:span text:style-name="T102">01</text:span><text:span text:style-name="T176">，求x+y</text:span></text:p>
      <text:p text:style-name="P67">解<text:span text:style-name="T176">： </text:span></text:p>
      <text:p text:style-name="P72">对阶：</text:p>
      <text:p text:style-name="P67"><text:span text:style-name="T176">y = 0.1011 × 2</text:span><text:span text:style-name="T102">01</text:span><text:span text:style-name="T176"> = 0.0101 × 2</text:span><text:span text:style-name="T102">10</text:span></text:p>
      <text:p text:style-name="P73"><text:s/>[x]补 = 00,10;00.1101<text:tab/>[y]补 = 00,10;00.0101</text:p>
      <text:p text:style-name="P72">[x+y]补 = 00,10;01.0010</text:p>
      <text:p text:style-name="P72">右规：</text:p>
      <text:p text:style-name="P72">00,11;00.1001</text:p>
      <text:p text:style-name="P74">溢出判断</text:p>
      <text:p text:style-name="P74">尾数出现01.0010不表示溢出，只有将此数右规后，根据阶码来判断浮点运算是否溢出。</text:p>
      <text:p text:style-name="P74"/>
      <text:p text:style-name="P51">浮点乘除法运算</text:p>
      <text:p text:style-name="P65">两个浮点数相乘，乘积的阶码应为相乘两数的阶码之和，乘积的尾数应为相乘两数的尾数之积。</text:p>
      <text:p text:style-name="P65"><text:soft-page-break/>两个浮点数相除，商的阶码应为被除数的阶码减去除数的阶码，尾数为被除数的尾数除以除数的尾数所得的商。</text:p>
      <text:p text:style-name="P65">规格化和加减运算相同。</text:p>
      <text:p text:style-name="P65"/>
      <text:p text:style-name="P65">浮点运算所需要的硬件配置</text:p>
      <text:p text:style-name="P65">浮点运算分阶码和尾数两部分，因此浮点运算器的硬件配置比定点运算器的复杂。</text:p>
      <text:p text:style-name="P65">对于阶码，只有加减运算，对于尾数则有加减乘除四种运算。</text:p>
      <text:p text:style-name="P65">浮点运算器主要由两部分组成，一个是阶码运算部件，用乘法完成阶码加、减，以及控制对阶时小阶的尾数右移次数和规格化时对阶码的调整；另一个是对尾数的运算部件，用来完成尾数的运算<text:span text:style-name="T177">(包括加、减、乘、除)，以及判断尾数是否已规格化。此外，还需有判断运算结果是否溢出的电路。</text:span></text:p>
      <text:p text:style-name="P65"/>
      <text:p text:style-name="P65">现代计算机可把浮点运算部件做成独立的选件<text:span text:style-name="T178">，或称协处理器，用户可根据需要选择，不用选件的机器，也可以用编程的方法来完成浮点运算，不过这会影响机器的运算速度。</text:span></text:p>
      <text:p text:style-name="P65"/>
      <text:p text:style-name="P200">6.5 算术逻辑单元<text:span text:style-name="T179">(ALU)</text:span></text:p>
      <text:p text:style-name="P75">针对每一种算术运算，都必须有一个相对应的基本硬件配置，其核心部件是加法器和寄存器，当需要完成逻辑运算时，势必要配置相应的逻辑电路，而ALU电路是既能完成算术运算又能完成逻辑运算的部件。</text:p>
      <text:p text:style-name="P75"/>
      <text:p text:style-name="P75"/>
      <text:p text:style-name="P50">快速进位链</text:p>
      <text:p text:style-name="P76"><text:s/>随着操作数位数的增加，电路中进位的速度对运算时间的影响越来越大，为了提高运算速度，需要分析进位过程，设计快速进位链。</text:p>
      <text:p text:style-name="P75">进位链是影响加法器速度的瓶颈</text:p>
      <text:p text:style-name="P75">提高进位产生的速度</text:p>
      <text:p text:style-name="P75"/>
      <text:p text:style-name="P75">并行加法器</text:p>
      <text:p text:style-name="P75"/>
      <text:p text:style-name="P75">串行进位链</text:p>
      <text:p text:style-name="P75"/>
      <text:p text:style-name="P75">并行进位链</text:p>
      <text:p text:style-name="P75">为了提高运算速度<text:span text:style-name="T180">，除了采用高速芯片和改进算法(如用两位乘替代一位乘)，普遍采用先行进位的办法，即高位的进位不必等待低位的进位传递产生，而是与低位的进位同时产生。</text:span></text:p>
      <text:p text:style-name="P75">如果把传递进位的电路称作进位链<text:span text:style-name="T180">，那么实现先行进位的进位链通常采用</text:span><text:span text:style-name="T6">单重分组进位链</text:span><text:span text:style-name="T180">和</text:span><text:span text:style-name="T6">双重分组进位链</text:span><text:span text:style-name="T180">。</text:span></text:p>
      <text:p text:style-name="P215">选择题</text:p>
      <text:p text:style-name="P77">13. 当用一个16位的二进制数表示浮点数时，下列方案中最好的是<text:span text:style-name="T3">阶码取5位，尾数取11位</text:span>。</text:p>
      <text:p text:style-name="P77">15. [x]补 = 1.000...0，它表示的真值是<text:span text:style-name="T3">-1</text:span>。</text:p>
      <text:p text:style-name="P77">16. 设x为整数，[x]<text:span text:style-name="T64">补</text:span> = 1,x<text:span text:style-name="T64">1</text:span>x<text:span text:style-name="T64">2</text:span>x<text:span text:style-name="T64">3</text:span>x<text:span text:style-name="T64">4</text:span>x<text:span text:style-name="T64">5</text:span>，若要x&lt;-16，应满足的条件是<text:span text:style-name="T3">x</text:span><text:span text:style-name="T72">1</text:span><text:span text:style-name="T3">必须为</text:span><text:span text:style-name="T7">0，x</text:span><text:span text:style-name="T73">2</text:span><text:span text:style-name="T7">~x</text:span><text:span text:style-name="T73">5</text:span><text:span text:style-name="T7">任意</text:span><text:span text:style-name="T181">。</text:span></text:p>
      <text:p text:style-name="P78">18. 设[x]原 = 1.x<text:span text:style-name="T64">1</text:span>x<text:span text:style-name="T64">2</text:span>x<text:span text:style-name="T64">3</text:span>x<text:span text:style-name="T64">4</text:span>，当<text:span text:style-name="T3">满足x</text:span><text:span text:style-name="T72">1</text:span><text:span text:style-name="T3">必须为0，x</text:span><text:span text:style-name="T72">2</text:span><text:span text:style-name="T3">~x</text:span><text:span text:style-name="T72">4</text:span><text:span text:style-name="T3">任意</text:span>，x&gt;-1/2成立。</text:p>
      <text:p text:style-name="P78">21. 设[x]补 = 1.x<text:span text:style-name="T64">1</text:span>x<text:span text:style-name="T64">2</text:span>x<text:span text:style-name="T64">3</text:span>x<text:span text:style-name="T64">4</text:span>，当<text:span text:style-name="T3">满足x</text:span><text:span text:style-name="T72">1</text:span><text:span text:style-name="T3">必须为1，x</text:span><text:span text:style-name="T72">2</text:span><text:span text:style-name="T3">~x4至少有一个为</text:span><text:span text:style-name="T8">1</text:span>时，x&gt;-1/2成立。</text:p>
      <text:p text:style-name="P79">33. <text:span text:style-name="T3">8421码</text:span>属于有权码。</text:p>
      <text:p text:style-name="P79">37. 两个八进制数(7)<text:span text:style-name="T64">八</text:span>和(4)<text:span text:style-name="T64">八</text:span>相加后得(13)<text:span text:style-name="T64">八</text:span>。</text:p>
      <text:p text:style-name="P79">43. 下列说法有误差的是，<text:span text:style-name="T3">任何十进制小数都可用二进制表示</text:span>。<text:span text:style-name="T182">(0.15用二进制表示，无限循环)</text:span></text:p>
      <text:p text:style-name="P80">50. 最少需用<text:span text:style-name="T3">14</text:span>位二进制数表示任一<text:span text:style-name="T183">4位长的十进制整数。</text:span></text:p>
      <text:p text:style-name="P81">5<text:span text:style-name="T184">2</text:span>. <text:span text:style-name="T183">若9BH表示移码(含一位符号位)</text:span>，其对应的十进制数是10011011(10011011原，<text:span text:style-name="T3">-27</text:span>)。</text:p>
      <text:p text:style-name="P82">54. 设寄存器内容为10000000，若它等于0，则为<text:span text:style-name="T3">移码</text:span>。</text:p>
      <text:p text:style-name="P82">58. 设寄存器内容为11111111，若它等于-0，则为<text:span text:style-name="T3">反码</text:span>。</text:p>
      <text:p text:style-name="P83">5<text:span text:style-name="T185">9</text:span>. 设寄存器内容为11111111，若它等于-<text:span text:style-name="T185">127</text:span>，则为<text:span text:style-name="T3">原码</text:span>。</text:p>
      <text:p text:style-name="P82">60. 设寄存器内容为11111111，若它等于-1，则为<text:span text:style-name="T3">补码</text:span>。</text:p>
      <text:p text:style-name="P82">61. 设寄存器内容为11111111，若它等于+127，则为<text:span text:style-name="T3">移码</text:span>。</text:p>
      <text:p text:style-name="P84">65. 补码加减法是指<text:span text:style-name="T3">操作数用补码表示，连同符号位直接相加减，减某数用加负某数的补码代替，结果的符号在运算中形成</text:span>。</text:p>
      <text:p text:style-name="P84">66. 在原码两位乘中，符号位单独处理，参加操作的数是<text:span text:style-name="T3">绝对值的补码</text:span>。</text:p>
      <text:p text:style-name="P84">69. 两补码相加，采用1位符号位，则<text:span text:style-name="T3">当最高位进位和次高位进位异或结果为1时</text:span>，表示结果溢出。</text:p>
      <text:p text:style-name="P85">73. 在浮点机中，判断原码规格化形式的原则是<text:span text:style-name="T3">尾数的第一数位为1，数符任意</text:span>。</text:p>
      <text:p text:style-name="P85">74. 在浮点机中，判断补码规格化形式的原则是<text:span text:style-name="T3">尾数的符号位与第一数位不同</text:span>。</text:p>
      <text:p text:style-name="P85">75. 设机器字长8位(含2位符号位)，若机器数DAH(1101 1010)为补码，，则算术左移一位<text:span text:style-name="T186">(最高位不变)</text:span>得(1<text:span text:style-name="T186">0110100，</text:span><text:span text:style-name="T9">B4H</text:span>)<text:span text:style-name="T186">，算术右移一位(高位添1,低位添0)得(11101101，</text:span><text:span text:style-name="T9">EDH</text:span><text:span text:style-name="T186">)</text:span> <text:span text:style-name="T187">。</text:span></text:p>
      <text:p text:style-name="P87">79. 定点运算器用来进行<text:span text:style-name="T3">定点运算</text:span>。</text:p>
      <text:p text:style-name="P87">80. 串行计算器结构简单，其运算规律是<text:span text:style-name="T3">由低位到高位逐位运算</text:span>。</text:p>
      <text:p text:style-name="P88">81. 4片74181和一片74184相配合，具有组内并行进位，组间并行进位传递功能。</text:p>
      <text:p text:style-name="P88">82. 早期的硬件乘法器设计中，通常采用加和移位相结合的方法，具体算法是<text:span text:style-name="T3">并行加法和串行右移</text:span>，但需要有<text:span text:style-name="T3">计数器</text:span>控制。</text:p>
      <text:p text:style-name="P88">83. 关于浮点运算器的描述中，正确的是浮点运算器可用两个松散连接的定点运算部件<text:span text:style-name="T188">(阶码部件和尾数部件)</text:span>来实现<text:span text:style-name="T188">、阶码部分只实现加、减和比较运算。</text:span></text:p>
      <text:p text:style-name="P89">84. 下面有关定点补码乘法器的描述，正确的句子是被乘数的符号和乘号的符号都参与运算、用计数器控制乘法次数。</text:p>
      <text:p text:style-name="P89">90. 计算机中表示地址时，采用<text:span text:style-name="T3">无符号数</text:span>。</text:p>
      <text:p text:style-name="P89">91. 浮点数的表示范围和精度取决于<text:span text:style-name="T3">阶码的位数和尾数的位数</text:span>。</text:p>
      <text:p text:style-name="P89">95. 芯片74181可完成<text:span text:style-name="T3">16种算术运算和16种逻辑运算</text:span>。</text:p>
      <text:p text:style-name="P89">96. ALU电路属于<text:span text:style-name="T3">组合逻辑电路</text:span>。</text:p>
      <text:p text:style-name="P89">97. 在补码定点加减法运算器中，无论采用单符号位还是双符号位，必须有溢出判断电路，它一般用<text:span text:style-name="T3">异或门</text:span>实现。</text:p>
      <text:p text:style-name="P89"/>
      <text:p text:style-name="P89"/>
      <text:p text:style-name="P89">填空题</text:p>
      <text:p text:style-name="P90">1. 计算机中广泛采用<text:span text:style-name="T3">二</text:span>进制数进行计算、存储和传递，其主要理由是<text:span text:style-name="T3">物理器件性能所致</text:span>。</text:p>
      <text:p text:style-name="P90">2. 在整数定点机中，机器数为补码，字长8位(含两位符号位)，则所能表示的十进制数的范围为<text:span text:style-name="T3">-64至+63</text:span>，前者的补码形式为<text:span text:style-name="T3">11000000</text:span>，后者的补码形式为<text:span text:style-name="T3">00111111</text:span>。</text:p>
      <text:p text:style-name="P90">3. 机器数为补码，字长为16位(含一位符号位)，用16进制写出对应于整数定点机的最大正数补码是<text:span text:style-name="T10">7</text:span><text:span text:style-name="T3">FFF</text:span>，最小负数补码是<text:span text:style-name="T10">8</text:span><text:span text:style-name="T3">000</text:span><text:span text:style-name="T189">。</text:span></text:p>
      <text:p text:style-name="P91"><text:soft-page-break/>4. <text:span text:style-name="T190">机器数为补码，字长为16位(含一位符号位)，用16进制写出对应于小数定点机的最大正数补码是</text:span><text:span text:style-name="T12">0.</text:span><text:span text:style-name="T11">FFF</text:span><text:span text:style-name="T13">E</text:span><text:span text:style-name="T190">(0.11111111111)，最小负数补码是</text:span><text:span text:style-name="T14">1.0</text:span><text:span text:style-name="T11">000</text:span><text:span text:style-name="T189">。(1.1111 1111 111)（小数最后可以补0）</text:span></text:p>
      <text:p text:style-name="P92">5. 某整数定点机，字长8位(含一位符号位)，当机器数分别采用原码、补码、反码以及无符号数时，其对应真值的表示范围分别是<text:span text:style-name="T3">-127~+127, -128~+127, -127~+127, 0~255</text:span><text:span text:style-name="T191">。</text:span></text:p>
      <text:p text:style-name="P93"><text:span text:style-name="T191">6. </text:span>某小数定点机，字长8位(含一位符号位)，当机器数分别采用原码、补码、反码时，其对应真值的表示范围分别是<text:span text:style-name="T15">-127/128</text:span><text:span text:style-name="T3">~</text:span><text:span text:style-name="T15">+127/128</text:span><text:span text:style-name="T3">, -</text:span><text:span text:style-name="T15">1</text:span><text:span text:style-name="T3">~</text:span><text:span text:style-name="T16">+</text:span><text:span text:style-name="T15">127/128</text:span><text:span text:style-name="T3">, -</text:span><text:span text:style-name="T15">127/128</text:span><text:span text:style-name="T3">~</text:span><text:span text:style-name="T15">+127/128</text:span><text:span text:style-name="T191">。</text:span></text:p>
      <text:p text:style-name="P94">7. 在整数定点机中，字长8位(含一位符号位)，若寄存器内容为10000000，当它分别表示为原码、补码和反码及无符号数时，其对应的真值分别为<text:span text:style-name="T3">-0，-0，-127，128</text:span><text:span text:style-name="T192">。</text:span></text:p>
      <text:p text:style-name="P95">8. 在小数定点机中，采用1位符号位，若寄存器内容为10000000，当它分别表示为原码、补码和反码时，其对应的真值分别为<text:span text:style-name="T3">-0，-1 ，-127/128</text:span><text:span text:style-name="T194">。</text:span></text:p>
      <text:p text:style-name="P96">9. <text:span text:style-name="T193">在整数定点机中，采用1位符号位，若寄存器内容为1</text:span>1111111<text:span text:style-name="T193">，当它分别表示为原码、补码和反码时，其对应的真值分别为</text:span><text:span text:style-name="T17">-</text:span><text:span text:style-name="T3">127</text:span><text:span text:style-name="T17">，-</text:span><text:span text:style-name="T3">1</text:span><text:span text:style-name="T17"> ，-</text:span><text:span text:style-name="T3">0</text:span>。</text:p>
      <text:p text:style-name="P96">10. <text:span text:style-name="T193">在小数定点机中，采用1位符号位，若寄存器内容为1</text:span>1111111<text:span text:style-name="T193">，当它分别表示为原码、补码和反码时，其对应的真值分别为</text:span><text:span text:style-name="T17">-</text:span><text:span text:style-name="T3">127/128</text:span><text:span text:style-name="T17">，-</text:span><text:span text:style-name="T3">1/128</text:span><text:span text:style-name="T17"> ，-</text:span><text:span text:style-name="T3">0</text:span>。</text:p>
      <text:p text:style-name="P97">11. 机器字长为8位(含一位符号位)，当x=-128(十进制)时，其对应的二进制为<text:span text:style-name="T3">-</text:span><text:span text:style-name="T20">1000000</text:span><text:span text:style-name="T196">，[x]</text:span><text:span text:style-name="T77">原</text:span><text:span text:style-name="T196">= </text:span><text:span text:style-name="T20">不能表示</text:span><text:span text:style-name="T196"> [x]</text:span><text:span text:style-name="T77">补</text:span><text:span text:style-name="T196">= </text:span><text:span text:style-name="T20">11111111</text:span><text:span text:style-name="T196">， [x]</text:span><text:span text:style-name="T77">反</text:span><text:span text:style-name="T196">= </text:span><text:span text:style-name="T20">不能表示</text:span><text:span text:style-name="T196">， [x]</text:span><text:span text:style-name="T77">移</text:span><text:span text:style-name="T196"> = </text:span><text:span text:style-name="T20">01111111</text:span><text:span text:style-name="T196">。</text:span></text:p>
      <text:p text:style-name="P98">12. 机器字长为8位(含一位符号位)，当x= -127(十进制)时，<text:span text:style-name="T195">其对应的二进制为</text:span><text:span text:style-name="T19">-1</text:span><text:span text:style-name="T3">111111</text:span><text:span text:style-name="T195">，[x]</text:span><text:span text:style-name="T78">原</text:span><text:span text:style-name="T195">= </text:span><text:span text:style-name="T3">11111111</text:span><text:span text:style-name="T195"> </text:span>，<text:span text:style-name="T195"> [x]</text:span><text:span text:style-name="T78">补</text:span><text:span text:style-name="T195"> = </text:span><text:span text:style-name="T3">10000001</text:span><text:span text:style-name="T195">， [x]</text:span><text:span text:style-name="T78">反</text:span><text:span text:style-name="T195"> =</text:span><text:span text:style-name="T19"> </text:span><text:span text:style-name="T3">10000000</text:span><text:span text:style-name="T195">， [x]</text:span><text:span text:style-name="T78">移</text:span><text:span text:style-name="T195"> = </text:span><text:span text:style-name="T19">0</text:span><text:span text:style-name="T3">0000001</text:span><text:span text:style-name="T195">。</text:span></text:p>
      <text:p text:style-name="P99">13. 在整数定点机中，机器字长为<text:span text:style-name="T197">8位(一位符号位)，当x = - 1 时，其对应的二进制为</text:span><text:span text:style-name="T18">-0000001</text:span><text:span text:style-name="T197">，[x]</text:span><text:span text:style-name="T79">原</text:span><text:span text:style-name="T197"> =</text:span><text:span text:style-name="T18">10000001</text:span><text:span text:style-name="T197"> ，[x]</text:span><text:span text:style-name="T79">反</text:span><text:span text:style-name="T197"> =</text:span><text:span text:style-name="T18"> 11111110</text:span><text:span text:style-name="T197">，[x]</text:span><text:span text:style-name="T79">补</text:span><text:span text:style-name="T197"> = </text:span><text:span text:style-name="T18">11111111</text:span><text:span text:style-name="T197">，[x]</text:span><text:span text:style-name="T79">移</text:span><text:span text:style-name="T197"> = </text:span><text:span text:style-name="T18">01111111</text:span><text:span text:style-name="T197">。</text:span></text:p>
      <text:p text:style-name="P100">1<text:span text:style-name="T198">4</text:span>. 在整数定点机中，机器字长为<text:span text:style-name="T197">8位(一位符号位)，当x = - 0 时，其对应的二进制为-</text:span><text:span text:style-name="T18">0000000</text:span><text:span text:style-name="T197">，[x]</text:span><text:span text:style-name="T79">原</text:span><text:span text:style-name="T197"> =</text:span><text:span text:style-name="T18">10000000</text:span><text:span text:style-name="T197"> ，[x]</text:span><text:span text:style-name="T79">反</text:span><text:span text:style-name="T197"> = </text:span><text:span text:style-name="T18">11111111</text:span><text:span text:style-name="T197">，[x]</text:span><text:span text:style-name="T79">补</text:span><text:span text:style-name="T197"> = </text:span><text:span text:style-name="T18">00000000</text:span><text:span text:style-name="T197">，[x]</text:span><text:span text:style-name="T79">移</text:span><text:span text:style-name="T197"> = </text:span><text:span text:style-name="T18">10000000</text:span><text:span text:style-name="T197">。</text:span></text:p>
      <text:p text:style-name="P101">15. <text:span text:style-name="T199">在整数定点机中，机器字长为8位(一位符号位)，当x = </text:span>+ 10<text:span text:style-name="T199">0 </text:span>(十进制)<text:span text:style-name="T199">时，其对应的二进制为</text:span><text:span text:style-name="T3">110</text:span><text:span text:style-name="T18">0</text:span><text:span text:style-name="T3">1</text:span><text:span text:style-name="T18">00</text:span><text:span text:style-name="T197">，[x]</text:span><text:span text:style-name="T79">原</text:span><text:span text:style-name="T197"> = </text:span><text:span text:style-name="T18">0</text:span><text:span text:style-name="T3">1100100</text:span><text:span text:style-name="T197"> ，[x]</text:span><text:span text:style-name="T79">反</text:span><text:span text:style-name="T197"> = </text:span><text:span text:style-name="T18">0</text:span><text:span text:style-name="T3">1100100</text:span><text:span text:style-name="T197">，[x]</text:span><text:span text:style-name="T79">补</text:span><text:span text:style-name="T197"> = </text:span><text:span text:style-name="T18">0</text:span><text:span text:style-name="T3">1100100</text:span><text:span text:style-name="T197">，[x]</text:span><text:span text:style-name="T79">移</text:span><text:span text:style-name="T197"> = </text:span><text:span text:style-name="T22">1</text:span><text:span text:style-name="T3">1100100</text:span><text:span text:style-name="T197">。</text:span></text:p>
      <text:p text:style-name="P102">16. <text:span text:style-name="T199">在整数定点机中，机器字长为8位(一位符号位)，当x = + 127 (十进制)时，其对应的二进制为</text:span><text:span text:style-name="T21">11</text:span><text:span text:style-name="T22">11</text:span><text:span text:style-name="T21">1</text:span><text:span text:style-name="T22">11</text:span><text:span text:style-name="T197">，[x]</text:span><text:span text:style-name="T79">原</text:span><text:span text:style-name="T197"> = </text:span><text:span text:style-name="T18">011</text:span><text:span text:style-name="T22">11111</text:span><text:span text:style-name="T197"> ，[x]</text:span><text:span text:style-name="T79">反</text:span><text:span text:style-name="T197"> = </text:span><text:span text:style-name="T18">0</text:span><text:span text:style-name="T22">1111111</text:span><text:span text:style-name="T197">，[x]</text:span><text:span text:style-name="T79">补</text:span><text:span text:style-name="T197"> = </text:span><text:span text:style-name="T18">0</text:span><text:span text:style-name="T22">1111111</text:span><text:span text:style-name="T197">，[x]</text:span><text:span text:style-name="T79">移</text:span><text:span text:style-name="T197"> = </text:span><text:span text:style-name="T18">1</text:span><text:span text:style-name="T22">1111111</text:span><text:span text:style-name="T197">。</text:span></text:p>
      <text:p text:style-name="P103">17. 设机器数字长为8位(含一位符号位)，若机器数为00H(十六进制)，当它分别代表原码、补码、反码和移码时，等价的十进制整数分别为<text:span text:style-name="T3">0，</text:span><text:span text:style-name="T201">±</text:span><text:span text:style-name="T3">0，0，-128</text:span>。</text:p>
      <text:p text:style-name="P106">18. <text:span text:style-name="T200">设机器数字长为8位(含一位符号位)，若机器数为</text:span>8<text:span text:style-name="T200">0H(十六进制)，当它分别代表原码、补码、反码和移码时，等价的十进制整数分别为</text:span><text:span text:style-name="T23">-</text:span><text:span text:style-name="T3">0</text:span><text:span text:style-name="T23">，-</text:span><text:span text:style-name="T3">128</text:span><text:span text:style-name="T23">，-</text:span><text:span text:style-name="T3">127，</text:span><text:span text:style-name="T202">±</text:span><text:span text:style-name="T23">0</text:span><text:span text:style-name="T200">。</text:span></text:p>
      <text:p text:style-name="P104">19. <text:span text:style-name="T200">设机器数字长为8位(含一位符号位)，若机器数为81H(十六进制)，当它分别代表原码、补码、反码和移码时，等价的十进制整数分别为</text:span><text:span text:style-name="T23">-1，-127，-126，</text:span><text:span text:style-name="T24">+1</text:span><text:span text:style-name="T200">。</text:span></text:p>
      <text:p text:style-name="P105"><text:span text:style-name="T203">20</text:span>. <text:span text:style-name="T200">设机器数字长为8位(含一位符号位)，若机器数为FEH(十六进制)，当它分别代表原码、补码、反码和移码时，等价的十进制整数分别为</text:span><text:span text:style-name="T23">-126，-2，-1，</text:span><text:span text:style-name="T24">+126</text:span><text:span text:style-name="T200">。</text:span></text:p>
      <text:p text:style-name="P107">21.<text:span text:style-name="T204"> 设机器数字长为8位(含一位符号位)，若机器数为FFH(十六进制)，当它分别代表原码、补码、反码和移码时，等价的十进制整数分别为</text:span><text:span text:style-name="T23">-12</text:span><text:span text:style-name="T3">7</text:span><text:span text:style-name="T23">，-</text:span><text:span text:style-name="T3">1</text:span><text:span text:style-name="T23">，-</text:span><text:span text:style-name="T3">0</text:span><text:span text:style-name="T23">，</text:span><text:span text:style-name="T3">+127</text:span><text:span text:style-name="T200">。</text:span></text:p>
      <text:p text:style-name="P107">22. 采用浮点表示时，若尾数为规格化形式，则浮点数的表示范围取决于<text:span text:style-name="T3">阶码</text:span>的位数，精度取决于<text:span text:style-name="T3">尾数</text:span>的位数，<text:span text:style-name="T3">数符</text:span>确定浮点数的正负。</text:p>
      <text:p text:style-name="P108">23. 一个浮点数，当其尾数右移时，欲使其值不变，阶码必须<text:span text:style-name="T3">增加</text:span>。尾数右移一位，阶码<text:span text:style-name="T3">加一</text:span>。</text:p>
      <text:p text:style-name="P109">24. 对于一个浮点数，<text:span text:style-name="T3">阶码的大小</text:span>确定的小数点的位置，当其位数左移时，欲使其值不变，必须使<text:span text:style-name="T3">阶码减小</text:span>。</text:p>
      <text:p text:style-name="P109">25. 采用浮点数表示时，最大浮点数的阶符一定为<text:span text:style-name="T3">正</text:span>，尾数的符号一定为<text:span text:style-name="T3">正</text:span>。最小浮点数的阶符一定为<text:span text:style-name="T3">正</text:span>，尾数的符号一定为<text:span text:style-name="T3">负</text:span>。</text:p>
      <text:p text:style-name="P110">26. 移码常用来表示浮点数的<text:span text:style-name="T3">阶码</text:span>部分，移码和补码除了符号位不同外，其他各位相同。</text:p>
      <text:p text:style-name="P110">27. 采用浮点表示时，当阶码和尾数的符号位均为正，其他的数字全部为<text:span text:style-name="T3">1</text:span>时，表示的是最大的浮点数。当阶码的符号为<text:span text:style-name="T3">正</text:span>，尾数的符号为<text:span text:style-name="T3">负</text:span>，其他数字全部为1时，这是最小的浮点数。</text:p>
      <text:p text:style-name="P110"><text:soft-page-break/>28. 设浮点数字长为24位，欲表示-<text:span text:style-name="T206">6×10</text:span><text:span text:style-name="T103">4</text:span><text:span text:style-name="T206">~6×10</text:span><text:span text:style-name="T103">4</text:span><text:span text:style-name="T206">之间的十进制数，在保证数的最大精度条件下，除阶符、数符各取1位外，阶码应取</text:span><text:span text:style-name="T25">5</text:span><text:span text:style-name="T206">位，尾数应取</text:span><text:span text:style-name="T25">17</text:span><text:span text:style-name="T206">位。按这样分配，这24位浮点数的溢出条件是</text:span><text:span text:style-name="T25">阶码大于+31</text:span><text:span text:style-name="T206">。</text:span></text:p>
      <text:p text:style-name="P111">29. 已知16位长的浮点数，欲表示<text:span text:style-name="T205">-</text:span>3×10<text:span text:style-name="T88">4</text:span>~3×10<text:span text:style-name="T88">4</text:span>之间的十进制数，在保证数的最大精度条件下，除阶符、数符各取1位外，阶码应取<text:span text:style-name="T3">4</text:span>位，尾数应取<text:span text:style-name="T3">10</text:span>位。这种格式的浮点数补码形式)，当<text:span text:style-name="T3">阶码小于-16</text:span>时，按机器零处理。</text:p>
      <text:p text:style-name="P112">30. 当0&gt;x&gt;-1时，满足[x]原 = [x]补的x值是-<text:span text:style-name="T207">1/2， </text:span>当0&gt;x&gt;-1<text:span text:style-name="T207">28</text:span>时，满足[x]原 = [x]补的x值是-<text:span text:style-name="T207">64。</text:span></text:p>
      <text:p text:style-name="P113">31. 最少需用<text:span text:style-name="T3">17</text:span>位二进制数可表示任一五位长的十进制数<text:span text:style-name="T208">。</text:span></text:p>
      <text:p text:style-name="P114">32. 设24位长的浮点数，其中阶符1位，阶码5位，数符1位，尾数17位，阶码和尾数均用补码表示，且尾数采用规格化形式，则它能表示的最大正数真值是<text:span text:style-name="T3">2</text:span><text:span text:style-name="T105">31</text:span><text:span text:style-name="T3">×(1-2</text:span><text:span text:style-name="T105">-17</text:span><text:span text:style-name="T3">)</text:span>，非零最小正数真值是<text:span text:style-name="T27">2</text:span><text:span text:style-name="T106">-33</text:span><text:span text:style-name="T209">，绝对值最大的负数真值是</text:span><text:span text:style-name="T27">-2</text:span><text:span text:style-name="T106">31</text:span><text:span text:style-name="T209">，绝对值最小的负数真值是</text:span><text:span text:style-name="T27">2</text:span><text:span text:style-name="T106">-32</text:span><text:span text:style-name="T27">×(-2</text:span><text:span text:style-name="T106">-1</text:span><text:span text:style-name="T27">-2</text:span><text:span text:style-name="T106">-17</text:span><text:span text:style-name="T27">)</text:span><text:span text:style-name="T209">。</text:span></text:p>
      <text:p text:style-name="P115">33. 设浮点数阶码为<text:span text:style-name="T210">8位(含一位阶符)，尾数为24位(含一位阶符)，则在32位进制补码浮点规格化数对应的十进制真值范围内：最大正数为</text:span><text:span text:style-name="T28">2</text:span><text:span text:style-name="T107">127</text:span><text:span text:style-name="T28">×(1-2</text:span><text:span text:style-name="T108">-</text:span><text:span text:style-name="T107">23</text:span><text:span text:style-name="T28">)</text:span><text:span text:style-name="T210">，最小正数为</text:span><text:span text:style-name="T28">2</text:span><text:span text:style-name="T108">-129</text:span><text:span text:style-name="T210">，最大负数为</text:span><text:span text:style-name="T28">2</text:span><text:span text:style-name="T106">-</text:span><text:span text:style-name="T107">128</text:span><text:span text:style-name="T27">×(-2</text:span><text:span text:style-name="T106">-1</text:span><text:span text:style-name="T27">-2</text:span><text:span text:style-name="T106">-</text:span><text:span text:style-name="T107">23</text:span><text:span text:style-name="T27">)</text:span><text:span text:style-name="T209">，最小负数为-</text:span><text:span text:style-name="T27">2</text:span><text:span text:style-name="T106">127</text:span><text:span text:style-name="T209">。</text:span></text:p>
      <text:p text:style-name="P116">34. 设机器数字长为8位(含一位符号位)，对应十进制数x = -0.6875的[x]原为1.1011000，[x]补为<text:span text:style-name="T3">1.0101000</text:span>，[x]反为<text:span text:style-name="T3">1.0100111</text:span>，[-x]原为<text:span text:style-name="T3">0.1011000</text:span>，[-x]补为<text:span text:style-name="T3">0.1011000</text:span>，[-x]反为<text:span text:style-name="T3">0.1011000</text:span>。</text:p>
      <text:p text:style-name="P116">35. 设机器数字长为8位(含一位符号位)，对应十进制数x = -52的[x]原为<text:span text:style-name="T3">1,0110</text:span><text:span text:style-name="T26">10</text:span><text:span text:style-name="T3">0</text:span>，[x]补为<text:span text:style-name="T3">1,100</text:span><text:span text:style-name="T26">1100</text:span>，[x]反为1<text:span text:style-name="T3">,</text:span><text:span text:style-name="T26">1001011</text:span>，[-x]原为<text:span text:style-name="T3">0,0110</text:span><text:span text:style-name="T26">10</text:span><text:span text:style-name="T3">0</text:span>，[-x]补为<text:span text:style-name="T29">0,0110100</text:span>，[-x]反为<text:span text:style-name="T29">0,0110100</text:span>。</text:p>
      <text:p text:style-name="P116">36. 补码表示的二进制浮点数<text:span text:style-name="T211">，尾数采用规格化形式，阶码3位(含一位阶符)，尾数5位(含一位符号位)，则所对应的最大正数真值是</text:span><text:span text:style-name="T26">7.5</text:span><text:span text:style-name="T211">，最小正数真值是</text:span><text:span text:style-name="T26">1/32</text:span><text:span text:style-name="T211">，最大负数真值是</text:span><text:span text:style-name="T26">-9/256</text:span><text:span text:style-name="T211">(1,00;1.0111)，最小负数真值是</text:span><text:span text:style-name="T26">-8(</text:span><text:span text:style-name="T211">0,11;1.0000)。</text:span></text:p>
      <text:p text:style-name="P117">37. 某机器字长16位(含一位符号位)，它能表示的无符号整数的范围是<text:span text:style-name="T3">0~65535</text:span>，用原码表示的定点小数范围是<text:span text:style-name="T3">-(1-2</text:span><text:span text:style-name="T105">-15</text:span><text:span text:style-name="T3">)~(1-2</text:span><text:span text:style-name="T105">-15</text:span><text:span text:style-name="T3">)</text:span>，用补码表示的定点小数范围是<text:span text:style-name="T3">-1~(1-2</text:span><text:span text:style-name="T105">-15</text:span><text:span text:style-name="T3">)</text:span>，用补码表示的定点整数范围是-<text:span text:style-name="T212">32768~32767。</text:span></text:p>
      <text:p text:style-name="P118">38. 已知十进制数x = -2.75，分别写出对应8位字长的定点小数(含1位符号位)和浮点数(其中阶符1位、阶码2位、数符1位，尾数4位)的各种机器数<text:span text:style-name="T213">，要求定点数比例因子选取2</text:span><text:span text:style-name="T104">-4</text:span><text:span text:style-name="T213">，浮点数为规格化数，则定点表示法对应的[x]原为</text:span><text:span text:style-name="T30">1.0010110</text:span><text:span text:style-name="T213">，[x]补为</text:span><text:span text:style-name="T30">11101010</text:span><text:span text:style-name="T213">， [x]反为</text:span><text:span text:style-name="T30">1.1101001</text:span><text:span text:style-name="T213">，浮点表示法对应的[x]原 为</text:span><text:span text:style-name="T30">0,10;11011</text:span><text:span text:style-name="T213">，[x]补为</text:span><text:span text:style-name="T30">010;10101</text:span><text:span text:style-name="T213">， [x]反为</text:span><text:span text:style-name="T30">0,10;10100</text:span>。</text:p>
      <text:p text:style-name="P119">39. <text:span text:style-name="T212">已知十进制数x = -</text:span>5.5<text:span text:style-name="T212">，分别写出对应8位字长的定点小数(含1位符号位)和浮点数(其中阶符1位、阶码2位、数符1位，尾数4位)的各种机器数，要求定点数比例因子选取2</text:span><text:span text:style-name="T104">-4</text:span><text:span text:style-name="T213">，浮点数为规格化数，则定点表示法对应的[x]原为</text:span><text:span text:style-name="T3">1.0101100</text:span><text:span text:style-name="T213">，[x]补为</text:span><text:span text:style-name="T3">1.1010100</text:span><text:span text:style-name="T213">， [x]反为</text:span><text:span text:style-name="T3">1.1010011</text:span><text:span text:style-name="T213">，浮点表示法对应的[x]原 为</text:span><text:span text:style-name="T30">0,11;</text:span><text:span text:style-name="T3">1.1011</text:span><text:span text:style-name="T213">，[x]补为</text:span><text:span text:style-name="T30">011;1.0101</text:span><text:span text:style-name="T213">， [x]反为</text:span><text:span text:style-name="T30">0,11;1.0100</text:span><text:span text:style-name="T213">。</text:span></text:p>
      <text:p text:style-name="P120">40. 设浮点数字长为16位(其中阶符1位，阶码5位，数符1位，尾数9位)，对应十进制数-87的浮点规格化补码形式为<text:span text:style-name="T3">0,</text:span><text:span text:style-name="T32">00111</text:span><text:span text:style-name="T3">;1.</text:span><text:span text:style-name="T32">010100100</text:span>，若阶码采用移码，尾数采用补码，则机器数形式为<text:span text:style-name="T3">1,</text:span><text:span text:style-name="T32">0011</text:span><text:span text:style-name="T3">1;1.</text:span><text:span text:style-name="T32">010100100</text:span>。</text:p>
      <text:p text:style-name="P121">41. <text:span text:style-name="T214">设浮点数字长为16位(其中阶符1位，阶码5位，数符1位，尾数9位)，对应十进制数-</text:span>95<text:span text:style-name="T214">的浮点规格化补码形式为</text:span><text:span text:style-name="T31">0,</text:span><text:span text:style-name="T3">00111</text:span><text:span text:style-name="T31">;1.</text:span><text:span text:style-name="T33">010000100</text:span><text:span text:style-name="T214">，若阶码采用移码，尾数采用补码，则机器数形式为</text:span><text:span text:style-name="T33">1,00111;1.010000100</text:span><text:span text:style-name="T214">。</text:span></text:p>
      <text:p text:style-name="P122">42. 在计算机中，一个二进制代码表示的数可理解成<text:span text:style-name="T3">指令</text:span>或<text:span text:style-name="T3">数据</text:span>或<text:span text:style-name="T3">字符</text:span>或<text:span text:style-name="T3">地址</text:span>或<text:span text:style-name="T3">逻辑值</text:span>。</text:p>
      <text:p text:style-name="P123">44. 已知[x]补 = 1.0000，则[1/2x<text:span text:style-name="T64">]补</text:span> =<text:span text:style-name="T34">1.1000</text:span><text:span text:style-name="T3"> </text:span>，x = <text:span text:style-name="T3">-</text:span><text:span text:style-name="T34">1</text:span>，[x]<text:span text:style-name="T64">原</text:span> =<text:span text:style-name="T3"> 不能表示</text:span>，[x]<text:span text:style-name="T64">反</text:span> = <text:span text:style-name="T3">不能表示</text:span> 。</text:p>
      <text:p text:style-name="P124">45. 设机器代码为FCH，机器数为补码形式(采用一位符号位)，则对应的十进制真值为<text:span text:style-name="T3">-4</text:span>，其原码形式为<text:span text:style-name="T3">84H</text:span>，反码形式为<text:span text:style-name="T3">FBH</text:span>(均用十六进制表示)。</text:p>
      <text:p text:style-name="P125"><text:span text:style-name="T215">46. </text:span>设机器代码为C<text:span text:style-name="T215">5</text:span>H，机器数为补码形式(采用一位符号位)，则对应的十进制真值为<text:span text:style-name="T3">-</text:span><text:span text:style-name="T35">59</text:span>，其原码形式为<text:span text:style-name="T35">BB</text:span><text:span text:style-name="T3">H</text:span>，反码形式为<text:span text:style-name="T35">C4</text:span><text:span text:style-name="T3">H</text:span>(均用十六进制表示)。</text:p>
      <text:p text:style-name="P126">47. 已知[x]<text:span text:style-name="T64">补</text:span> = 1.1010100，则x = <text:span text:style-name="T3">-11/32</text:span>，[1/2x]<text:span text:style-name="T64">补</text:span> = <text:span text:style-name="T3">1.</text:span><text:span text:style-name="T36">1101010</text:span>。</text:p>
      <text:p text:style-name="P127">48. 若[x]<text:span text:style-name="T64">反</text:span> = 1.0101011，则[-x]<text:span text:style-name="T64">补</text:span> = <text:span text:style-name="T37">0.1010100</text:span>，设x*为绝对值，则[-x*]<text:span text:style-name="T64">补</text:span> = <text:span text:style-name="T37">1.0101100</text:span>。</text:p>
      <text:p text:style-name="P128"><text:soft-page-break/>49. 若[x]<text:span text:style-name="T64">反</text:span> = 0.01010，则[-x]<text:span text:style-name="T64">补</text:span> = <text:span text:style-name="T3">1.10110</text:span>，设x*为绝对值，则[-x*]补 = <text:span text:style-name="T3">1.10110</text:span>。</text:p>
      <text:p text:style-name="P129">50. 设x*为绝对值，等式[-x]<text:span text:style-name="T64">补</text:span> = [-x*]<text:span text:style-name="T64">补</text:span>成立的条件是<text:span text:style-name="T3">x为正数或0</text:span>。</text:p>
      <text:p text:style-name="P130">51. 最少需用<text:span text:style-name="T3">14</text:span>位二进制数就能表示任一四位长的无符号整数。</text:p>
      <text:p text:style-name="P131">52. 某浮点数基值为<text:span text:style-name="T216">2，阶码4位(含一位阶符)，尾数8位(含一位阶符)，阶码和尾数均用补码表示。它能表示的最大正数真值是</text:span><text:span text:style-name="T38">127</text:span><text:span text:style-name="T216">，非零最小正数真值是2</text:span><text:span text:style-name="T111">-</text:span><text:span text:style-name="T112">8</text:span><text:span text:style-name="T216">×2</text:span><text:span text:style-name="T111">-7</text:span><text:span text:style-name="T216"> = </text:span><text:span text:style-name="T38">2</text:span><text:span text:style-name="T109">-15</text:span><text:span text:style-name="T216">，最大负数真值是2</text:span><text:span text:style-name="T111">-</text:span><text:span text:style-name="T112">8</text:span><text:span text:style-name="T216">×(-2</text:span><text:span text:style-name="T111">-7</text:span><text:span text:style-name="T216">) = </text:span><text:span text:style-name="T38">-2</text:span><text:span text:style-name="T109">-15</text:span><text:span text:style-name="T216">，最小负数真值是</text:span><text:span text:style-name="T38">-128</text:span><text:span text:style-name="T216">。如果尾数采用规格化表示，上述值分别是</text:span><text:span text:style-name="T38">127</text:span><text:span text:style-name="T216">，</text:span><text:span text:style-name="T38">2</text:span><text:span text:style-name="T109">-9</text:span><text:span text:style-name="T216">，-</text:span><text:span text:style-name="T38">(2</text:span><text:span text:style-name="T109">-9</text:span><text:span text:style-name="T38">+2</text:span><text:span text:style-name="T109">-15</text:span><text:span text:style-name="T38">)</text:span><text:span text:style-name="T216">，</text:span><text:span text:style-name="T38">-128</text:span><text:span text:style-name="T216">。如果阶码采用移码表示，上述值</text:span><text:span text:style-name="T38">不变</text:span><text:span text:style-name="T216">。</text:span></text:p>
      <text:p text:style-name="P132">56. 假设阶码取<text:span text:style-name="T217">3位，尾数取8位(均不包括符号位在内)，则对应十进制数-73.5 的原码是</text:span><text:span text:style-name="T39">0,111;1.10010011</text:span><text:span text:style-name="T217"> ，补码是</text:span><text:span text:style-name="T39">0,111;1.01101101</text:span><text:span text:style-name="T217">，反码是</text:span><text:span text:style-name="T39">0,111;01101100</text:span><text:span text:style-name="T217">。若阶码用移码表示，尾数用补码表示，则机器数为</text:span><text:span text:style-name="T39">1,111;1.01101101</text:span><text:span text:style-name="T217">。</text:span></text:p>
      <text:p text:style-name="P133">57. 在浮点表示时，若用全0表示机器零(尾数为0, 阶码最小)，则阶码应采用<text:span text:style-name="T3">移码</text:span>机器数形式。在定点表示时，若要求数值0在计算机中唯一表示为全0，则机器数为<text:span text:style-name="T3">补码</text:span>。</text:p>
      <text:p text:style-name="P133">58. 正数原码算术移位时，<text:span text:style-name="T3">符号位</text:span>不变，空位补<text:span text:style-name="T3">0</text:span>。负数原码算术移位时<text:span text:style-name="T3">符号位</text:span>不变，空位补<text:span text:style-name="T3">0</text:span>。</text:p>
      <text:p text:style-name="P134">59. 正数补码算术移位时，<text:span text:style-name="T3">符号位</text:span>不变，空位补<text:span text:style-name="T3">0</text:span>。负数补码算术左移时<text:span text:style-name="T3">符号位</text:span>不变，低位补<text:span text:style-name="T3">0</text:span>, 负数补码算术右移时，<text:span text:style-name="T3">符号位</text:span>不变，高位补<text:span text:style-name="T3">1</text:span>。</text:p>
      <text:p text:style-name="P134">60. 正数反码算术移位时，<text:span text:style-name="T3">符号位</text:span>不变，空位补<text:span text:style-name="T3">0</text:span>。负数反码算术左移时<text:span text:style-name="T3">符号位</text:span>不变，低位补<text:span text:style-name="T3">0</text:span>, 负数反码算术右移时，<text:span text:style-name="T3">符号位</text:span>不变，高位补<text:span text:style-name="T3">1</text:span>。</text:p>
      <text:p text:style-name="P135">61. 已知寄存器位数为8位，机器数取1位符号位，设其内容为11110101 当它代表无符号数时，逻辑左移一位后得<text:span text:style-name="T3">11101010</text:span>，逻辑右移一位后得<text:span text:style-name="T3">01111010</text:span>。当它代表补码时，算术左移一位后得<text:span text:style-name="T3">11101010</text:span>，算术右移一位后得<text:span text:style-name="T3">10111010</text:span>。</text:p>
      <text:p text:style-name="P136">6<text:span text:style-name="T219">2</text:span>. <text:span text:style-name="T218">已知寄存器位数为8位，机器数取1位符号位，设其内容为01101100 当它代表无符号数时，逻辑左移一位后得</text:span><text:span text:style-name="T40">11011000</text:span><text:span text:style-name="T218">，逻辑右移一位后得</text:span><text:span text:style-name="T40">00110110</text:span><text:span text:style-name="T218">。当它代表补码时，算术左移一位后得</text:span><text:span text:style-name="T40">01011000</text:span><text:span text:style-name="T218">，算术右移一位后得</text:span><text:span text:style-name="T40">00110110</text:span><text:span text:style-name="T218">。</text:span></text:p>
      <text:p text:style-name="P137">63. 已知寄存器位数为8位，机器数为补码(含2位符号位)，设其内容为00101101，算术左移一位后得<text:span text:style-name="T3">01011010</text:span>，此时机器数符号为<text:span text:style-name="T3">正</text:span>；算术右移一位后得<text:span text:style-name="T3">00010110</text:span>，此时机器数符号为<text:span text:style-name="T3">正</text:span>。</text:p>
      <text:p text:style-name="P138">64. 已知寄存器位数为8位，机器数为补码(含2位符号位)，设其内容为<text:span text:style-name="T220">11001011</text:span>，算术左移一位后得<text:span text:style-name="T41">1</text:span><text:span text:style-name="T42">0</text:span><text:span text:style-name="T41">010110</text:span>，此时机器数符号为<text:span text:style-name="T3">负</text:span>；算术右移一位后得<text:span text:style-name="T41">11100101</text:span>，此时机器数符号为<text:span text:style-name="T3">负</text:span>。</text:p>
      <text:p text:style-name="P139">65. 设机器数字长为<text:span text:style-name="T222">8位(含两位符号位)，对应真值 x = -5/16的 [x]</text:span><text:span text:style-name="T80">补</text:span><text:span text:style-name="T222"> = </text:span><text:span text:style-name="T43">11.101100</text:span><text:span text:style-name="T222"> ，算术左移1位后得</text:span><text:span text:style-name="T43">11.011000</text:span><text:span text:style-name="T222">，算术左移两位后得</text:span><text:span text:style-name="T43">10.110000</text:span><text:span text:style-name="T222"> ，算术右移一位后得</text:span><text:span text:style-name="T43">11.110110</text:span><text:span text:style-name="T222">，算术右移两位后得</text:span><text:span text:style-name="T43">11.111011</text:span><text:span text:style-name="T222">。移位后对应的真值分别为</text:span><text:span text:style-name="T43">-5/8</text:span><text:span text:style-name="T222">、</text:span><text:span text:style-name="T43">负溢</text:span><text:span text:style-name="T222">、</text:span><text:span text:style-name="T43">-5/32</text:span><text:span text:style-name="T222">、</text:span><text:span text:style-name="T43">-5/64</text:span><text:span text:style-name="T222">。</text:span></text:p>
      <text:p text:style-name="P140">66. <text:span text:style-name="T221">设机器数字长为8位(含两位符号位)，对应真值 x = -</text:span>26<text:span text:style-name="T221">的 [x]</text:span><text:span text:style-name="T80">补</text:span><text:span text:style-name="T222"> = </text:span><text:span text:style-name="T44">11,100110</text:span><text:span text:style-name="T222"> ，算术左移1位后得</text:span><text:span text:style-name="T43">11,</text:span><text:span text:style-name="T44">001100</text:span><text:span text:style-name="T222">，算术左移两位后得</text:span><text:span text:style-name="T43">1</text:span><text:span text:style-name="T44">0</text:span><text:span text:style-name="T3">,</text:span><text:span text:style-name="T44">011000</text:span><text:span text:style-name="T222">，算术右移一位后得</text:span><text:span text:style-name="T3">11,</text:span><text:span text:style-name="T44">1</text:span><text:span text:style-name="T3">1</text:span><text:span text:style-name="T44">0011</text:span><text:span text:style-name="T222">，算术右移两位后得</text:span><text:span text:style-name="T43">11,</text:span><text:span text:style-name="T3">11</text:span><text:span text:style-name="T44">1001</text:span><text:span text:style-name="T222">。移位后对应的真值分别为</text:span><text:span text:style-name="T43">-</text:span><text:span text:style-name="T3">52</text:span><text:span text:style-name="T222">、</text:span><text:span text:style-name="T43">负溢</text:span><text:span text:style-name="T222">、</text:span><text:span text:style-name="T43">-</text:span><text:span text:style-name="T45">13</text:span><text:span text:style-name="T222">、</text:span><text:span text:style-name="T43">-</text:span><text:span text:style-name="T45">7</text:span><text:span text:style-name="T222">。</text:span></text:p>
      <text:p text:style-name="P141">67. 正数原码左移时，符号位不变，高位丢<text:span text:style-name="T223">1，结果出错；右移时低位丢1，结果引起误差。负数原码左移时，符号位不变，高位丢1，结果出错，右移时低位丢0，结果正确。</text:span></text:p>
      <text:p text:style-name="P142">73. 两个n+1位(含1位符号位)的原码在机器中作一位乘运算，共需做<text:span text:style-name="T3">n次移位</text:span>操作，最多需做<text:span text:style-name="T3">n次加法</text:span>操作，才能得到最后乘积，乘积的符号位需<text:span text:style-name="T3">通过两数符号位异或运算获得</text:span>。</text:p>
      <text:p text:style-name="P143">74. 设操作数字长<text:span text:style-name="T224">16位(不包括符号位)，机器做原码两位乘运算，共需做</text:span><text:span text:style-name="T46">8次移位操作</text:span><text:span text:style-name="T224">和</text:span><text:span text:style-name="T46">9次加法操作</text:span><text:span text:style-name="T224">，才能得到最后的乘积，乘积的符号位</text:span><text:span text:style-name="T46">由两数符号位异或运算获得</text:span><text:span text:style-name="T224">。</text:span></text:p>
      <text:p text:style-name="P144">75. <text:span text:style-name="T225">设操作数字长</text:span>15位(不包括符号位)，机器做原码两位乘运算，共需做<text:span text:style-name="T3">8次移位操作</text:span>和<text:span text:style-name="T3">8次加法操作</text:span>，才能得到最后的乘积，乘积的符号位<text:span text:style-name="T3">由两数符号位异或运算获得</text:span>。</text:p>
      <text:p text:style-name="P144">76. 定点原码除法和定点补码除法均可采用<text:span text:style-name="T3">加减交替法</text:span>，但补码除法中<text:span text:style-name="T3">符号位</text:span>参与运算。</text:p>
      <text:p text:style-name="P145">77. 在补码一位乘中，设<text:span text:style-name="T226">[x]</text:span><text:span text:style-name="T81">补</text:span><text:span text:style-name="T226">为被乘数，[y]</text:span><text:span text:style-name="T81">补</text:span><text:span text:style-name="T226">为乘数，若y</text:span><text:span text:style-name="T81">n</text:span><text:span text:style-name="T226">y</text:span><text:span text:style-name="T81">n+1</text:span><text:span text:style-name="T226"> = 00，应执行</text:span><text:span text:style-name="T47">右移一位</text:span><text:span text:style-name="T226">操作，若y</text:span><text:span text:style-name="T81">n</text:span><text:span text:style-name="T226">y</text:span><text:span text:style-name="T81">n+1</text:span><text:span text:style-name="T226"> = 01，应执行</text:span><text:span text:style-name="T47">+[x]</text:span><text:span text:style-name="T74">补</text:span><text:span text:style-name="T47">，右移一位</text:span><text:span text:style-name="T226">操作。若y</text:span><text:span text:style-name="T81">n</text:span><text:span text:style-name="T226">y</text:span><text:span text:style-name="T81">n+1</text:span><text:span text:style-name="T226"> = 10，应执行</text:span><text:span text:style-name="T47">+[-x]</text:span><text:span text:style-name="T74">补</text:span><text:span text:style-name="T47">，右移一位</text:span><text:span text:style-name="T226">操作。若y</text:span><text:span text:style-name="T81">n</text:span><text:span text:style-name="T226">y</text:span><text:span text:style-name="T81">n+1</text:span><text:span text:style-name="T226"> = 11，应执行</text:span><text:span text:style-name="T47">右移一位</text:span><text:span text:style-name="T226">操作。若机器字长为16位(不包括符号位)，则补码乘法最多需做</text:span><text:span text:style-name="T47">16次移位操作</text:span><text:span text:style-name="T226">和</text:span><text:span text:style-name="T47">17次加法操作</text:span><text:span text:style-name="T226">。</text:span></text:p>
      <text:p text:style-name="P146"><text:soft-page-break/>78. 在补码除法中，设[x]<text:span text:style-name="T64">补</text:span>为被除数，[y]<text:span text:style-name="T64">补</text:span>为除数。除法开始时，若[x]<text:span text:style-name="T64">补</text:span>和[y]<text:span text:style-name="T64">补</text:span>同号，需做<text:span text:style-name="T3">[x]</text:span><text:span text:style-name="T72">补</text:span><text:span text:style-name="T3">+[-y]</text:span><text:span text:style-name="T72">补</text:span>操作，得余数[R]<text:span text:style-name="T64">补</text:span><text:span text:style-name="T228">，</text:span>若[x]<text:span text:style-name="T64">补</text:span>和[y]<text:span text:style-name="T64">补</text:span>异号<text:span text:style-name="T228">，上商</text:span><text:span text:style-name="T48">0</text:span><text:span text:style-name="T228">，再执行</text:span><text:span text:style-name="T48">2</text:span><text:span text:style-name="T3">[R]</text:span><text:span text:style-name="T72">补</text:span><text:span text:style-name="T3">+[y]</text:span><text:span text:style-name="T72">补</text:span>操作<text:span text:style-name="T228">。若机器数为8位(含一位符号位)，共需上商</text:span><text:span text:style-name="T48">8</text:span><text:span text:style-name="T228">次，且最后一次上商</text:span><text:span text:style-name="T48">1</text:span><text:span text:style-name="T228">。</text:span></text:p>
      <text:p text:style-name="P147">79. <text:span text:style-name="T227">在补码除法中，设[x]</text:span><text:span text:style-name="T82">补</text:span><text:span text:style-name="T227">为被除数，[y]</text:span><text:span text:style-name="T82">补</text:span><text:span text:style-name="T227">为除数。除法开始时，若[x]</text:span><text:span text:style-name="T82">补</text:span><text:span text:style-name="T227">和[y]</text:span><text:span text:style-name="T82">补</text:span><text:span text:style-name="T227">异号，需做</text:span><text:span text:style-name="T49">[x]</text:span><text:span text:style-name="T75">补</text:span><text:span text:style-name="T49">+[y]</text:span><text:span text:style-name="T75">补</text:span><text:span text:style-name="T227">操作，得余数[R]</text:span><text:span text:style-name="T82">补</text:span><text:span text:style-name="T228">，若[x]</text:span><text:span text:style-name="T83">补</text:span><text:span text:style-name="T228">和[y]</text:span><text:span text:style-name="T83">补</text:span><text:span text:style-name="T228">同号，上商</text:span><text:span text:style-name="T3">1</text:span><text:span text:style-name="T228">，再执行</text:span><text:span text:style-name="T48">2[R]</text:span><text:span text:style-name="T76">补</text:span><text:span text:style-name="T48">+[-y]</text:span><text:span text:style-name="T76">补</text:span><text:span text:style-name="T228">操作。若机器数为</text:span>15<text:span text:style-name="T228">位(不包含符号位)，共需上商</text:span><text:span text:style-name="T3">16</text:span><text:span text:style-name="T228">次，且最后一次上商</text:span><text:span text:style-name="T48">1</text:span><text:span text:style-name="T228">。</text:span></text:p>
      <text:p text:style-name="P147">80. 在浮点补码二进制加减运算中，当尾数部分出现<text:span text:style-name="T3">01.xxxx</text:span>和<text:span text:style-name="T3">10.xxxx</text:span>形式时，需进行右规<text:span text:style-name="T230">，此时</text:span><text:span text:style-name="T50">尾数右移一位，阶码加1</text:span>；当尾数部分出现<text:span text:style-name="T3">00.0xxx</text:span>和<text:span text:style-name="T3">11.1xxx</text:span>形式时<text:span text:style-name="T229">，需进行左规</text:span>。</text:p>
      <text:p text:style-name="P148">8<text:span text:style-name="T231">3. 已知浮点数尾数24位(不包括符号位)，当它分别代表原码、补码、反码时，左规的最多次数分别为23、24、23，右规的最多次数分别为1、1、1次。</text:span></text:p>
      <text:p text:style-name="P149">84. 在浮点加减运算中<text:span text:style-name="T232">，对阶时需</text:span><text:span text:style-name="T51">小阶向大阶看齐</text:span><text:span text:style-name="T232">，即小阶的尾数向</text:span><text:span text:style-name="T51">右</text:span><text:span text:style-name="T232">移位，每移一位，阶码</text:span><text:span text:style-name="T51">加1</text:span><text:span text:style-name="T232">，直到两数的阶码相等为止。</text:span></text:p>
      <text:p text:style-name="P150">85. 假设机器数字长为<text:span text:style-name="T233">32位(不包括符号位)，若一次加法需1微秒，一次移位需1微秒，则完成原码一位乘、原码两位乘、补码一位乘、补码加减交替法(不考虑上商时间)各需</text:span><text:span text:style-name="T52">64微秒</text:span><text:span text:style-name="T233">、</text:span><text:span text:style-name="T52">33微秒</text:span><text:span text:style-name="T233">、</text:span><text:span text:style-name="T52">65微秒</text:span><text:span text:style-name="T233">、</text:span><text:span text:style-name="T52">64微秒</text:span><text:span text:style-name="T233">时间。</text:span></text:p>
      <text:p text:style-name="P151">86. 运算器的技术指标一般用<text:span text:style-name="T3">机器字长</text:span>和<text:span text:style-name="T3">运算速度</text:span>表示。</text:p>
      <text:p text:style-name="P151">87. 定点数和浮点数是按数的<text:span text:style-name="T3">小数点的位置</text:span>来区分的，定点运算器的结构<text:span text:style-name="T3">简单</text:span>，但表示数的范围<text:span text:style-name="T3">小</text:span>，常用于<text:span text:style-name="T3">小型机、微型机、单片机</text:span>类机器。</text:p>
      <text:p text:style-name="P151">88. 运算器能进行<text:span text:style-name="T3">算术逻辑运算</text:span>。运算器中通常需有三个寄存器，称为<text:span text:style-name="T3">累加器</text:span>、<text:span text:style-name="T3">乘商寄存器</text:span>和<text:span text:style-name="T3">操作数寄存器</text:span>。</text:p>
      <text:p text:style-name="P151">89. 一些大中型通用计算机的运算器既能进行<text:span text:style-name="T3">定点运算</text:span>，又能进行<text:span text:style-name="T3">浮点运算</text:span>，这主要取决于机器的<text:span text:style-name="T3">指令系统</text:span>。</text:p>
      <text:p text:style-name="P152">90. 浮点运算器由<text:span text:style-name="T3">阶码运算器</text:span>和<text:span text:style-name="T3">尾数运算</text:span>器组成，它们都是<text:span text:style-name="T3">定点</text:span>计算器。前者只要求执行<text:span text:style-name="T3">加减运算</text:span>，后者要求能进行<text:span text:style-name="T3">加减乘除运算</text:span>。</text:p>
      <text:p text:style-name="P153">91. 现代计算机中，通常将运算器和<text:span text:style-name="T3">控制器</text:span>制作在一个芯片内，称为<text:span text:style-name="T3">CPU</text:span>芯片。</text:p>
      <text:p text:style-name="P153">92. 按信息的传送方式分、运算器可分为<text:span text:style-name="T3">串行</text:span>、<text:span text:style-name="T3">并行</text:span>、<text:span text:style-name="T3">串并行</text:span>三种结构，其中<text:span text:style-name="T3">串行运算器</text:span>最省器材，<text:span text:style-name="T3">并行运算器</text:span>运算速度最快。</text:p>
      <text:p text:style-name="P154">93. 存放在两个寄存器中的n位长补码，欲实现串行加减运算，最基本的电路应有<text:span text:style-name="T3">一位全加器</text:span>和<text:span text:style-name="T3">一位触发器</text:span>，前者用来<text:span text:style-name="T3">实现加减运算</text:span>，后者用作<text:span text:style-name="T3">存放进位</text:span>。若t<text:span text:style-name="T64">1</text:span>和t<text:span text:style-name="T64">2</text:span>分别代表它们的延迟，则执行n位加法所需的时间为<text:span text:style-name="T3">n(t</text:span><text:span text:style-name="T72">1</text:span><text:span text:style-name="T235">+</text:span><text:span text:style-name="T3">t</text:span><text:span text:style-name="T72">2</text:span><text:span text:style-name="T3">)</text:span>，随着n的增加，<text:span text:style-name="T3">全加器和触发器的数目</text:span>不变。</text:p>
      <text:p text:style-name="P154">94. 为了提高运算器的速度，通常可采用<text:span text:style-name="T3">高速器件</text:span>、<text:span text:style-name="T3">快速进位链</text:span>和<text:span text:style-name="T3">改进算法</text:span>三种方法。</text:p>
      <text:p text:style-name="P155">95. 三态缓冲门可组成运算器的数据总线，其输入电平有<text:span text:style-name="T3">高电平</text:span>、<text:span text:style-name="T3">低电平</text:span>、<text:span text:style-name="T3">浮空</text:span>三种状态，它是靠<text:span text:style-name="T3">允许/禁止(控制)</text:span>输入端上的高低电平来控制的，当该输入端<text:span text:style-name="T3">为无效电平</text:span>时，输出阻抗呈现<text:span text:style-name="T3">高阻</text:span>。</text:p>
      <text:p text:style-name="P155">96. 多路开关是一种用来从n个数据源中选择<text:span text:style-name="T3">一</text:span>个数据到其输出端的器件<text:span text:style-name="T260">，假设n=2</text:span><text:span text:style-name="T113">P</text:span><text:span text:style-name="T260">，则源的选择由</text:span><text:span text:style-name="T53">P位的编码格式</text:span><text:span text:style-name="T260">所决定的。</text:span></text:p>
      <text:p text:style-name="P156">97. 算术/逻辑运算单元74181 ALU可以对<text:span text:style-name="T3">4</text:span>位信息完成<text:span text:style-name="T3">16种算术运算</text:span>和<text:span text:style-name="T3">16种逻辑运算</text:span>。</text:p>
      <text:p text:style-name="P156">98. 进位的逻辑表达式中有<text:span text:style-name="T3">本地进位</text:span>和<text:span text:style-name="T3">传送进位</text:span>两部分，影响速度的是<text:span text:style-name="T3">传送进位</text:span>。</text:p>
      <text:p text:style-name="P156">99. ALU属于<text:span text:style-name="T3">组合逻辑电路</text:span>，因此在运算过程中，其<text:span text:style-name="T3">输入数据</text:span>必须保持不变，欲获得运算结果，必须在ALU的输入端设置<text:span text:style-name="T3">暂存器</text:span>。</text:p>
      <text:p text:style-name="P157">100. 进位链是<text:span text:style-name="T3">传送进位的逻辑电路</text:span>。</text:p>
      <text:p text:style-name="P157">101. 先行进位是指<text:span text:style-name="T3">高位的进位不必等低位的进位产生后再形成，高位的进位与低位的进位同时产生</text:span>。</text:p>
      <text:p text:style-name="P157">102. 单重分组跳跃进位链的工作原理是<text:span text:style-name="T3">将n位全加器分成若干小组，小组内进位同时产生，小组之间采用串行进位</text:span>。</text:p>
      <text:p text:style-name="P157">103. 双重分组跳跃进位链的工作原理是<text:span text:style-name="T3">将n位全加器分成几个大组，每个大组里又包含若干个小组，大组内每个小组的最高进位是同时产生的，大组与大组之间采用串行进位；小组内的其他位进位也同时产生</text:span>。</text:p>
      <text:p text:style-name="P158"><text:soft-page-break/>105. 在定点运算器中，无论采用单符号位还是双符号位，必须有<text:span text:style-name="T3">判断溢出</text:span>电路，它一般用<text:span text:style-name="T3">异或门</text:span>来实现。</text:p>
      <text:p text:style-name="P159">106. 运算器内通常设有反映<text:span text:style-name="T3">运算结果</text:span>状态的寄存器，利用该寄存器的内容可以提供<text:span text:style-name="T3">判断条件</text:span>，以实现程序的<text:span text:style-name="T3">控制转移</text:span>。</text:p>
      <text:p text:style-name="P159">107. 74187可进行<text:span text:style-name="T3">算术逻辑</text:span>运算，<text:span text:style-name="T261">74182称作</text:span><text:span text:style-name="T54">先行进位</text:span><text:span text:style-name="T261">部件、它可实现</text:span><text:span text:style-name="T54">小组与小组</text:span><text:span text:style-name="T261">之间的先行进位。一个具有二级先行进位的32位ALU电路需有</text:span><text:span text:style-name="T54">8</text:span><text:span text:style-name="T261">片74181和</text:span><text:span text:style-name="T54">2</text:span><text:span text:style-name="T261">片74182。</text:span></text:p>
      <text:p text:style-name="P160">108. 运算器由许多部件组成，除寄存器外，其核心部分是<text:span text:style-name="T3">算术逻辑运算单元</text:span>，记为<text:span text:style-name="T3">ALU</text:span>。</text:p>
      <text:p text:style-name="P160">109. 若移码的符号为1，则该数为<text:span text:style-name="T3">正</text:span>数；若符号为0，则为<text:span text:style-name="T3">负</text:span>数。</text:p>
      <text:p text:style-name="P160">110. 在原码、补码、反码和移码中，<text:span text:style-name="T3">原码、反码</text:span>对0有两种形式，<text:span text:style-name="T3">补码、移码</text:span>对0的表示只有一种形式。</text:p>
      <text:p text:style-name="P160">111. 设机器字长为8位，-1的补码在整数定点机中表示为1,1111111，在小数定点机中表示为1.0000000。</text:p>
      <text:p text:style-name="P161">112. 在浮点数中，尾数用原码表示时，其规格化特征是<text:span text:style-name="T3">符号位任意，第一数字位为1</text:span>。尾数用补码表示时，其规格化特征是<text:span text:style-name="T3">符号位与第一数字位不同</text:span>。</text:p>
      <text:p text:style-name="P162">113. 一个定点数由<text:span text:style-name="T3">数符</text:span>和<text:span text:style-name="T3">数值位</text:span>两部分组成。根据小数点的位置不同，定点数有<text:span text:style-name="T3">纯小数</text:span>和<text:span text:style-name="T3">纯整数</text:span>两种表示方法。</text:p>
      <text:p text:style-name="P162">114. 16位二进制补码(含1位符号位)所能表示的十进制整数的范围是-32768~+32767，前者的十六进制补码表示为8000H，后者的十六进制补码表示为7FFFH。</text:p>
      <text:p text:style-name="P162">115. 在各种机器数中，0为唯一形式的机器数是补码和移码；表示定点整数时，要求数值0在计算机中唯一表示为全0，应采用补码；表示浮点数时，若要求机器零在计算机中表示为全0，则阶码应采用移码。</text:p>
      <text:p text:style-name="P162">116. 若寄存器内容为FFH<text:span text:style-name="T262">，若其表示127，则为</text:span><text:span text:style-name="T55">移码</text:span><text:span text:style-name="T262">，若表示-127则为</text:span><text:span text:style-name="T55">原码</text:span><text:span text:style-name="T262">；若其表示-1，则为</text:span><text:span text:style-name="T55">补码</text:span><text:span text:style-name="T262">；若其表示-0，则为</text:span><text:span text:style-name="T55">反码</text:span><text:span text:style-name="T262">。</text:span></text:p>
      <text:p text:style-name="P163">117. 在浮点数的基值确定后，且尾数采用规格化形式，则浮点数的范围取决于<text:span text:style-name="T3">阶码的位数</text:span>，精度取决于<text:span text:style-name="T3">尾数的位数</text:span><text:span text:style-name="T263">，小数点的真正位置取决于</text:span><text:span text:style-name="T56">阶符和阶码值</text:span><text:span text:style-name="T263">。</text:span></text:p>
      <text:p text:style-name="P164">118. 32位长的浮点数，其中阶码8位(含一位符号位)，基值为2，尾数24位(含一位数符)。当阶码和尾数均用原码表示时，且尾数为规格化形式，所对应的最小负数是<text:span text:style-name="T3">-</text:span><text:span text:style-name="T57">2</text:span><text:span text:style-name="T110">127</text:span><text:span text:style-name="T57">×(1-2</text:span><text:span text:style-name="T110">-23</text:span><text:span text:style-name="T57">)</text:span><text:span text:style-name="T264">，最小正数是</text:span><text:span text:style-name="T57">2</text:span><text:span text:style-name="T110">-128</text:span><text:span text:style-name="T264">；当阶码和尾数均用补码表示时，且尾数为规格化形式，则对应的最大负数是</text:span><text:span text:style-name="T57">-2</text:span><text:span text:style-name="T110">-128</text:span><text:span text:style-name="T57">×(2</text:span><text:span text:style-name="T110">-1</text:span><text:span text:style-name="T57">+2</text:span><text:span text:style-name="T110">-23</text:span><text:span text:style-name="T57">)</text:span><text:span text:style-name="T264">，最小正数是</text:span><text:span text:style-name="T57">2</text:span><text:span text:style-name="T110">-129</text:span><text:span text:style-name="T264">。</text:span></text:p>
      <text:p text:style-name="P165">1<text:span text:style-name="T265">21. 在计算机中，有符号数共有</text:span><text:span text:style-name="T58">原码</text:span><text:span text:style-name="T265">、</text:span><text:span text:style-name="T58">反码</text:span><text:span text:style-name="T265">、</text:span><text:span text:style-name="T58">补码</text:span><text:span text:style-name="T265">、</text:span><text:span text:style-name="T58">移码</text:span><text:span text:style-name="T265">四种表示法。</text:span></text:p>
      <text:p text:style-name="P166">122.若<text:span text:style-name="T266">[x]补 = 1.0000000，则x = </text:span><text:span text:style-name="T59">-1</text:span><text:span text:style-name="T266">；若[x]补 = 1,0000000，则x = </text:span><text:span text:style-name="T59">-128</text:span><text:span text:style-name="T266">。</text:span></text:p>
      <text:p text:style-name="P167">123. 在浮点数中，当数的绝对值太大，以至于大于阶码所能表示的数值时，称为浮点数的<text:span text:style-name="T3">上溢</text:span>，当绝对值太小，以至于小于阶码所能表示的数值时，称为浮点数的<text:span text:style-name="T3">下溢</text:span>。<text:span text:style-name="T3">上溢</text:span>时，机器需停止运算，做中断处理。</text:p>
      <text:p text:style-name="P168">124. 当浮点数的尾数部分为0，不论阶码为何值，机器都把该浮点数当作<text:span text:style-name="T3">机器零</text:span>处理。</text:p>
      <text:p text:style-name="P168"/>
      <text:p text:style-name="P168"/>
      <text:p text:style-name="P168">问答题</text:p>
      <text:p text:style-name="P169">1. 设浮点数字长16位，其中阶码4位(含1位符号位)，尾数12位(含一位数符)，将(51/128)<text:span text:style-name="T64">十</text:span>转换成二进制规格化浮点数及机器数(其中阶码采用移码，基值为2,尾数采用补码)，并回答次浮点格式的规格化数表示范围。</text:p>
      <text:p text:style-name="P171">二进制表示<text:span text:style-name="T272">：0.01100110000</text:span></text:p>
      <text:p text:style-name="P173">答<text:span text:style-name="T268">：</text:span></text:p>
      <text:p text:style-name="P173"><text:span text:style-name="T268">二进制规格化浮点数为 2</text:span><text:span text:style-name="T114">-1</text:span><text:span text:style-name="T268">×0.11001100000</text:span></text:p>
      <text:p text:style-name="P174">0,0111;0.11001100000</text:p>
      <text:p text:style-name="P170">表示范围</text:p>
      <text:p text:style-name="P170">最大正数<text:span text:style-name="T269">：2</text:span><text:span text:style-name="T115">7</text:span><text:span text:style-name="T269">×(1-2</text:span><text:span text:style-name="T115">-11</text:span><text:span text:style-name="T269">)<text:tab/><text:tab/>1,111;0.11111111111</text:span></text:p>
      <text:p text:style-name="P175">最小正数：2<text:span text:style-name="T88">-8</text:span>×0.1<text:span text:style-name="T270">00..</text:span> = 2<text:span text:style-name="T88">-9 <text:s text:c="3"/><text:tab/></text:span><text:span text:style-name="T236">0</text:span><text:span text:style-name="T234">,111;0.10000000001</text:span></text:p>
      <text:p text:style-name="P175">最大负数：<text:span text:style-name="T270">2</text:span><text:span text:style-name="T116">-8</text:span><text:span text:style-name="T270">×1.011...1 = -2</text:span><text:span text:style-name="T116">-8</text:span><text:span text:style-name="T270">×(2</text:span><text:span text:style-name="T116">-1</text:span><text:span text:style-name="T270">+2</text:span><text:span text:style-name="T116">-11</text:span><text:span text:style-name="T270">)<text:tab/>0,111;1.01111111111<text:tab/></text:span></text:p>
      <text:p text:style-name="P175">最小负数：<text:span text:style-name="T271">2</text:span><text:span text:style-name="T117">7</text:span><text:span text:style-name="T271">×(-1) = -2</text:span><text:span text:style-name="T117">7</text:span><text:span text:style-name="T271"><text:tab/>1111;1.00000000000</text:span></text:p>
      <text:p text:style-name="P169"><text:soft-page-break/>2. 设浮点数字长16位，其中阶码4位(含1位阶符)，尾数12位(含1位数符)，将(-43/128)<text:span text:style-name="T64">十</text:span>转换成二进制规格化浮点数及机器数(其中阶码采用移码，基值为2,尾数采用补码)，并回答此浮点格式的规格化数的表示范围。</text:p>
      <text:p text:style-name="P179">答<text:span text:style-name="T275">：</text:span></text:p>
      <text:p text:style-name="P179"><text:span text:style-name="T267">(-43/128)</text:span><text:span text:style-name="T84">十</text:span><text:span text:style-name="T267"> = </text:span>-<text:span text:style-name="T274">0</text:span>.0101011 规格化后-<text:span text:style-name="T274">0.1010110×2</text:span><text:span text:style-name="T118">-1</text:span></text:p>
      <text:p text:style-name="P178">规格化浮点数：<text:span text:style-name="T273">2</text:span><text:span text:style-name="T119">-1</text:span><text:span text:style-name="T273">×1.01010100000</text:span></text:p>
      <text:p text:style-name="P181">机器数：<text:span text:style-name="T274">1</text:span>,<text:span text:style-name="T274">11</text:span>1;1.0101<text:span text:style-name="T274">0100000</text:span></text:p>
      <text:p text:style-name="P172">表示范围<text:span text:style-name="T276">：</text:span>最大正数<text:span text:style-name="T269">：2</text:span><text:span text:style-name="T115">7</text:span><text:span text:style-name="T269">×(1-2</text:span><text:span text:style-name="T115">-11</text:span><text:span text:style-name="T269">)<text:tab/><text:tab/>1,111;0.11111111111</text:span></text:p>
      <text:p text:style-name="P176">最小正数：2<text:span text:style-name="T88">-8</text:span>×0.1<text:span text:style-name="T270">00..</text:span> = 2<text:span text:style-name="T88">-9 <text:s text:c="3"/><text:tab/></text:span><text:span text:style-name="T236">0</text:span><text:span text:style-name="T234">,111;0.10000000001</text:span></text:p>
      <text:p text:style-name="P176">最大负数：<text:span text:style-name="T270">2</text:span><text:span text:style-name="T116">-8</text:span><text:span text:style-name="T270">×1.011...1 = -2</text:span><text:span text:style-name="T116">-8</text:span><text:span text:style-name="T270">×(2</text:span><text:span text:style-name="T116">-1</text:span><text:span text:style-name="T270">+2</text:span><text:span text:style-name="T116">-11</text:span><text:span text:style-name="T270">)<text:tab/>0,111;1.01111111111<text:tab/></text:span></text:p>
      <text:p text:style-name="P176">最小负数：<text:span text:style-name="T271">2</text:span><text:span text:style-name="T117">7</text:span><text:span text:style-name="T271">×(-1) = -2</text:span><text:span text:style-name="T117">7</text:span><text:span text:style-name="T271"><text:tab/>1111;1.00000000000</text:span></text:p>
      <text:p text:style-name="P169"/>
      <text:p text:style-name="P174">3. 设浮点数字长16位，其中阶码5位(含1位阶符)，尾数11位(含1位数符)，将(-1<text:span text:style-name="T275">3</text:span>/64)十转换成二进制规格化浮点数及机器数(其中阶码采用移码，基值为2，尾数采用补码)，并回答此浮点数的规格化数表示范围。</text:p>
      <text:p text:style-name="P174">答<text:span text:style-name="T275">：</text:span></text:p>
      <text:p text:style-name="P180"><text:span text:style-name="T267">(-12/64)</text:span><text:span text:style-name="T84">十</text:span><text:span text:style-name="T267"> = </text:span>-<text:span text:style-name="T274">0</text:span>.0<text:span text:style-name="T275">0</text:span>1<text:span text:style-name="T275">101</text:span> 规格化后-<text:span text:style-name="T274">0.1101×2</text:span><text:span text:style-name="T118">-</text:span><text:span text:style-name="T120">2</text:span></text:p>
      <text:p text:style-name="P180">规格化浮点数：<text:span text:style-name="T273">2</text:span><text:span text:style-name="T119">-</text:span><text:span text:style-name="T120">2</text:span><text:span text:style-name="T273">×1.00110000000</text:span></text:p>
      <text:p text:style-name="P182">机器数：<text:span text:style-name="T274">1</text:span>,<text:span text:style-name="T274">1110</text:span>;1.0<text:span text:style-name="T275">01</text:span>1<text:span text:style-name="T274">0000000</text:span></text:p>
      <text:p text:style-name="P173">表示范围<text:span text:style-name="T276">：</text:span>最大正数<text:span text:style-name="T269">：2</text:span><text:span text:style-name="T120">15</text:span><text:span text:style-name="T269">×(1-2</text:span><text:span text:style-name="T115">-1</text:span><text:span text:style-name="T120">0</text:span><text:span text:style-name="T269">)<text:tab/><text:tab/></text:span></text:p>
      <text:p text:style-name="P177">最小正数：2<text:span text:style-name="T88">-</text:span><text:span text:style-name="T120">16</text:span>×0.1<text:span text:style-name="T270">00..</text:span> = 2<text:span text:style-name="T88">-</text:span><text:span text:style-name="T120">17</text:span><text:span text:style-name="T88"> <text:s text:c="2"/></text:span></text:p>
      <text:p text:style-name="P177">最大负数：<text:span text:style-name="T270">2</text:span><text:span text:style-name="T116">-</text:span><text:span text:style-name="T120">16</text:span><text:span text:style-name="T270">×1.011...1 = -2</text:span><text:span text:style-name="T116">-16</text:span><text:span text:style-name="T270">×(2</text:span><text:span text:style-name="T116">-1</text:span><text:span text:style-name="T270">+2</text:span><text:span text:style-name="T116">-1</text:span><text:span text:style-name="T120">0</text:span><text:span text:style-name="T270">)</text:span></text:p>
      <text:p text:style-name="P177">最小负数：<text:span text:style-name="T271">2</text:span><text:span text:style-name="T120">15</text:span><text:span text:style-name="T271">×(-1) = -2</text:span><text:span text:style-name="T120">15</text:span></text:p>
      <text:p text:style-name="P207"/>
      <text:p text:style-name="P183"><text:span text:style-name="T237">5. 设浮点数字长</text:span><text:span text:style-name="T234">16位，其中阶码8位(含一位阶符)，尾数8位(含一位数符)，阶码采用移码表示，基值为2,尾数采用补码表示，计算：</text:span></text:p>
      <text:p text:style-name="P208">(1) 机器数为81D0H的十进制数值。</text:p>
      <text:p text:style-name="P208">(2) 此浮点格式的规格化表示范围。</text:p>
      <text:p text:style-name="P183"><text:span text:style-name="T234">答</text:span><text:span text:style-name="T238">：</text:span></text:p>
      <text:p text:style-name="P184"><text:span text:style-name="T234">（1）1,0000001;1.1010000 = 2</text:span><text:span text:style-name="T88">1</text:span><text:span text:style-name="T234"> × -0.01100000 = -0.11 = (-0.75)</text:span><text:span text:style-name="T64">十</text:span></text:p>
      <text:p text:style-name="P209">（2）表示范围：</text:p>
      <text:p text:style-name="P185"><text:span text:style-name="T234">最大正数</text:span><text:span text:style-name="T239">：2</text:span><text:span text:style-name="T121">127</text:span><text:span text:style-name="T239"> × (1-2</text:span><text:span text:style-name="T121">-7</text:span><text:span text:style-name="T239">)</text:span></text:p>
      <text:p text:style-name="P186"><text:span text:style-name="T234">最小正数：2</text:span><text:span text:style-name="T88">-128</text:span><text:span text:style-name="T234"> × (2</text:span><text:span text:style-name="T88">-1</text:span><text:span text:style-name="T234">) = 2</text:span><text:span text:style-name="T88">-129</text:span></text:p>
      <text:p text:style-name="P186"><text:span text:style-name="T234">最大负数：-</text:span><text:span text:style-name="T240">2</text:span><text:span text:style-name="T116">-</text:span><text:span text:style-name="T88">128</text:span><text:span text:style-name="T240">×(2</text:span><text:span text:style-name="T116">-1</text:span><text:span text:style-name="T240">+2</text:span><text:span text:style-name="T116">-</text:span><text:span text:style-name="T88">7</text:span><text:span text:style-name="T240">)</text:span></text:p>
      <text:p text:style-name="P186"><text:span text:style-name="T234">最小负数：-2</text:span><text:span text:style-name="T88">127</text:span></text:p>
      <text:p text:style-name="P210"/>
      <text:p text:style-name="P210">9. 设浮点数字长32位，其中阶码8位(含一位阶符)，尾数24位(含1位数符)，当阶码的基值分别为2和16时：</text:p>
      <text:p text:style-name="P186"><text:span text:style-name="T241">(1) </text:span><text:span text:style-name="T234">说明2和16在浮点数中如何表示。</text:span></text:p>
      <text:p text:style-name="P186"><text:span text:style-name="T241">(2) </text:span><text:span text:style-name="T234">当阶码和尾数均用补码表示，且尾数采用规格化表示时，给出两种情况下所能表示的最大正数真值和非零最小正数真值。</text:span></text:p>
      <text:p text:style-name="P210">答：</text:p>
      <text:p text:style-name="P211">（1）基值2和16是隐含约定的，在浮点数中的表示形式完全相同，阶码和尾数均用二进制表示，运算规则也基本相同。但对阶码和规格化操作时，若基值为2,则每当阶码增1或减1时，尾数相应移1位；若基值为16，当阶码增1或减1时，尾数相应移4位。</text:p>
      <text:p text:style-name="P187"><text:span text:style-name="T234">（2）基值为2，所能表示的最大正数为2</text:span><text:span text:style-name="T88">127</text:span><text:span text:style-name="T234">×(1-2</text:span><text:span text:style-name="T88">-23</text:span><text:span text:style-name="T234">)，所能表示的最小正数是2</text:span><text:span text:style-name="T88">-128</text:span><text:span text:style-name="T234">×2</text:span><text:span text:style-name="T88">-1</text:span><text:span text:style-name="T234"> = 2</text:span><text:span text:style-name="T88">-129</text:span></text:p>
      <text:p text:style-name="P187"><text:span text:style-name="T234">基值为16，所能表示的最大正数为16</text:span><text:span text:style-name="T88">127</text:span><text:span text:style-name="T234">×(1-2</text:span><text:span text:style-name="T88">-23</text:span><text:span text:style-name="T234">)，所能表示的最小正数是16</text:span><text:span text:style-name="T88">-128</text:span><text:span text:style-name="T234">×2</text:span><text:span text:style-name="T88">-4</text:span><text:span text:style-name="T234"> = 2</text:span><text:span text:style-name="T88">-129</text:span></text:p>
      <text:p text:style-name="P212"><text:soft-page-break/>11. 给定下列十六进制数，若将此数分别视为无符号数、原码、反码和移码表示，写出对应的十进制整数值(有符号数的符号位占1位)。</text:p>
      <text:p text:style-name="P212">00H，05H，7FH，80H，85H，FEH，FFH</text:p>
      <text:p text:style-name="P212">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216">十六进制数</text:p>
          </table:table-cell>
          <table:table-cell table:style-name="表格1.A1" office:value-type="string">
            <text:p text:style-name="P218">无符号数</text:p>
          </table:table-cell>
          <table:table-cell table:style-name="表格1.A1" office:value-type="string">
            <text:p text:style-name="P219">原码</text:p>
          </table:table-cell>
          <table:table-cell table:style-name="表格1.A1" office:value-type="string">
            <text:p text:style-name="P219">反码</text:p>
          </table:table-cell>
          <table:table-cell table:style-name="表格1.E1" office:value-type="string">
            <text:p text:style-name="P219">移码</text:p>
          </table:table-cell>
        </table:table-row>
        <table:table-row>
          <table:table-cell table:style-name="表格1.A2" office:value-type="string">
            <text:p text:style-name="P217">00H，0000 0000</text:p>
          </table:table-cell>
          <table:table-cell table:style-name="表格1.A2" office:value-type="string">
            <text:p text:style-name="P218">0</text:p>
          </table:table-cell>
          <table:table-cell table:style-name="表格1.A2" office:value-type="string">
            <text:p text:style-name="P218"><text:span text:style-name="T279">+</text:span>0</text:p>
          </table:table-cell>
          <table:table-cell table:style-name="表格1.A2" office:value-type="string">
            <text:p text:style-name="P218"><text:span text:style-name="T279">+</text:span>0<text:span text:style-name="T279">，-0</text:span></text:p>
          </table:table-cell>
          <table:table-cell table:style-name="表格1.E2" office:value-type="string">
            <text:p text:style-name="P219">-<text:span text:style-name="T278">128</text:span></text:p>
          </table:table-cell>
        </table:table-row>
        <table:table-row>
          <table:table-cell table:style-name="表格1.A2" office:value-type="string">
            <text:p text:style-name="P217">05H，0000 0101</text:p>
          </table:table-cell>
          <table:table-cell table:style-name="表格1.A2" office:value-type="string">
            <text:p text:style-name="P220">5</text:p>
          </table:table-cell>
          <table:table-cell table:style-name="表格1.A2" office:value-type="string">
            <text:p text:style-name="P220"><text:span text:style-name="T279">+</text:span>5</text:p>
          </table:table-cell>
          <table:table-cell table:style-name="表格1.A2" office:value-type="string">
            <text:p text:style-name="P220"><text:span text:style-name="T279">+</text:span>5</text:p>
          </table:table-cell>
          <table:table-cell table:style-name="表格1.E2" office:value-type="string">
            <text:p text:style-name="P220">-123</text:p>
          </table:table-cell>
        </table:table-row>
        <table:table-row>
          <table:table-cell table:style-name="表格1.A2" office:value-type="string">
            <text:p text:style-name="P217">7FH，0111 1111</text:p>
          </table:table-cell>
          <table:table-cell table:style-name="表格1.A2" office:value-type="string">
            <text:p text:style-name="P220">127</text:p>
          </table:table-cell>
          <table:table-cell table:style-name="表格1.A2" office:value-type="string">
            <text:p text:style-name="P220"><text:span text:style-name="T279">+</text:span>127</text:p>
          </table:table-cell>
          <table:table-cell table:style-name="表格1.A2" office:value-type="string">
            <text:p text:style-name="P220"><text:span text:style-name="T279">+</text:span>127</text:p>
          </table:table-cell>
          <table:table-cell table:style-name="表格1.E2" office:value-type="string">
            <text:p text:style-name="P219">-<text:span text:style-name="T278">1</text:span></text:p>
          </table:table-cell>
        </table:table-row>
        <table:table-row>
          <table:table-cell table:style-name="表格1.A2" office:value-type="string">
            <text:p text:style-name="P217">80H，1000 0000</text:p>
          </table:table-cell>
          <table:table-cell table:style-name="表格1.A2" office:value-type="string">
            <text:p text:style-name="P220">128</text:p>
          </table:table-cell>
          <table:table-cell table:style-name="表格1.A2" office:value-type="string">
            <text:p text:style-name="P219">-<text:span text:style-name="T278">0</text:span></text:p>
          </table:table-cell>
          <table:table-cell table:style-name="表格1.A2" office:value-type="string">
            <text:p text:style-name="P219">-<text:span text:style-name="T279">128</text:span></text:p>
          </table:table-cell>
          <table:table-cell table:style-name="表格1.E2" office:value-type="string">
            <text:p text:style-name="P220"><text:span text:style-name="T279">+</text:span>0<text:span text:style-name="T279">，-0</text:span></text:p>
          </table:table-cell>
        </table:table-row>
        <table:table-row>
          <table:table-cell table:style-name="表格1.A2" office:value-type="string">
            <text:p text:style-name="P217">85H，1000 0101</text:p>
          </table:table-cell>
          <table:table-cell table:style-name="表格1.A2" office:value-type="string">
            <text:p text:style-name="P220">133</text:p>
          </table:table-cell>
          <table:table-cell table:style-name="表格1.A2" office:value-type="string">
            <text:p text:style-name="P219">-<text:span text:style-name="T278">5</text:span></text:p>
          </table:table-cell>
          <table:table-cell table:style-name="表格1.A2" office:value-type="string">
            <text:p text:style-name="P219">-<text:span text:style-name="T278">123</text:span></text:p>
          </table:table-cell>
          <table:table-cell table:style-name="表格1.E2" office:value-type="string">
            <text:p text:style-name="P220"><text:span text:style-name="T279">+</text:span>5</text:p>
          </table:table-cell>
        </table:table-row>
        <table:table-row>
          <table:table-cell table:style-name="表格1.A2" office:value-type="string">
            <text:p text:style-name="P216">FEH<text:span text:style-name="T277">，1111 1110</text:span></text:p>
          </table:table-cell>
          <table:table-cell table:style-name="表格1.A2" office:value-type="string">
            <text:p text:style-name="P220">254</text:p>
          </table:table-cell>
          <table:table-cell table:style-name="表格1.A2" office:value-type="string">
            <text:p text:style-name="P219">-<text:span text:style-name="T278">126</text:span></text:p>
          </table:table-cell>
          <table:table-cell table:style-name="表格1.A2" office:value-type="string">
            <text:p text:style-name="P219">-<text:span text:style-name="T278">2</text:span></text:p>
          </table:table-cell>
          <table:table-cell table:style-name="表格1.E2" office:value-type="string">
            <text:p text:style-name="P220"><text:span text:style-name="T279">+</text:span>126</text:p>
          </table:table-cell>
        </table:table-row>
        <table:table-row>
          <table:table-cell table:style-name="表格1.A2" office:value-type="string">
            <text:p text:style-name="P216">FFH<text:span text:style-name="T277">，1111 1111</text:span></text:p>
          </table:table-cell>
          <table:table-cell table:style-name="表格1.A2" office:value-type="string">
            <text:p text:style-name="P220">255</text:p>
          </table:table-cell>
          <table:table-cell table:style-name="表格1.A2" office:value-type="string">
            <text:p text:style-name="P219">-<text:span text:style-name="T278">127</text:span></text:p>
          </table:table-cell>
          <table:table-cell table:style-name="表格1.A2" office:value-type="string">
            <text:p text:style-name="P219">-<text:span text:style-name="T278">1</text:span></text:p>
          </table:table-cell>
          <table:table-cell table:style-name="表格1.E2" office:value-type="string">
            <text:p text:style-name="P220"><text:span text:style-name="T279">+</text:span>127</text:p>
          </table:table-cell>
        </table:table-row>
      </table:table>
      <text:p text:style-name="P212"/>
      <text:p text:style-name="P212"/>
      <text:p text:style-name="P188"><text:span text:style-name="T234">13. 已知[y]</text:span><text:span text:style-name="T64">补</text:span><text:span text:style-name="T234"> = y</text:span><text:span text:style-name="T64">0</text:span><text:span text:style-name="T234">.y</text:span><text:span text:style-name="T64">1</text:span><text:span text:style-name="T234">y</text:span><text:span text:style-name="T64">2</text:span><text:span text:style-name="T234">...y</text:span><text:span text:style-name="T64">n</text:span><text:span text:style-name="T234">，求[-y]</text:span><text:span text:style-name="T64">补</text:span><text:span text:style-name="T234">。</text:span></text:p>
      <text:p text:style-name="P191"><text:span text:style-name="T234">答</text:span><text:span text:style-name="T242">：写不清楚，看笔记本。</text:span></text:p>
      <text:p text:style-name="P213"/>
      <text:p text:style-name="P213"/>
      <text:p text:style-name="P188"><text:span text:style-name="T234">14. 若[x]</text:span><text:span text:style-name="T64">补</text:span><text:span text:style-name="T234"> &gt; [y]</text:span><text:span text:style-name="T64">补</text:span><text:span text:style-name="T234">，是否有x&gt;y？</text:span></text:p>
      <text:p text:style-name="P214">答：不一定成立。</text:p>
      <text:p text:style-name="P214">x、y为正时，若<text:span text:style-name="T279">[x]</text:span><text:span text:style-name="T85">补</text:span><text:span text:style-name="T279"> &gt; [y]</text:span><text:span text:style-name="T85">补</text:span><text:span text:style-name="T279">，则x</text:span>&gt;y成立</text:p>
      <text:p text:style-name="P214">x为正y为负时，<text:span text:style-name="T279">若[x]</text:span><text:span text:style-name="T85">补</text:span><text:span text:style-name="T279"> &gt; [y]</text:span><text:span text:style-name="T85">补</text:span><text:span text:style-name="T279">，不管怎样，一定有x&gt;y成立</text:span></text:p>
      <text:p text:style-name="P214">x为负y为正时，<text:span text:style-name="T279">若[x]</text:span><text:span text:style-name="T85">补</text:span><text:span text:style-name="T279"> &gt; [y]</text:span><text:span text:style-name="T85">补</text:span><text:span text:style-name="T279">，依然有x&lt;y，假设不成立</text:span></text:p>
      <text:p text:style-name="P214">x、y为负时，若<text:span text:style-name="T279">[x]</text:span><text:span text:style-name="T85">补</text:span><text:span text:style-name="T279"> &gt; [y]</text:span><text:span text:style-name="T85">补</text:span><text:span text:style-name="T279">，则x</text:span>&gt;y成立</text:p>
      <text:p text:style-name="P214"/>
      <text:p text:style-name="P214"/>
      <text:p text:style-name="P188"><text:span text:style-name="T234">1</text:span><text:span text:style-name="T243">9. 设浮点数字长16位，其中阶码5位</text:span><text:span text:style-name="T244">(含1位阶符)，尾数11位(含1位数符)，写出(-29/1024)</text:span><text:span text:style-name="T86">十</text:span><text:span text:style-name="T244">对应的浮点规格化数的原码、补码、反码和阶码用移码</text:span><text:span text:style-name="T245">，</text:span><text:span text:style-name="T244">尾数用补码表示的形式。</text:span></text:p>
      <text:p text:style-name="P189"><text:span text:style-name="T244">(-29/1024)</text:span><text:span text:style-name="T86">十</text:span><text:span text:style-name="T244"> <text:s/>= -0.0000011101</text:span></text:p>
      <text:p text:style-name="P190"><text:span text:style-name="T244">原码</text:span><text:span text:style-name="T245">：2</text:span><text:span text:style-name="T122">-5</text:span><text:span text:style-name="T245">×1.11101，即1.0101;1.1110100000</text:span></text:p>
      <text:p text:style-name="P190"><text:span text:style-name="T244">补码</text:span><text:span text:style-name="T245">：2</text:span><text:span text:style-name="T122">-5</text:span><text:span text:style-name="T245">×1.11101，即1,1011;1.0001100000</text:span></text:p>
      <text:p text:style-name="P190"><text:span text:style-name="T245">反</text:span><text:span text:style-name="T244">码</text:span><text:span text:style-name="T245">：2</text:span><text:span text:style-name="T122">-5</text:span><text:span text:style-name="T245">×1.11101，即1,1010;1.00010</text:span><text:span text:style-name="T246">11111</text:span></text:p>
      <text:p text:style-name="P221">阶码用移码，尾数用补码：0,1011;1.0001100000</text:p>
      <text:p text:style-name="P221"/>
      <text:p text:style-name="P221"/>
      <text:p text:style-name="P192"><text:span text:style-name="T245">2</text:span><text:span text:style-name="T234">1. 如何判断一个七位二进制整数A = a</text:span><text:span text:style-name="T64">1</text:span><text:span text:style-name="T234">a</text:span><text:span text:style-name="T64">2</text:span><text:span text:style-name="T234">a</text:span><text:span text:style-name="T64">3</text:span><text:span text:style-name="T234">a</text:span><text:span text:style-name="T64">4</text:span><text:span text:style-name="T234">a</text:span><text:span text:style-name="T64">5</text:span><text:span text:style-name="T234">a</text:span><text:span text:style-name="T64">6</text:span><text:span text:style-name="T234">a</text:span><text:span text:style-name="T64">7</text:span><text:span text:style-name="T234">是否是4的倍数？</text:span></text:p>
      <text:p text:style-name="P192"><text:span text:style-name="T234">答：最后两位，即a</text:span><text:span text:style-name="T64">6</text:span><text:span text:style-name="T234">、a</text:span><text:span text:style-name="T64">7</text:span><text:span text:style-name="T234"> 为0时，A是4的倍数。</text:span></text:p>
      <text:p text:style-name="P222"/>
      <text:p text:style-name="P222"/>
      <text:p text:style-name="P222">22. 简述算术移位和逻辑移位的区别，举例说明。</text:p>
      <text:p text:style-name="P192"><text:span text:style-name="T234">答</text:span><text:span text:style-name="T247">：算术移位时</text:span><text:span text:style-name="T248">，符号位(最高位)不变，左移时最高数值位移丢，右移时最低数值位移丢，移位时出现的空位根据不同机器数的移位规则确定添0或1。</text:span></text:p>
      <text:p text:style-name="P223">逻辑移位时，没有符号位，左移时最高位移丢，低位补0；右移时最低位移丢，高位补0。</text:p>
      <text:p text:style-name="P223">例如，10110011，逻辑左移一位得01100110，算术左移一位得11100110，结果不同。</text:p>
      <text:p text:style-name="P222"/>
      <text:p text:style-name="P224"><text:soft-page-break/>23. 讨论三种机器数在算术左移或右移时，对结果的影响(指出何时正确，何时有误)。</text:p>
      <text:p text:style-name="P193"><text:span text:style-name="T234">答</text:span><text:span text:style-name="T248">：当真值为正时，左移或右移</text:span><text:span text:style-name="T249">，符号位不变，左移时最高位丢1，结果出错，右移时最低位丢1，出现误差。</text:span></text:p>
      <text:p text:style-name="P196"><text:span text:style-name="T234">当真值为负时，原码移位时，符号位不变，</text:span><text:span text:style-name="T249">左移时最高位丢1，结果出错，右移时最低位丢1，出现误差。</text:span></text:p>
      <text:p text:style-name="P194"><text:span text:style-name="T234">补码移位时</text:span><text:span text:style-name="T250">，符号位不变，左移时</text:span><text:span text:style-name="T249">最高位丢</text:span><text:span text:style-name="T250">0</text:span><text:span text:style-name="T249">，结果出错，右移时最低位丢1，出现误差。</text:span></text:p>
      <text:p text:style-name="P194"><text:span text:style-name="T249">反码移位时</text:span><text:span text:style-name="T250">，符号位不变，左移时</text:span><text:span text:style-name="T249">最高位丢</text:span><text:span text:style-name="T250">0</text:span><text:span text:style-name="T249">，结果出错，右移时最低位丢</text:span><text:span text:style-name="T250">0</text:span><text:span text:style-name="T249">，出现误差。</text:span></text:p>
      <text:p text:style-name="P224"/>
      <text:p text:style-name="P224">24. 在定点机中采用单符号位，如何判断补码加减法是否溢出，有几种方案？</text:p>
      <text:p text:style-name="P193"><text:span text:style-name="T234">答</text:span><text:span text:style-name="T251">：两种方案。</text:span></text:p>
      <text:p text:style-name="P226">（1）参加运算的两个操作数(减法时减数需连同符号位在内每位取反，末位加1)符号相同，结果的符号位与原操作数的符号位不同，则为溢出。</text:p>
      <text:p text:style-name="P197"><text:span text:style-name="T234">（2）求和时最高位进位与次高位进位异或结果为1时，则为溢出</text:span><text:span text:style-name="T252">。</text:span></text:p>
      <text:p text:style-name="P224"/>
      <text:p text:style-name="P225">25. 在浮点机中如何判断溢出？</text:p>
      <text:p text:style-name="P195"><text:span text:style-name="T234">答</text:span><text:span text:style-name="T251">：浮点机中根据阶码来判断溢出</text:span><text:span text:style-name="T252">，当阶码大于最大正阶码时，视为溢出。阶码小于最小负阶码时，按机器零处理。</text:span></text:p>
      <text:p text:style-name="P227"/>
      <text:p text:style-name="P198"><text:span text:style-name="T252">2</text:span><text:span text:style-name="T234">6.补码一位乘法中，部分积为什么采用双符号位？</text:span></text:p>
      <text:p text:style-name="P198"><text:span text:style-name="T234">答</text:span><text:span text:style-name="T254">：补码一位乘是由重复加和移位操作实现的，移位时按补码右移规则进行。以小数乘法为例</text:span><text:span text:style-name="T255">，由于乘法过程中相加结果可能大于1，即小数点前面第一位为数值，占去了符号位的位置，若采用一位符号位，则原符号位被破坏，移位时会出错。所以采用双符号位，最高位代表真正的符号，就可避免移位时会出错的现象。</text:span></text:p>
      <text:p text:style-name="P228"/>
      <text:p text:style-name="P198"><text:span text:style-name="T234">27. 补码两位乘法中</text:span><text:span text:style-name="T253">，部分积需采用几位符号位，为什么？</text:span></text:p>
      <text:p text:style-name="P198"><text:span text:style-name="T253">答</text:span><text:span text:style-name="T256">：需采用三位符号位。</text:span></text:p>
      <text:p text:style-name="P198"><text:span text:style-name="T256">以小数乘法为例</text:span><text:span text:style-name="T257">，乘法过程中相加结果可能大于2，占去小数点前面的两个位置，所以需采用三位符号位</text:span><text:span text:style-name="T258">，最高位代表真正的符号，就可以根据该位的状态进行移位，结果不会出错。</text:span></text:p>
      <text:p text:style-name="P198"/>
      <text:p text:style-name="P229">28. 在原码两位乘法形成部分积的过程中，参加运算的数是否为原码，为什么？</text:p>
      <text:p text:style-name="P199"><text:span text:style-name="T234">答</text:span><text:span text:style-name="T259">：不是原码。</text:span></text:p>
      <text:p text:style-name="P230">因为由原码两位乘的运算规则得出，符号位的运算和数值部分的运算是分开进行的，而数值部分的运算是绝对值参加运算。但由于由两位乘的运算规则得出，运算过程中可能出现减1倍被乘数的绝对值操作(记为减被乘数*)，计算机中减法用加法代替，即需作加[-被乘数*]补的操作，故数值运算时，参加运算的数实际是绝对值的补码而不是原码。<text:tab/><text:tab/><text:tab/><text:tab/><text:tab/><text:tab/><text:tab/><text:tab/><text:tab/><text:tab/><text:tab/><text:tab/><text:tab/></text:p>
      <text:p text:style-name="P229"/>
      <text:p text:style-name="P229">29</text:p>
      <text:p text:style-name="P2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CJK KR Regular" svg:font-family="'Noto Sans CJK KR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44:55.260116766</meta:creation-date>
    <dc:date>2018-02-12T00:03:12.070911411</dc:date>
    <meta:editing-duration>P2DT15H34M49S</meta:editing-duration>
    <meta:editing-cycles>193</meta:editing-cycles>
    <meta:generator>LibreOffice/5.1.6.2$Linux_x86 LibreOffice_project/10m0$Build-2</meta:generator>
    <meta:document-statistic meta:table-count="1" meta:image-count="1" meta:object-count="0" meta:page-count="16" meta:paragraph-count="489" meta:word-count="15680" meta:character-count="20668" meta:non-whitespace-character-count="19934"/>
  </office:meta>
</office:document-meta>
</file>